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"/>
  <manifest:file-entry manifest:full-path="ObjectReplacements/Object 208" manifest:media-type="application/x-openoffice-gdimetafile;windows_formatname=&quot;GDIMetaFile&quot;"/>
  <manifest:file-entry manifest:full-path="ObjectReplacements/Object 142" manifest:media-type="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Pictures/200000070000619200004E8D54212545125EBABB.svm" manifest:media-type=""/>
  <manifest:file-entry manifest:full-path="Pictures/2000000700003ED800003B8916AC1D9ABE6D85DA.svm" manifest:media-type=""/>
  <manifest:file-entry manifest:full-path="Pictures/2000000700004D2C00002E4F13DD19675769806E.svm" manifest:media-type=""/>
  <manifest:file-entry manifest:full-path="Pictures/200018D60000678F00002F58735114C18D436A96.svm" manifest:media-type=""/>
  <manifest:file-entry manifest:full-path="Pictures/2000000700005223000037AD629E5957CC32DBD9.svm" manifest:media-type=""/>
  <manifest:file-entry manifest:full-path="Pictures/20000007000021E70000299F1ED571B79193D1FE.svm" manifest:media-type=""/>
  <manifest:file-entry manifest:full-path="Pictures/2000000700002B0000003606BB097E17D3051735.svm" manifest:media-type=""/>
  <manifest:file-entry manifest:full-path="Pictures/20000007000030C900003BD04332362F5FF537FD.svm" manifest:media-type=""/>
  <manifest:file-entry manifest:full-path="Pictures/20000007000022BB000029E6641EF55F499C359E.svm" manifest:media-type=""/>
  <manifest:file-entry manifest:full-path="Pictures/2000000700002697000037ADB72BB9C042638284.svm" manifest:media-type=""/>
  <manifest:file-entry manifest:full-path="Pictures/2000000700006F94000038E3956FE88D11AB24B6.svm" manifest:media-type=""/>
  <manifest:file-entry manifest:full-path="Pictures/200000070000445B00003D776938FDFE447D3F49.svm" manifest:media-type=""/>
  <manifest:file-entry manifest:full-path="Pictures/20000007000032FE00002B46CF3EFAFB90BE7E02.svm" manifest:media-type=""/>
  <manifest:file-entry manifest:full-path="Pictures/200000070000211400002697D3A2D3FE6C820238.svm" manifest:media-type=""/>
  <manifest:file-entry manifest:full-path="Pictures/2000000700006077000044A27E7E31785475031D.svm" manifest:media-type=""/>
  <manifest:file-entry manifest:full-path="Pictures/20000007000090F9000016E13AFE6DB483935225.svm" manifest:media-type="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09cm" fo:margin-left="0cm" fo:margin-right="-0.009cm" table:align="margins"/>
    </style:style>
    <style:style style:name="Tableau3.A" style:family="table-column">
      <style:table-column-properties style:column-width="2.566cm" style:rel-column-width="9888*"/>
    </style:style>
    <style:style style:name="Tableau3.B" style:family="table-column">
      <style:table-column-properties style:column-width="3.611cm" style:rel-column-width="13911*"/>
    </style:style>
    <style:style style:name="Tableau3.E" style:family="table-column">
      <style:table-column-properties style:column-width="3.611cm" style:rel-column-width="13914*"/>
    </style:style>
    <style:style style:name="Tableau3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3.417cm" table:align="margins" style:may-break-between-rows="false"/>
    </style:style>
    <style:style style:name="Tableau4.A" style:family="table-column">
      <style:table-column-properties style:column-width="0.859cm" style:rel-column-width="16476*"/>
    </style:style>
    <style:style style:name="Tableau4.B" style:family="table-column">
      <style:table-column-properties style:column-width="0.654cm" style:rel-column-width="12552*"/>
    </style:style>
    <style:style style:name="Tableau4.C" style:family="table-column">
      <style:table-column-properties style:column-width="1.222cm" style:rel-column-width="23446*"/>
    </style:style>
    <style:style style:name="Tableau4.D" style:family="table-column">
      <style:table-column-properties style:column-width="0.681cm" style:rel-column-width="13061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2" style:family="table-row">
      <style:table-row-properties style:row-height="1.6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5" style:family="table">
      <style:table-properties style:width="3.413cm" table:align="left" style:may-break-between-rows="false"/>
    </style:style>
    <style:style style:name="Tableau5.A" style:family="table-column">
      <style:table-column-properties style:column-width="0.9cm"/>
    </style:style>
    <style:style style:name="Tableau5.B" style:family="table-column">
      <style:table-column-properties style:column-width="0.741cm"/>
    </style:style>
    <style:style style:name="Tableau5.C" style:family="table-column">
      <style:table-column-properties style:column-width="1.032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5.2" style:family="table-row">
      <style:table-row-properties style:row-height="1.6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5.D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6" style:family="table">
      <style:table-properties style:width="3.466cm" fo:margin-left="0cm" fo:margin-right="-0.049cm" table:align="margins" style:may-break-between-rows="false"/>
    </style:style>
    <style:style style:name="Tableau6.A" style:family="table-column">
      <style:table-column-properties style:column-width="0.695cm" style:rel-column-width="13140*"/>
    </style:style>
    <style:style style:name="Tableau6.B" style:family="table-column">
      <style:table-column-properties style:column-width="0.575cm" style:rel-column-width="10872*"/>
    </style:style>
    <style:style style:name="Tableau6.C" style:family="table-column">
      <style:table-column-properties style:column-width="0.609cm" style:rel-column-width="11506*"/>
    </style:style>
    <style:style style:name="Tableau6.D" style:family="table-column">
      <style:table-column-properties style:column-width="0.291cm" style:rel-column-width="5502*"/>
    </style:style>
    <style:style style:name="Tableau6.E" style:family="table-column">
      <style:table-column-properties style:column-width="0.635cm" style:rel-column-width="12006*"/>
    </style:style>
    <style:style style:name="Tableau6.F" style:family="table-column">
      <style:table-column-properties style:column-width="0.661cm" style:rel-column-width="12509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2" style:family="table-row">
      <style:table-row-properties style:row-height="1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6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7" style:family="table">
      <style:table-properties style:width="3.418cm" table:align="margins" style:may-break-between-rows="false"/>
    </style:style>
    <style:style style:name="Tableau7.A" style:family="table-column">
      <style:table-column-properties style:column-width="0.741cm" style:rel-column-width="14202*"/>
    </style:style>
    <style:style style:name="Tableau7.B" style:family="table-column">
      <style:table-column-properties style:column-width="0.55cm" style:rel-column-width="10550*"/>
    </style:style>
    <style:style style:name="Tableau7.C" style:family="table-column">
      <style:table-column-properties style:column-width="0.224cm" style:rel-column-width="4294*"/>
    </style:style>
    <style:style style:name="Tableau7.D" style:family="table-column">
      <style:table-column-properties style:column-width="0.506cm" style:rel-column-width="9705*"/>
    </style:style>
    <style:style style:name="Tableau7.E" style:family="table-column">
      <style:table-column-properties style:column-width="0.554cm" style:rel-column-width="10618*"/>
    </style:style>
    <style:style style:name="Tableau7.F" style:family="table-column">
      <style:table-column-properties style:column-width="0.256cm" style:rel-column-width="4903*"/>
    </style:style>
    <style:style style:name="Tableau7.G" style:family="table-column">
      <style:table-column-properties style:column-width="0.587cm" style:rel-column-width="11263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7.F1" style:family="table-cell">
      <style:table-cell-properties fo:padding="0.097cm" fo:border-left="none" fo:border-right="none" fo:border-top="0.05pt solid #000000" fo:border-bottom="0.05pt solid #000000"/>
    </style:style>
    <style:style style:name="Tableau7.G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7.2" style:family="table-row">
      <style:table-row-properties style:row-height="1.6cm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D2" style:family="table-cell">
      <style:table-cell-properties style:vertical-align="bottom" style:border-line-width-right="0.106cm 0.106cm 0.106cm" fo:padding="0.097cm" fo:border-left="none" fo:border-right="9pt double #000000" fo:border-top="0.05pt solid #000000" fo:border-bottom="0.05pt solid #000000"/>
    </style:style>
    <style:style style:name="Tableau7.E2" style:family="table-cell">
      <style:table-cell-properties style:vertical-align="top" fo:padding="0.097cm" fo:border-left="none" fo:border-right="none" fo:border-top="0.05pt solid #000000" fo:border-bottom="0.05pt solid #000000"/>
    </style:style>
    <style:style style:name="Tableau7.G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8" style:family="table">
      <style:table-properties style:width="9.208cm" table:align="left" style:may-break-between-rows="false"/>
    </style:style>
    <style:style style:name="Tableau8.A" style:family="table-column">
      <style:table-column-properties style:column-width="0.859cm"/>
    </style:style>
    <style:style style:name="Tableau8.B" style:family="table-column">
      <style:table-column-properties style:column-width="0.443cm"/>
    </style:style>
    <style:style style:name="Tableau8.C" style:family="table-column">
      <style:table-column-properties style:column-width="6.927cm"/>
    </style:style>
    <style:style style:name="Tableau8.D" style:family="table-column">
      <style:table-column-properties style:column-width="0.979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none" fo:border-right="none" fo:border-top="0.05pt solid #000000" fo:border-bottom="0.05pt solid #000000"/>
    </style:style>
    <style:style style:name="Tableau8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8.2" style:family="table-row">
      <style:table-row-properties style:row-height="1.6cm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9" style:family="table">
      <style:table-properties style:width="9.234cm" table:align="left" style:may-break-between-rows="false"/>
    </style:style>
    <style:style style:name="Tableau9.A" style:family="table-column">
      <style:table-column-properties style:column-width="0.859cm"/>
    </style:style>
    <style:style style:name="Tableau9.B" style:family="table-column">
      <style:table-column-properties style:column-width="1.219cm"/>
    </style:style>
    <style:style style:name="Tableau9.C" style:family="table-column">
      <style:table-column-properties style:column-width="2.526cm"/>
    </style:style>
    <style:style style:name="Tableau9.D" style:family="table-column">
      <style:table-column-properties style:column-width="0.635cm"/>
    </style:style>
    <style:style style:name="Tableau9.E" style:family="table-column">
      <style:table-column-properties style:column-width="2.566cm"/>
    </style:style>
    <style:style style:name="Tableau9.F" style:family="table-column">
      <style:table-column-properties style:column-width="1.429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2" style:family="table-row">
      <style:table-row-properties style:row-height="1.6cm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9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9.869cm" style:rel-column-width="38016*"/>
    </style:style>
    <style:style style:name="Tableau10.B" style:family="table-column">
      <style:table-column-properties style:column-width="7.144cm" style:rel-column-width="27519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9.578cm" style:rel-column-width="36895*"/>
    </style:style>
    <style:style style:name="Tableau11.B" style:family="table-column">
      <style:table-column-properties style:column-width="7.435cm" style:rel-column-width="28640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7.752cm" table:align="left" style:may-break-between-rows="false"/>
    </style:style>
    <style:style style:name="Tableau13.A" style:family="table-column">
      <style:table-column-properties style:column-width="2.593cm"/>
    </style:style>
    <style:style style:name="Tableau13.B" style:family="table-column">
      <style:table-column-properties style:column-width="0.476cm"/>
    </style:style>
    <style:style style:name="Tableau13.C" style:family="table-column">
      <style:table-column-properties style:column-width="1.588cm"/>
    </style:style>
    <style:style style:name="Tableau13.D" style:family="table-column">
      <style:table-column-properties style:column-width="0.45cm"/>
    </style:style>
    <style:style style:name="Tableau13.E" style:family="table-column">
      <style:table-column-properties style:column-width="1.773cm"/>
    </style:style>
    <style:style style:name="Tableau13.F" style:family="table-column">
      <style:table-column-properties style:column-width="0.873cm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-left="none" fo:border-right="none" fo:border-top="0.05pt solid #000000" fo:border-bottom="0.05pt solid #000000"/>
    </style:style>
    <style:style style:name="Tableau1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3.E1" style:family="table-cell">
      <style:table-cell-properties fo:padding="0.097cm" fo:border-left="none" fo:border-right="none" fo:border-top="0.05pt solid #000000" fo:border-bottom="0.05pt solid #000000"/>
    </style:style>
    <style:style style:name="Tableau13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F2" style:family="table-cell">
      <style:table-cell-properties fo:padding="0.097cm" fo:border-left="none" fo:border-right="0.05pt solid #000000" fo:border-top="none" fo:border-bottom="0.05pt solid #000000"/>
    </style:style>
    <style:style style:name="Tableau13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.F3" style:family="table-cell">
      <style:table-cell-properties fo:padding="0.097cm" fo:border-left="none" fo:border-right="0.05pt solid #000000" fo:border-top="none" fo:border-bottom="0.05pt solid #000000"/>
    </style:style>
    <style:style style:name="Tableau13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.F4" style:family="table-cell">
      <style:table-cell-properties fo:padding="0.097cm" fo:border-left="none" fo:border-right="0.05pt solid #000000" fo:border-top="none" fo:border-bottom="0.05pt solid #000000"/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8.52cm" style:rel-column-width="32818*"/>
    </style:style>
    <style:style style:name="Tableau14.B" style:family="table-column">
      <style:table-column-properties style:column-width="8.493cm" style:rel-column-width="32717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7.013cm" fo:margin-left="0cm" fo:margin-right="-0.012cm" table:align="margins"/>
    </style:style>
    <style:style style:name="Tableau15.A" style:family="table-column">
      <style:table-column-properties style:column-width="9.419cm" style:rel-column-width="36283*"/>
    </style:style>
    <style:style style:name="Tableau15.B" style:family="table-column">
      <style:table-column-properties style:column-width="7.594cm" style:rel-column-width="29252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.013cm" fo:margin-left="0cm" fo:margin-right="-0.012cm" table:align="margins"/>
    </style:style>
    <style:style style:name="Tableau16.A" style:family="table-column">
      <style:table-column-properties style:column-width="9.128cm" style:rel-column-width="35162*"/>
    </style:style>
    <style:style style:name="Tableau16.B" style:family="table-column">
      <style:table-column-properties style:column-width="7.885cm" style:rel-column-width="30373*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5.667cm" style:rel-column-width="21845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Times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fo:font-size="10.5pt" style:font-size-asian="10.5pt" style:font-size-complex="10.5pt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style:font-name="OpenSymbol1"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style:font-name="OpenSymbol1" fo:font-style="normal" fo:font-weight="normal" style:font-name-asian="OpenSymbol1" style:font-name-complex="OpenSymbol1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/>
    </style:style>
    <style:style style:name="P17" style:family="paragraph" style:parent-style-name="Standard">
      <style:text-properties fo:font-style="normal" style:font-style-asian="normal" style:font-style-complex="normal"/>
    </style:style>
    <style:style style:name="P18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text-properties style:font-name="Times New Roman" fo:font-style="normal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21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/>
      <style:text-properties style:font-name="Times New Roman" fo:font-style="normal" style:font-style-asian="normal" style:font-style-complex="normal"/>
    </style:style>
    <style:style style:name="P22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style:font-name="Times New Roman" fo:font-style="normal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tyle="italic" style:font-style-asian="italic" style:font-style-complex="italic"/>
    </style:style>
    <style:style style:name="P2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9pt" fo:font-style="itali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5" style:family="paragraph" style:parent-style-name="Table_20_Contents">
      <style:text-properties fo:font-size="10.5pt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OpenSymbol1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tyle="italic"/>
    </style:style>
    <style:style style:name="P40" style:family="paragraph" style:parent-style-name="Table_20_Contents">
      <style:text-properties fo:font-size="6pt" style:font-size-asian="6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42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44" style:family="paragraph" style:parent-style-name="Table_20_Heading">
      <style:paragraph-properties fo:text-align="center" style:justify-single-word="false"/>
      <style:text-properties fo:font-size="8pt" fo:font-style="normal" fo:font-weight="normal" style:font-size-asian="8pt" style:font-size-complex="8pt"/>
    </style:style>
    <style:style style:name="P45" style:family="paragraph" style:parent-style-name="Table_20_Heading">
      <style:text-properties fo:font-size="8pt" style:font-size-asian="8pt" style:font-size-complex="8pt"/>
    </style:style>
    <style:style style:name="P46" style:family="paragraph" style:parent-style-name="Table_20_Heading">
      <style:paragraph-properties fo:text-align="center" style:justify-single-word="false"/>
      <style:text-properties fo:font-size="8pt" style:font-size-asian="8pt" style:font-size-complex="8pt"/>
    </style:style>
    <style:style style:name="P47" style:family="paragraph" style:parent-style-name="Table_20_Heading">
      <style:paragraph-properties fo:text-align="center" style:justify-single-word="false"/>
      <style:text-properties fo:font-size="9pt" fo:font-style="italic" fo:font-weight="normal" style:font-size-asian="9pt" style:font-size-complex="9pt"/>
    </style:style>
    <style:style style:name="P48" style:family="paragraph" style:parent-style-name="Table_20_Heading">
      <style:paragraph-properties fo:text-align="center" style:justify-single-word="false"/>
      <style:text-properties fo:font-size="7pt" fo:font-style="normal" fo:font-weight="normal" style:font-size-asian="7pt" style:font-size-complex="7pt"/>
    </style:style>
    <style:style style:name="P49" style:family="paragraph" style:parent-style-name="Table_20_Heading">
      <style:text-properties fo:font-size="7pt" style:font-size-asian="7pt" style:font-size-complex="7pt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52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53" style:family="paragraph" style:parent-style-name="Table_20_Heading">
      <style:paragraph-properties fo:text-align="start" style:justify-single-word="false"/>
      <style:text-properties fo:font-size="6pt" fo:font-style="normal" fo:font-weight="normal" style:font-size-asian="6pt" style:font-size-complex="6pt"/>
    </style:style>
    <style:style style:name="P54" style:family="paragraph" style:parent-style-name="Table_20_Heading">
      <style:paragraph-properties fo:text-align="end" style:justify-single-word="false"/>
      <style:text-properties fo:font-size="6pt" fo:font-style="normal" fo:font-weight="normal" style:font-size-asian="6pt" style:font-size-complex="6pt"/>
    </style:style>
    <style:style style:name="P55" style:family="paragraph" style:parent-style-name="Standard">
      <style:paragraph-properties fo:margin-left="1.251cm" fo:margin-right="0cm" fo:text-indent="0cm" style:auto-text-indent="false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 style:list-style-name="L2"/>
    <style:style style:name="P58" style:family="paragraph" style:parent-style-name="Standard" style:list-style-name="L3"/>
    <style:style style:name="P59" style:family="paragraph" style:parent-style-name="Standard" style:list-style-name="L4"/>
    <style:style style:name="P60" style:family="paragraph" style:parent-style-name="Standard">
      <style:paragraph-properties fo:text-align="start" style:justify-single-word="false"/>
    </style:style>
    <style:style style:name="P61" style:family="paragraph" style:parent-style-name="Standard" style:list-style-name="L13">
      <style:paragraph-properties fo:text-align="start" style:justify-single-word="false"/>
    </style:style>
    <style:style style:name="P62" style:family="paragraph" style:parent-style-name="Standard" style:list-style-name="L15">
      <loext:graphic-properties draw:fill="solid" draw:fill-color="#e6e6e6" draw:opacity="100%"/>
      <style:paragraph-properties fo:text-align="start" style:justify-single-word="false" fo:background-color="#e6e6e6"/>
    </style:style>
    <style:style style:name="P63" style:family="paragraph" style:parent-style-name="Standard" style:list-style-name="L16">
      <loext:graphic-properties draw:fill="solid" draw:fill-color="#e6e6e6" draw:opacity="100%"/>
      <style:paragraph-properties fo:text-align="start" style:justify-single-word="false" fo:background-color="#e6e6e6"/>
    </style:style>
    <style:style style:name="P64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65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6" style:family="paragraph" style:parent-style-name="Standard" style:list-style-name="L9"/>
    <style:style style:name="P67" style:family="paragraph" style:parent-style-name="Standard" style:list-style-name="L10"/>
    <style:style style:name="P68" style:family="paragraph" style:parent-style-name="Standard" style:list-style-name="L11"/>
    <style:style style:name="P69" style:family="paragraph" style:parent-style-name="Standard" style:list-style-name="L14">
      <loext:graphic-properties draw:fill="solid" draw:fill-color="#e6e6e6" draw:opacity="100%"/>
      <style:paragraph-properties fo:background-color="#e6e6e6"/>
    </style:style>
    <style:style style:name="P70" style:family="paragraph" style:parent-style-name="Standard">
      <style:text-properties fo:font-style="italic" style:text-underline-style="none" style:font-style-asian="italic" style:font-style-complex="italic"/>
    </style:style>
    <style:style style:name="P7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2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>
      <loext:graphic-properties draw:fill="solid" draw:fill-color="#dddddd" draw:opacity="100%"/>
      <style:paragraph-properties fo:background-color="#dddddd"/>
    </style:style>
    <style:style style:name="P74" style:family="paragraph" style:parent-style-name="Standard">
      <style:text-properties style:font-name="Times New Roman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7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normal" style:font-style-asian="normal" style:font-style-complex="normal"/>
    </style:style>
    <style:style style:name="P77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8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/>
    </style:style>
    <style:style style:name="P80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/>
    </style:style>
    <style:style style:name="P8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italic" style:font-style-asian="italic" style:font-style-complex="italic"/>
    </style:style>
    <style:style style:name="P82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>
      <loext:graphic-properties draw:fill="solid" draw:fill-color="#dddddd" draw:opacity="100%"/>
      <style:paragraph-properties fo:background-color="#dddddd"/>
      <style:text-properties style:font-name="Times"/>
    </style:style>
    <style:style style:name="P84" style:family="paragraph" style:parent-style-name="Text_20_body">
      <style:paragraph-properties fo:margin-top="0cm" fo:margin-bottom="0.011cm" loext:contextual-spacing="false"/>
    </style:style>
    <style:style style:name="P85" style:family="paragraph" style:parent-style-name="Text_20_body" style:list-style-name="L1">
      <style:paragraph-properties fo:margin-top="0cm" fo:margin-bottom="0.011cm" loext:contextual-spacing="false"/>
    </style:style>
    <style:style style:name="P86" style:family="paragraph" style:parent-style-name="Text_20_body">
      <style:paragraph-properties fo:margin-top="0cm" fo:margin-bottom="0.011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Text_20_body">
      <style:paragraph-properties fo:margin-top="0cm" fo:margin-bottom="0.011cm" loext:contextual-spacing="false" fo:text-align="center" style:justify-single-word="false"/>
    </style:style>
    <style:style style:name="P88" style:family="paragraph" style:parent-style-name="Text_20_body" style:list-style-name="L1">
      <style:paragraph-properties fo:margin-top="0cm" fo:margin-bottom="0.011cm" loext:contextual-spacing="false" fo:text-align="center" style:justify-single-word="false"/>
    </style:style>
    <style:style style:name="P89" style:family="paragraph" style:parent-style-name="Text_20_body" style:list-style-name="L5">
      <style:paragraph-properties fo:margin-top="0cm" fo:margin-bottom="0.011cm" loext:contextual-spacing="false"/>
    </style:style>
    <style:style style:name="P90" style:family="paragraph" style:parent-style-name="Text_20_body" style:list-style-name="L6">
      <style:paragraph-properties fo:margin-top="0cm" fo:margin-bottom="0.011cm" loext:contextual-spacing="false"/>
    </style:style>
    <style:style style:name="P91" style:family="paragraph" style:parent-style-name="Text_20_body" style:list-style-name="L12">
      <style:paragraph-properties fo:margin-top="0cm" fo:margin-bottom="0.011cm" loext:contextual-spacing="false"/>
    </style:style>
    <style:style style:name="P92" style:family="paragraph" style:parent-style-name="Text_20_body" style:list-style-name="L14">
      <style:paragraph-properties fo:margin-top="0cm" fo:margin-bottom="0.011cm" loext:contextual-spacing="false"/>
    </style:style>
    <style:style style:name="P93" style:family="paragraph" style:parent-style-name="Text_20_body" style:list-style-name="L15">
      <style:paragraph-properties fo:margin-top="0cm" fo:margin-bottom="0.011cm" loext:contextual-spacing="false"/>
      <style:text-properties officeooo:paragraph-rsid="000cd14c"/>
    </style:style>
    <style:style style:name="P94" style:family="paragraph" style:parent-style-name="Text_20_body">
      <style:paragraph-properties fo:margin-top="0cm" fo:margin-bottom="0.011cm" loext:contextual-spacing="false"/>
      <style:text-properties officeooo:paragraph-rsid="000cd14c"/>
    </style:style>
    <style:style style:name="P95" style:family="paragraph" style:parent-style-name="Text_20_body" style:list-style-name="L16">
      <style:paragraph-properties fo:margin-top="0cm" fo:margin-bottom="0.011cm" loext:contextual-spacing="false"/>
    </style:style>
    <style:style style:name="P96" style:family="paragraph" style:parent-style-name="Text_20_body" style:list-style-name="L7">
      <style:paragraph-properties fo:margin-top="0cm" fo:margin-bottom="0cm" loext:contextual-spacing="false"/>
    </style:style>
    <style:style style:name="P97" style:family="paragraph" style:parent-style-name="Text_20_body" style:list-style-name="L7">
      <style:paragraph-properties fo:margin-top="0cm" fo:margin-bottom="0cm" loext:contextual-spacing="false"/>
      <style:text-properties officeooo:paragraph-rsid="000ad6f0"/>
    </style:style>
    <style:style style:name="P9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Text_20_body">
      <style:paragraph-properties fo:margin-top="0cm" fo:margin-bottom="0cm" loext:contextual-spacing="false"/>
      <style:text-properties officeooo:paragraph-rsid="000ad6f0"/>
    </style:style>
    <style:style style:name="P100" style:family="paragraph" style:parent-style-name="Text_20_body" style:list-style-name="L8">
      <style:paragraph-properties fo:margin-top="0cm" fo:margin-bottom="0cm" loext:contextual-spacing="false"/>
      <style:text-properties officeooo:paragraph-rsid="000ad6f0"/>
    </style:style>
    <style:style style:name="P101" style:family="paragraph" style:parent-style-name="Heading_20_3">
      <style:text-properties style:text-underline-style="solid" style:text-underline-width="auto" style:text-underline-color="font-color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officeooo:rsid="000cd14c" officeooo:paragraph-rsid="000cd14c"/>
    </style:style>
    <style:style style:name="P103" style:family="paragraph" style:parent-style-name="Table_20_Contents">
      <style:text-properties style:text-underline-style="solid" style:text-underline-width="auto" style:text-underline-color="font-color" fo:font-weight="bold" officeooo:paragraph-rsid="000cd14c" style:font-weight-asian="bold" style:font-weight-complex="bold"/>
    </style:style>
    <style:style style:name="P104" style:family="paragraph" style:parent-style-name="Table_20_Contents">
      <style:text-properties officeooo:paragraph-rsid="000cd14c"/>
    </style:style>
    <style:style style:name="P105" style:family="paragraph" style:parent-style-name="Heading_20_1">
      <style:text-properties style:text-underline-style="solid" style:text-underline-width="auto" style:text-underline-color="font-color"/>
    </style:style>
    <style:style style:name="P106" style:family="paragraph" style:parent-style-name="Heading_20_2">
      <style:text-properties style:text-underline-style="solid" style:text-underline-width="auto" style:text-underline-color="font-color"/>
    </style:style>
    <style:style style:name="P107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108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109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110" style:family="paragraph">
      <loext:graphic-properties draw:fill-color="#000000"/>
      <style:paragraph-properties fo:text-align="center"/>
    </style:style>
    <style:style style:name="P1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OpenSymbol2"/>
    </style:style>
    <style:style style:name="T10" style:family="text">
      <style:text-properties style:font-name="OpenSymbol2" fo:font-style="normal" style:font-style-asian="normal" style:font-style-complex="normal"/>
    </style:style>
    <style:style style:name="T11" style:family="text">
      <style:text-properties style:font-name="OpenSymbol1"/>
    </style:style>
    <style:style style:name="T12" style:family="text">
      <style:text-properties style:font-name="OpenSymbol1" fo:font-style="normal" fo:font-weight="normal"/>
    </style:style>
    <style:style style:name="T13" style:family="text">
      <style:text-properties style:font-name="OpenSymbol1" fo:font-style="normal" style:font-style-asian="normal" style:font-style-complex="normal"/>
    </style:style>
    <style:style style:name="T14" style:family="text">
      <style:text-properties style:font-name="Times" style:text-underline-style="none"/>
    </style:style>
    <style:style style:name="T15" style:family="text">
      <style:text-properties style:font-name="Times" style:text-underline-style="none" fo:font-weight="bold" style:font-weight-asian="bold" style:font-weight-complex="bold"/>
    </style:style>
    <style:style style:name="T16" style:family="text">
      <style:text-properties style:font-name="Times" fo:font-style="italic" style:text-underline-style="none"/>
    </style:style>
    <style:style style:name="T17" style:family="text">
      <style:text-properties style:font-name="Times" fo:font-style="italic" style:text-underline-style="none" style:font-style-asian="italic" style:font-style-complex="italic"/>
    </style:style>
    <style:style style:name="T18" style:family="text">
      <style:text-properties style:font-name="Atalante"/>
    </style:style>
    <style:style style:name="T19" style:family="text">
      <style:text-properties style:font-name="Atalante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style:text-position="0% 100%" style:font-name="Atalante" fo:font-style="normal" style:font-style-asian="normal" style:font-style-complex="normal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tyle="italic" style:font-style-asian="italic" style:font-style-complex="italic"/>
    </style:style>
    <style:style style:name="T26" style:family="text">
      <style:text-properties style:font-name="Times New Roman" fo:font-style="italic" style:font-style-asian="normal" style:font-style-complex="normal"/>
    </style:style>
    <style:style style:name="T2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Times New Roman" fo:font-style="normal" style:font-style-asian="normal" style:font-style-complex="normal"/>
    </style:style>
    <style:style style:name="T29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0cd1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8">Chapitre 3</text:p>
            <text:p text:style-name="P29">Étude de fonctions</text:p>
          </table:table-cell>
        </table:table-row>
      </table:table>
      <text:p text:style-name="P2"/>
      <text:h text:style-name="P105" text:outline-level="1">Fonctions de référence</text:h>
      <text:h text:style-name="P106" text:outline-level="2">Variations d'une fonction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86">Définitions :</text:p>
            <text:p text:style-name="P84">Soit <draw:frame draw:style-name="fr5" draw:name="Objet212" text:anchor-type="as-char" svg:width="0.517cm" svg:height="0.469cm" draw:z-index="211"><draw:object xlink:href="./Object 212" xlink:type="simple" xlink:show="embed" xlink:actuate="onLoad"/><draw:image xlink:href="./ObjectReplacements/Object 212" xlink:type="simple" xlink:show="embed" xlink:actuate="onLoad"/><svg:desc>formule</svg:desc></draw:frame> une fonction définie sur un intervalle I.</text:p>
            <text:list xml:id="list8531353499316242696" text:style-name="L1">
              <text:list-item>
                <text:p text:style-name="P85"><text:span text:style-name="T2">f</text:span> est <text:span text:style-name="T5">croissante</text:span> (respectivement <text:span text:style-name="T5">strictement croissante</text:span>) sur I si pour tous réels <text:span text:style-name="T2">a</text:span> et <text:span text:style-name="T2">b</text:span> de I :</text:p>
                <text:p text:style-name="P88">si <draw:frame draw:style-name="fr5" draw:name="Objet213" text:anchor-type="as-char" svg:width="1.012cm" svg:height="0.467cm" draw:z-index="212"><draw:object xlink:href="./Object 213" xlink:type="simple" xlink:show="embed" xlink:actuate="onLoad"/><draw:image xlink:href="./ObjectReplacements/Object 213" xlink:type="simple" xlink:show="embed" xlink:actuate="onLoad"/><svg:desc>formule</svg:desc></draw:frame> alors <draw:frame draw:style-name="fr5" draw:name="Objet214" text:anchor-type="as-char" svg:width="2.337cm" svg:height="0.483cm" draw:z-index="213"><draw:object xlink:href="./Object 214" xlink:type="simple" xlink:show="embed" xlink:actuate="onLoad"/><draw:image xlink:href="./ObjectReplacements/Object 214" xlink:type="simple" xlink:show="embed" xlink:actuate="onLoad"/><svg:desc>formule</svg:desc></draw:frame> (respectivement si <draw:frame draw:style-name="fr5" draw:name="Objet215" text:anchor-type="as-char" svg:width="1.012cm" svg:height="0.467cm" draw:z-index="214"><draw:object xlink:href="./Object 215" xlink:type="simple" xlink:show="embed" xlink:actuate="onLoad"/><draw:image xlink:href="./ObjectReplacements/Object 215" xlink:type="simple" xlink:show="embed" xlink:actuate="onLoad"/><svg:desc>formule</svg:desc></draw:frame> alors <draw:frame draw:style-name="fr5" draw:name="Objet216" text:anchor-type="as-char" svg:width="2.337cm" svg:height="0.483cm" draw:z-index="215"><draw:object xlink:href="./Object 216" xlink:type="simple" xlink:show="embed" xlink:actuate="onLoad"/><draw:image xlink:href="./ObjectReplacements/Object 216" xlink:type="simple" xlink:show="embed" xlink:actuate="onLoad"/><svg:desc>formule</svg:desc></draw:frame>).</text:p>
              </text:list-item>
              <text:list-item>
                <text:p text:style-name="P85"><text:span text:style-name="T2">f</text:span> est <text:span text:style-name="T5">décroissante</text:span> (respectivement <text:span text:style-name="T5">strictement décroissante</text:span>) sur I si pour tous réels <text:span text:style-name="T2">a</text:span> et <text:span text:style-name="T2">b</text:span> de I :</text:p>
                <text:p text:style-name="P88">si <draw:frame draw:style-name="fr5" draw:name="Objet217" text:anchor-type="as-char" svg:width="1.012cm" svg:height="0.467cm" draw:z-index="216"><draw:object xlink:href="./Object 217" xlink:type="simple" xlink:show="embed" xlink:actuate="onLoad"/><draw:image xlink:href="./ObjectReplacements/Object 217" xlink:type="simple" xlink:show="embed" xlink:actuate="onLoad"/><svg:desc>formule</svg:desc></draw:frame> alors <draw:frame draw:style-name="fr5" draw:name="Objet218" text:anchor-type="as-char" svg:width="2.337cm" svg:height="0.483cm" draw:z-index="217"><draw:object xlink:href="./Object 218" xlink:type="simple" xlink:show="embed" xlink:actuate="onLoad"/><draw:image xlink:href="./ObjectReplacements/Object 218" xlink:type="simple" xlink:show="embed" xlink:actuate="onLoad"/><svg:desc>formule</svg:desc></draw:frame> (respectivement si <draw:frame draw:style-name="fr5" draw:name="Objet219" text:anchor-type="as-char" svg:width="1.012cm" svg:height="0.467cm" draw:z-index="218"><draw:object xlink:href="./Object 219" xlink:type="simple" xlink:show="embed" xlink:actuate="onLoad"/><draw:image xlink:href="./ObjectReplacements/Object 219" xlink:type="simple" xlink:show="embed" xlink:actuate="onLoad"/><svg:desc>formule</svg:desc></draw:frame> alors <draw:frame draw:style-name="fr5" draw:name="Objet220" text:anchor-type="as-char" svg:width="2.337cm" svg:height="0.483cm" draw:z-index="219"><draw:object xlink:href="./Object 220" xlink:type="simple" xlink:show="embed" xlink:actuate="onLoad"/><draw:image xlink:href="./ObjectReplacements/Object 220" xlink:type="simple" xlink:show="embed" xlink:actuate="onLoad"/><svg:desc>formule</svg:desc></draw:frame>).</text:p>
              </text:list-item>
              <text:list-item>
                <text:p text:style-name="P85"><text:span text:style-name="T2">f</text:span> est <text:span text:style-name="T5">constante</text:span> sur I si pour tous réels <text:span text:style-name="T2">a</text:span> et <text:span text:style-name="T2">b</text:span> de I, <draw:frame draw:style-name="fr5" draw:name="Objet211" text:anchor-type="as-char" svg:width="2.337cm" svg:height="0.483cm" draw:z-index="210"><draw:object xlink:href="./Object 211" xlink:type="simple" xlink:show="embed" xlink:actuate="onLoad"/><draw:image xlink:href="./ObjectReplacements/Object 211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5"/>
      <text:p text:style-name="P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<draw:frame draw:style-name="fr1" draw:name="images1" text:anchor-type="paragraph" svg:width="5.472cm" svg:height="6.708cm" draw:z-index="11"><draw:image xlink:href="Pictures/20000007000030C900003BD04332362F5FF537FD.svm" xlink:type="simple" xlink:show="embed" xlink:actuate="onLoad"/></draw:frame></text:p>
          </table:table-cell>
          <table:table-cell table:style-name="Tableau2.A1" office:value-type="string">
            <text:p text:style-name="Table_20_Contents"><draw:frame draw:style-name="fr1" draw:name="images2" text:anchor-type="paragraph" svg:width="5.473cm" svg:height="6.876cm" draw:z-index="12"><draw:image xlink:href="Pictures/2000000700002B0000003606BB097E17D3051735.svm" xlink:type="simple" xlink:show="embed" xlink:actuate="onLoad"/></draw:frame></text:p>
          </table:table-cell>
          <table:table-cell table:style-name="Tableau2.A1" office:value-type="string">
            <text:p text:style-name="Table_20_Contents"><draw:frame draw:style-name="fr2" draw:name="images3" text:anchor-type="paragraph" svg:x="0.132cm" svg:y="0.37cm" svg:width="5.473cm" svg:height="4.644cm" draw:z-index="13"><draw:image xlink:href="Pictures/20000007000032FE00002B46CF3EFAFB90BE7E02.svm" xlink:type="simple" xlink:show="embed" xlink:actuate="onLoad"/></draw:frame></text:p>
          </table:table-cell>
        </table:table-row>
        <table:table-row>
          <table:table-cell table:style-name="Tableau2.A1" office:value-type="string">
            <text:p text:style-name="P30"><text:span text:style-name="T2">f </text:span>est croissante sur I</text:p>
          </table:table-cell>
          <table:table-cell table:style-name="Tableau2.A1" office:value-type="string">
            <text:p text:style-name="P30"><text:span text:style-name="T2">f </text:span>est décroissante sur I</text:p>
          </table:table-cell>
          <table:table-cell table:style-name="Tableau2.A1" office:value-type="string">
            <text:p text:style-name="P30"><text:span text:style-name="T2">f </text:span>est constante sur I</text:p>
          </table:table-cell>
        </table:table-row>
      </table:table>
      <text:p text:style-name="Standard"/>
      <text:p text:style-name="P82">Définition :</text:p>
      <text:p text:style-name="P83">Soit <text:span text:style-name="T2">f</text:span> une fonction définie sur un intervalle I.</text:p>
      <text:p text:style-name="P83"><text:span text:style-name="T2">f</text:span> est <text:span text:style-name="T5">monotone</text:span> sur I si <text:span text:style-name="T2">f </text:span>est croissante sur I ou décroissante sur I.</text:p>
      <text:p text:style-name="P9"/>
      <text:h text:style-name="P109" text:outline-level="2">Rappels</text:h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p text:style-name="P31"/>
          </table:table-cell>
          <table:table-cell table:style-name="Tableau3.B1" table:number-columns-spanned="2" office:value-type="string">
            <text:p text:style-name="P30">Fonction affine</text:p>
          </table:table-cell>
          <table:covered-table-cell/>
          <table:table-cell table:style-name="Tableau3.B1" office:value-type="string">
            <text:p text:style-name="P30">Fonction carrée</text:p>
          </table:table-cell>
          <table:table-cell table:style-name="Tableau3.E1" office:value-type="string">
            <text:p text:style-name="P30">Fonction inverse</text:p>
          </table:table-cell>
        </table:table-row>
        <table:table-row>
          <table:table-cell table:style-name="Tableau3.A2" office:value-type="string">
            <text:p text:style-name="P31">définition</text:p>
          </table:table-cell>
          <table:table-cell table:style-name="Tableau3.B6" table:number-columns-spanned="2" office:value-type="string">
            <text:p text:style-name="P35">Une fonction affine <text:span text:style-name="T2">f</text:span> est une fonction définie sur <text:span text:style-name="T9">ℝ</text:span> par :</text:p>
            <text:p text:style-name="P36"><text:span text:style-name="T2">f</text:span><text:span text:style-name="T6">(</text:span><text:span text:style-name="T2">x</text:span><text:span text:style-name="T6">)</text:span><text:span text:style-name="T2">=ax+b</text:span></text:p>
            <text:p text:style-name="P35">où <text:span text:style-name="T2">a</text:span> et <text:span text:style-name="T2">b</text:span> sont deux réels fixés.</text:p>
          </table:table-cell>
          <table:covered-table-cell/>
          <table:table-cell table:style-name="Tableau3.D6" office:value-type="string">
            <text:p text:style-name="P35">La fonction carré est la fonction <text:span text:style-name="T2">f</text:span> définie sur <text:span text:style-name="T9">ℝ</text:span> par :</text:p>
            <text:p text:style-name="P37"><draw:frame draw:style-name="fr5" draw:name="Objet6" text:anchor-type="as-char" svg:width="1.685cm" svg:height="0.499cm" draw:z-index="5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3.E6" office:value-type="string">
            <text:p text:style-name="P8">La fonction inverse est la fonction <text:span text:style-name="T2">f</text:span> définie sur <text:span text:style-name="T9">ℝ</text:span>\{0} par :</text:p>
            <text:p text:style-name="P37"><draw:frame draw:style-name="fr5" draw:name="Objet5" text:anchor-type="as-char" svg:width="1.635cm" svg:height="0.915cm" draw:z-index="1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31">propriétés</text:p>
          </table:table-cell>
          <table:table-cell table:style-name="Tableau3.D6" office:value-type="string">
            <text:p text:style-name="P35">Si <text:span text:style-name="T2">a</text:span>&gt;0 alors <text:span text:style-name="T2">f</text:span> est croissante sur I</text:p>
          </table:table-cell>
          <table:table-cell table:style-name="Tableau3.D6" office:value-type="string">
            <text:p text:style-name="P35">Si <text:span text:style-name="T2">a</text:span>&lt;0 alors <text:span text:style-name="T2">f</text:span> est décroissante sur I</text:p>
          </table:table-cell>
          <table:table-cell table:style-name="Tableau3.D6" office:value-type="string">
            <text:p text:style-name="P35"><text:span text:style-name="T2">f </text:span>est décroissante sur ]–∞ ;0] et croissante sur [0 ;+<text:span text:style-name="T11">∞</text:span>[</text:p>
          </table:table-cell>
          <table:table-cell table:style-name="Tableau3.E6" office:value-type="string">
            <text:p text:style-name="P35"><text:span text:style-name="T2">f </text:span>est décroissante sur <text:s/>]–∞ ;0[ et ]0 ;+<text:span text:style-name="T11">∞</text:span>[</text:p>
          </table:table-cell>
        </table:table-row>
        <table:table-row>
          <table:table-cell table:style-name="Tableau3.A2" office:value-type="string">
            <text:p text:style-name="P31">Tableau de variations</text:p>
          </table:table-cell>
          <table:table-cell table:style-name="Tableau3.D6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7">x</text:p>
                </table:table-cell>
                <table:table-cell table:style-name="Tableau4.A1" office:value-type="string">
                  <text:p text:style-name="P46"><text:span text:style-name="T7">–</text:span><text:span text:style-name="T12">∞</text:span></text:p>
                </table:table-cell>
                <table:table-cell table:style-name="Tableau4.C1" office:value-type="string">
                  <text:p text:style-name="P45"/>
                </table:table-cell>
                <table:table-cell table:style-name="Tableau4.D1" office:value-type="string">
                  <text:p text:style-name="P46"><text:span text:style-name="T7">+</text:span><text:span text:style-name="T12">∞</text:span></text:p>
                </table:table-cell>
              </table:table-row>
              <table:table-row table:style-name="Tableau4.2">
                <table:table-cell table:style-name="Tableau4.A2" office:value-type="string">
                  <text:p text:style-name="P33">f(x)</text:p>
                </table:table-cell>
                <table:table-cell table:style-name="Tableau4.B2" office:value-type="string">
                  <text:p text:style-name="P32">–<text:span text:style-name="T11">∞</text:span></text:p>
                </table:table-cell>
                <table:table-cell table:style-name="Tableau4.C2" office:value-type="string">
                  <text:p text:style-name="P32"><draw:polygon text:anchor-type="as-char" draw:z-index="0" draw:style-name="gr1" draw:text-style-name="P110" svg:width="1.322cm" svg:height="0.175cm" draw:transform="rotate (0.698131700797732) translate (-0.0571606656198834cm 0.35761635691818cm)" svg:viewBox="0 0 1323 176" draw:points="0,88 1323,88 1058,176 1058,0 1323,88"><text:p/></draw:polygon></text:p>
                </table:table-cell>
                <table:table-cell table:style-name="Tableau4.D2" office:value-type="string">
                  <text:p text:style-name="P32">+<text:span text:style-name="T11">∞</text:span></text:p>
                </table:table-cell>
              </table:table-row>
            </table:table>
            <text:p text:style-name="Table_20_Contents"/>
          </table:table-cell>
          <table:table-cell table:style-name="Tableau3.D6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B"/>
              <table:table-row>
                <table:table-cell table:style-name="Tableau5.A1" office:value-type="string">
                  <text:p text:style-name="P47">x</text:p>
                </table:table-cell>
                <table:table-cell table:style-name="Tableau5.A1" office:value-type="string">
                  <text:p text:style-name="P44">-<text:span text:style-name="T11">∞</text:span></text:p>
                </table:table-cell>
                <table:table-cell table:style-name="Tableau5.C1" office:value-type="string">
                  <text:p text:style-name="P45"/>
                </table:table-cell>
                <table:table-cell table:style-name="Tableau5.D1" office:value-type="string">
                  <text:p text:style-name="P44">+<text:span text:style-name="T11">∞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33">f(x)</text:p>
                </table:table-cell>
                <table:table-cell table:style-name="Tableau5.B2" office:value-type="string">
                  <text:p text:style-name="P38">+∞</text:p>
                </table:table-cell>
                <table:table-cell table:style-name="Tableau5.C2" office:value-type="string">
                  <text:p text:style-name="P32"><draw:polygon text:anchor-type="as-char" svg:y="-0.427cm" draw:z-index="1" draw:style-name="gr2" draw:text-style-name="P110" svg:width="1.192cm" svg:height="0.161cm" draw:transform="skewX (-0.188146493364989) rotate (-0.793601210881822) translate (0.0460937207423608cm -0.494508321702002cm)" svg:viewBox="0 0 1193 162" draw:points="0,81 1193,81 954,162 955,0 1193,81"><text:p/></draw:polygon></text:p>
                </table:table-cell>
                <table:table-cell table:style-name="Tableau5.D2" office:value-type="string">
                  <text:p text:style-name="P32">-<text:span text:style-name="T11">∞</text:span></text:p>
                </table:table-cell>
              </table:table-row>
            </table:table>
            <text:p text:style-name="Table_20_Contents"/>
          </table:table-cell>
          <table:table-cell table:style-name="Tableau3.D6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F"/>
              <table:table-row>
                <table:table-cell table:style-name="Tableau6.A1" office:value-type="string">
                  <text:p text:style-name="P47">x</text:p>
                </table:table-cell>
                <table:table-cell table:style-name="Tableau6.A1" office:value-type="string">
                  <text:p text:style-name="P44">-<text:span text:style-name="T11">∞</text:span></text:p>
                </table:table-cell>
                <table:table-cell table:style-name="Tableau6.C1" office:value-type="string">
                  <text:p text:style-name="P45"/>
                </table:table-cell>
                <table:table-cell table:style-name="Tableau6.D1" office:value-type="string">
                  <text:p text:style-name="P44">0</text:p>
                </table:table-cell>
                <table:table-cell table:style-name="Tableau6.E1" office:value-type="string">
                  <text:p text:style-name="P45"/>
                </table:table-cell>
                <table:table-cell table:style-name="Tableau6.F1" office:value-type="string">
                  <text:p text:style-name="P44">+<text:span text:style-name="T11">∞</text:span></text:p>
                </table:table-cell>
              </table:table-row>
              <table:table-row table:style-name="Tableau6.2">
                <table:table-cell table:style-name="Tableau6.A2" office:value-type="string">
                  <text:p text:style-name="P33">f(x)</text:p>
                </table:table-cell>
                <table:table-cell table:style-name="Tableau6.B2" office:value-type="string">
                  <text:p text:style-name="P44">+<text:span text:style-name="T11">∞</text:span></text:p>
                </table:table-cell>
                <table:table-cell table:style-name="Tableau6.C2" office:value-type="string">
                  <text:p text:style-name="P32"><draw:polygon text:anchor-type="as-char" draw:z-index="2" draw:style-name="gr1" draw:text-style-name="P110" svg:width="0.917cm" svg:height="0.097cm" draw:transform="skewX (-0.785398163397448) rotate (-1.11910511637876) translate (0.022492444652102cm -0.478245305462157cm)" svg:viewBox="0 0 918 98" draw:points="0,49 918,49 735,98 734,0 918,49"><text:p/></draw:polygon></text:p>
                </table:table-cell>
                <table:table-cell table:style-name="Tableau6.D2" office:value-type="string">
                  <text:p text:style-name="P32">0</text:p>
                </table:table-cell>
                <table:table-cell table:style-name="Tableau6.C2" office:value-type="string">
                  <text:p text:style-name="P32"><draw:polygon text:anchor-type="as-char" svg:y="-0.245cm" draw:z-index="3" draw:style-name="gr2" draw:text-style-name="P110" svg:width="0.772cm" svg:height="0.089cm" draw:transform="skewX (0.6771877497738) rotate (1.04999007799979) translate (-0.020491234087076cm 0.37159837030204cm)" svg:viewBox="0 0 773 90" draw:points="0,45 773,45 619,90 618,0 773,45"><text:p/></draw:polygon></text:p>
                </table:table-cell>
                <table:table-cell table:style-name="Tableau6.F2" office:value-type="string">
                  <text:p text:style-name="P44">+<text:span text:style-name="T11">∞</text:span></text:p>
                </table:table-cell>
              </table:table-row>
            </table:table>
            <text:p text:style-name="Table_20_Contents"/>
          </table:table-cell>
          <table:table-cell table:style-name="Tableau3.E6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column table:style-name="Tableau7.F"/>
              <table:table-column table:style-name="Tableau7.G"/>
              <table:table-row>
                <table:table-cell table:style-name="Tableau7.A1" office:value-type="string">
                  <text:p text:style-name="P47">x</text:p>
                </table:table-cell>
                <table:table-cell table:style-name="Tableau7.A1" office:value-type="string">
                  <text:p text:style-name="P48">-<text:span text:style-name="T11">∞</text:span></text:p>
                </table:table-cell>
                <table:table-cell table:style-name="Tableau7.C1" office:value-type="string">
                  <text:p text:style-name="P49"/>
                </table:table-cell>
                <table:table-cell table:style-name="Tableau7.D1" table:number-columns-spanned="2" office:value-type="string">
                  <text:p text:style-name="P48">0</text:p>
                </table:table-cell>
                <table:covered-table-cell/>
                <table:table-cell table:style-name="Tableau7.F1" office:value-type="string">
                  <text:p text:style-name="P49"/>
                </table:table-cell>
                <table:table-cell table:style-name="Tableau7.G1" office:value-type="string">
                  <text:p text:style-name="P48">+<text:span text:style-name="T11">∞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33">f(x)</text:p>
                </table:table-cell>
                <table:table-cell table:style-name="Tableau7.B2" office:value-type="string">
                  <text:p text:style-name="P41">+<text:span text:style-name="T11">∞</text:span></text:p>
                </table:table-cell>
                <table:table-cell table:style-name="Tableau7.C2" office:value-type="string">
                  <text:p text:style-name="P34"><draw:polygon text:anchor-type="as-char" svg:y="-1.104cm" draw:z-index="4" draw:style-name="gr2" draw:text-style-name="P110" svg:width="0.917cm" svg:height="0.097cm" draw:transform="skewX (-0.785398163397448) rotate (-1.11910511637876) translate (0.0220540450124886cm -1.16948831088984cm)" svg:viewBox="0 0 918 98" draw:points="0,49 918,49 735,98 734,0 918,49"><text:p/></draw:polygon></text:p>
                </table:table-cell>
                <table:table-cell table:style-name="Tableau7.D2" office:value-type="string">
                  <text:p text:style-name="P53">-<text:span text:style-name="T11">∞</text:span></text:p>
                </table:table-cell>
                <table:table-cell table:style-name="Tableau7.E2" office:value-type="string">
                  <text:p text:style-name="P42"><text:span text:style-name="T7">+</text:span><text:span text:style-name="T12">∞</text:span></text:p>
                </table:table-cell>
                <table:table-cell table:style-name="Tableau7.C2" office:value-type="string">
                  <text:p text:style-name="P13"><draw:polygon text:anchor-type="as-char" draw:z-index="5" draw:style-name="gr1" draw:text-style-name="P110" svg:width="0.917cm" svg:height="0.097cm" draw:transform="skewX (-0.785398163397448) rotate (-1.11910511637876) translate (0.0224924446521052cm -0.478245305462189cm)" svg:viewBox="0 0 918 98" draw:points="0,49 918,49 735,98 734,0 918,49"><text:p/></draw:polygon></text:p>
                </table:table-cell>
                <table:table-cell table:style-name="Tableau7.G2" office:value-type="string">
                  <text:p text:style-name="P54">-<text:span text:style-name="T11">∞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3.A2" table:number-rows-spanned="2" office:value-type="string">
            <text:p text:style-name="P31">Représentation graphique</text:p>
          </table:table-cell>
          <table:table-cell table:style-name="Tableau3.D6" office:value-type="string">
            <text:p text:style-name="Table_20_Contents"><draw:frame draw:style-name="fr1" draw:name="images4" text:anchor-type="paragraph" svg:width="3.417cm" svg:height="4.195cm" draw:z-index="6"><draw:image xlink:href="Pictures/20000007000021E70000299F1ED571B79193D1FE.svm" xlink:type="simple" xlink:show="embed" xlink:actuate="onLoad"/></draw:frame></text:p>
          </table:table-cell>
          <table:table-cell table:style-name="Tableau3.D6" office:value-type="string">
            <text:p text:style-name="Table_20_Contents"><draw:frame draw:style-name="fr3" draw:name="images5" text:anchor-type="paragraph" svg:width="3.417cm" svg:height="3.985cm" draw:z-index="7"><draw:image xlink:href="Pictures/200000070000211400002697D3A2D3FE6C820238.svm" xlink:type="simple" xlink:show="embed" xlink:actuate="onLoad"/></draw:frame></text:p>
          </table:table-cell>
          <table:table-cell table:style-name="Tableau3.D6" office:value-type="string">
            <text:p text:style-name="Table_20_Contents"><draw:frame draw:style-name="fr3" draw:name="images6" text:anchor-type="paragraph" svg:width="3.417cm" svg:height="4.12cm" draw:z-index="8"><draw:image xlink:href="Pictures/20000007000022BB000029E6641EF55F499C359E.svm" xlink:type="simple" xlink:show="embed" xlink:actuate="onLoad"/></draw:frame></text:p>
          </table:table-cell>
          <table:table-cell table:style-name="Tableau3.E6" office:value-type="string">
            <text:p text:style-name="P33"><draw:frame draw:style-name="fr3" draw:name="images7" text:anchor-type="paragraph" svg:width="3.417cm" svg:height="4.928cm" draw:z-index="9"><draw:image xlink:href="Pictures/2000000700002697000037ADB72BB9C042638284.svm" xlink:type="simple" xlink:show="embed" xlink:actuate="onLoad"/></draw:frame></text:p>
          </table:table-cell>
        </table:table-row>
        <table:table-row>
          <table:covered-table-cell/>
          <table:table-cell table:style-name="Tableau3.B6" table:number-columns-spanned="2" office:value-type="string">
            <text:p text:style-name="P36">La courbe est une <text:span text:style-name="T5">droite</text:span></text:p>
          </table:table-cell>
          <table:covered-table-cell/>
          <table:table-cell table:style-name="Tableau3.D6" office:value-type="string">
            <text:p text:style-name="P36">La courbe est une <text:span text:style-name="T5">parabole</text:span></text:p>
          </table:table-cell>
          <table:table-cell table:style-name="Tableau3.E6" office:value-type="string">
            <text:p text:style-name="P36">La courbe est une <text:span text:style-name="T5">hyperbole</text:span></text:p>
          </table:table-cell>
        </table:table-row>
      </table:table>
      <text:p text:style-name="Standard"/>
      <text:h text:style-name="P106" text:outline-level="2">Fonction racine carrée</text:h>
      <text:p text:style-name="P72">Définition :</text:p>
      <text:p text:style-name="P73">La <text:span text:style-name="T5">fonction racine carrée</text:span> est la fonction <text:span text:style-name="T2">f</text:span> définie sur [0 ;+<text:span text:style-name="T11">∞</text:span>[ par <draw:frame draw:style-name="fr5" draw:name="Objet12" text:anchor-type="as-char" svg:width="2.251cm" svg:height="0.52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Standard"/>
      <text:p text:style-name="P72">Propriété :</text:p>
      <text:p text:style-name="P73">La fonction racine carrée est <text:span text:style-name="T5">strictement croissante</text:span> sur [0 ;+<text:span text:style-name="T11">∞</text:span>[.</text:p>
      <text:p text:style-name="P3"/>
      <text:p text:style-name="P4">Démonstration :</text:p>
      <text:p text:style-name="Standard">Soit<text:span text:style-name="T2"> a</text:span> et <text:span text:style-name="T2">b</text:span> deux réels tels que <draw:frame draw:style-name="fr5" draw:name="Objet13" text:anchor-type="as-char" svg:width="1.591cm" svg:height="0.467cm" draw:z-index="21"><draw:object xlink:href="./Object 13" xlink:type="simple" xlink:show="embed" xlink:actuate="onLoad"/><draw:image xlink:href="./ObjectReplacements/Object 13" xlink:type="simple" xlink:show="embed" xlink:actuate="onLoad"/></draw:frame>.</text:p>
      <text:p text:style-name="Standard">Or <draw:frame draw:style-name="fr5" draw:name="Objet16" text:anchor-type="as-char" svg:width="7.054cm" svg:height="1.087cm" draw:z-index="22"><draw:object xlink:href="./Object 17" xlink:type="simple" xlink:show="embed" xlink:actuate="onLoad"/><draw:image xlink:href="./ObjectReplacements/Object 17" xlink:type="simple" xlink:show="embed" xlink:actuate="onLoad"/></draw:frame> de plus <draw:frame draw:style-name="fr5" draw:name="Objet17" text:anchor-type="as-char" svg:width="1.593cm" svg:height="0.467cm" draw:z-index="23"><draw:object xlink:href="./Object 18" xlink:type="simple" xlink:show="embed" xlink:actuate="onLoad"/><draw:image xlink:href="./ObjectReplacements/Object 18" xlink:type="simple" xlink:show="embed" xlink:actuate="onLoad"/></draw:frame> et <draw:frame draw:style-name="fr5" draw:name="Objet18" text:anchor-type="as-char" svg:width="2.11cm" svg:height="0.504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Standard">On a donc <draw:frame draw:style-name="fr5" draw:name="Objet15" text:anchor-type="as-char" svg:width="2.11cm" svg:height="0.504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 et ainsi <draw:frame draw:style-name="fr5" draw:name="Objet14" text:anchor-type="as-char" svg:width="1.531cm" svg:height="0.504cm" draw:z-index="26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0"/>
      <text:p text:style-name="P10"><text:soft-page-break/>Tableau de variations</text:p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51">x</text:p>
          </table:table-cell>
          <table:table-cell table:style-name="Tableau8.A1" office:value-type="string">
            <text:p text:style-name="P52">0</text:p>
          </table:table-cell>
          <table:table-cell table:style-name="Tableau8.C1" office:value-type="string">
            <text:p text:style-name="Table_20_Heading"/>
          </table:table-cell>
          <table:table-cell table:style-name="Tableau8.D1" office:value-type="string">
            <text:p text:style-name="P50"><text:span text:style-name="T7">+</text:span><text:span text:style-name="T12">∞</text:span></text:p>
          </table:table-cell>
        </table:table-row>
        <table:table-row table:style-name="Tableau8.2">
          <table:table-cell table:style-name="Tableau8.A2" office:value-type="string">
            <text:p text:style-name="P39"><draw:frame draw:style-name="fr5" draw:name="Objet19" text:anchor-type="as-char" svg:width="0.684cm" svg:height="0.504cm" draw:z-index="2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au8.B2" office:value-type="string">
            <text:p text:style-name="P30">0</text:p>
          </table:table-cell>
          <table:table-cell table:style-name="Tableau8.C2" office:value-type="string">
            <text:p text:style-name="P30"><draw:polygon text:anchor-type="as-char" draw:z-index="15" draw:style-name="gr1" draw:text-style-name="P110" svg:width="3.881cm" svg:height="0.224cm" draw:transform="skewX (-1.03986716833822) rotate (0.220609617452083) translate (-0.212420323561213cm 0.356803382397235cm)" svg:viewBox="0 0 3882 225" draw:points="0,113 3882,112 3106,225 3105,0 3882,112"><text:p/></draw:polygon></text:p>
          </table:table-cell>
          <table:table-cell table:style-name="Tableau8.D2" office:value-type="string">
            <text:p text:style-name="P30">+<text:span text:style-name="T11">∞</text:span></text:p>
          </table:table-cell>
        </table:table-row>
      </table:table>
      <text:p text:style-name="P2"/>
      <text:p text:style-name="Standard"/>
      <text:p text:style-name="P10">Représentation graphique :</text:p>
      <text:p text:style-name="Standard">Dans le repère <draw:frame draw:style-name="fr5" draw:name="Objet20" text:anchor-type="as-char" svg:width="1.794cm" svg:height="0.526cm" draw:z-index="60"><draw:object xlink:href="./Object 16" xlink:type="simple" xlink:show="embed" xlink:actuate="onLoad"/><draw:image xlink:href="./ObjectReplacements/Object 16" xlink:type="simple" xlink:show="embed" xlink:actuate="onLoad"/></draw:frame> la courbe représentative de la fonction racine carrée est une <text:span text:style-name="T5">demi-parabole</text:span> de sommet <text:span text:style-name="T2">O</text:span>.</text:p>
      <text:p text:style-name="Standard"><draw:frame draw:style-name="fr3" draw:name="images8" text:anchor-type="paragraph" svg:width="11.769cm" svg:height="5.999cm" draw:z-index="14"><draw:image xlink:href="Pictures/2000000700006F94000038E3956FE88D11AB24B6.svm" xlink:type="simple" xlink:show="embed" xlink:actuate="onLoad"/></draw:frame></text:p>
      <text:h text:style-name="P106" text:outline-level="2">Fonction valeur absolue</text:h>
      <text:h text:style-name="P101" text:outline-level="3">Valeur absolue et distance</text:h>
      <text:p text:style-name="P82">Définition :</text:p>
      <text:p text:style-name="P73"><text:span text:style-name="T14">La </text:span><text:span text:style-name="T15">valeur absolue</text:span><text:span text:style-name="T14"> d'un réel </text:span><text:span text:style-name="T17">x</text:span><text:span text:style-name="T14"> est le nombre, noté </text:span><text:span text:style-name="T14"><draw:frame draw:style-name="fr5" draw:name="Objet21" text:anchor-type="as-char" svg:width="0.716cm" svg:height="0.517cm" draw:z-index="30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, qui est égal au nombre </text:span><text:span text:style-name="T16">x</text:span><text:span text:style-name="T14"> si </text:span><text:span text:style-name="T16">x</text:span><text:span text:style-name="T14"> est positif, et au nombre </text:span><text:span text:style-name="T14"><draw:frame draw:style-name="fr5" draw:name="Objet22" text:anchor-type="as-char" svg:width="0.757cm" svg:height="0.467cm" draw:z-index="3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 si </text:span><text:span text:style-name="T16">x</text:span> est négatif.</text:p>
      <text:p text:style-name="P73">Donc, <draw:frame draw:style-name="fr5" draw:name="Objet23" text:anchor-type="as-char" svg:width="0.716cm" svg:height="0.517cm" draw:z-index="32"><draw:object xlink:href="./Object 26" xlink:type="simple" xlink:show="embed" xlink:actuate="onLoad"/><draw:image xlink:href="./ObjectReplacements/Object 26" xlink:type="simple" xlink:show="embed" xlink:actuate="onLoad"/></draw:frame>= <draw:frame draw:style-name="fr5" draw:name="Objet24" text:anchor-type="as-char" svg:width="2.335cm" svg:height="1.591cm" draw:z-index="33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/>
      <text:p text:style-name="P10">Exemples :</text:p>
      <text:list xml:id="list306840781975403161" text:style-name="L2">
        <text:list-item>
          <text:p text:style-name="P57"><draw:frame draw:style-name="fr5" draw:name="Objet25" text:anchor-type="as-char" svg:width="0.688cm" svg:height="0.517cm" draw:z-index="34"><draw:object xlink:href="./Object 28" xlink:type="simple" xlink:show="embed" xlink:actuate="onLoad"/><draw:image xlink:href="./ObjectReplacements/Object 28" xlink:type="simple" xlink:show="embed" xlink:actuate="onLoad"/></draw:frame>=5 car <draw:frame draw:style-name="fr5" draw:name="Objet26" text:anchor-type="as-char" svg:width="0.988cm" svg:height="0.467cm" draw:z-index="3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57"><draw:frame draw:style-name="fr5" draw:name="Objet27" text:anchor-type="as-char" svg:width="4.193cm" svg:height="0.517cm" draw:z-index="36"><draw:object xlink:href="./Object 31" xlink:type="simple" xlink:show="embed" xlink:actuate="onLoad"/><draw:image xlink:href="./ObjectReplacements/Object 31" xlink:type="simple" xlink:show="embed" xlink:actuate="onLoad"/></draw:frame> car <draw:frame draw:style-name="fr5" draw:name="Objet28" text:anchor-type="as-char" svg:width="1.595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57"><draw:frame draw:style-name="fr5" draw:name="Objet29" text:anchor-type="as-char" svg:width="5.985cm" svg:height="1.593cm" draw:z-index="38"><draw:object xlink:href="./Object 34" xlink:type="simple" xlink:show="embed" xlink:actuate="onLoad"/><draw:image xlink:href="./ObjectReplacements/Object 34" xlink:type="simple" xlink:show="embed" xlink:actuate="onLoad"/></draw:frame></text:p>
        </text:list-item>
      </text:list>
      <text:p text:style-name="Standard"/>
      <text:p text:style-name="P10">Remarques :</text:p>
      <text:list xml:id="list6187147383272091088" text:style-name="L3">
        <text:list-item>
          <text:p text:style-name="P58">Une valeur absolue est toujours positive : pour tout réel <text:span text:style-name="T1">x</text:span>, <draw:frame draw:style-name="fr5" draw:name="Objet30" text:anchor-type="as-char" svg:width="1.236cm" svg:height="0.517cm" draw:z-index="39"><draw:object xlink:href="./Object 22" xlink:type="simple" xlink:show="embed" xlink:actuate="onLoad"/><draw:image xlink:href="./ObjectReplacements/Object 22" xlink:type="simple" xlink:show="embed" xlink:actuate="onLoad"/></draw:frame>.</text:p>
        </text:list-item>
        <text:list-item>
          <text:p text:style-name="P58">Deux nombres opposés ont la même valeur absolue : pour tout réel <text:span text:style-name="T1">x</text:span>, <draw:frame draw:style-name="fr5" draw:name="Objet31" text:anchor-type="as-char" svg:width="1.79cm" svg:height="0.517cm" draw:z-index="40"><draw:object xlink:href="./Object 25" xlink:type="simple" xlink:show="embed" xlink:actuate="onLoad"/><draw:image xlink:href="./ObjectReplacements/Object 25" xlink:type="simple" xlink:show="embed" xlink:actuate="onLoad"/></draw:frame>.</text:p>
        </text:list-item>
        <text:list-item>
          <text:p text:style-name="P58">Pour tout réel <text:span text:style-name="T1">x</text:span>, <draw:frame draw:style-name="fr5" draw:name="Objet32" text:anchor-type="as-char" svg:width="1.656cm" svg:height="0.594cm" draw:z-index="41"><draw:object xlink:href="./Object 30" xlink:type="simple" xlink:show="embed" xlink:actuate="onLoad"/><draw:image xlink:href="./ObjectReplacements/Object 30" xlink:type="simple" xlink:show="embed" xlink:actuate="onLoad"/></draw:frame>.</text:p>
        </text:list-item>
      </text:list>
      <text:p text:style-name="P72"><text:soft-page-break/>Définition :</text:p>
      <text:p text:style-name="P73">La distance entre deux réels <text:span text:style-name="T1">x</text:span> et <text:span text:style-name="T1">y</text:span> est la distance entre les points d'abscisses <text:span text:style-name="T1">x</text:span> et <text:span text:style-name="T1">y</text:span> sur la droite réelle munie d'un repère <draw:frame draw:style-name="fr5" draw:name="Objet33" text:anchor-type="as-char" svg:width="1.369cm" svg:height="0.526cm" draw:z-index="71"><draw:object xlink:href="./Object 33" xlink:type="simple" xlink:show="embed" xlink:actuate="onLoad"/><draw:image xlink:href="./ObjectReplacements/Object 33" xlink:type="simple" xlink:show="embed" xlink:actuate="onLoad"/></draw:frame>.</text:p>
      <text:p text:style-name="P73">On la note <draw:frame draw:style-name="fr5" draw:name="Objet34" text:anchor-type="as-char" svg:width="1.535cm" svg:height="0.483cm" draw:z-index="72"><draw:object xlink:href="./Object 35" xlink:type="simple" xlink:show="embed" xlink:actuate="onLoad"/><draw:image xlink:href="./ObjectReplacements/Object 35" xlink:type="simple" xlink:show="embed" xlink:actuate="onLoad"/></draw:frame>.</text:p>
      <text:p text:style-name="Standard"/>
      <text:p text:style-name="P10">Exemple :</text:p>
      <text:p text:style-name="Standard">La distance entre les réels <draw:frame draw:style-name="fr5" draw:name="Objet36" text:anchor-type="as-char" svg:width="0.75cm" svg:height="0.467cm" draw:z-index="73"><draw:object xlink:href="./Object 37" xlink:type="simple" xlink:show="embed" xlink:actuate="onLoad"/><draw:image xlink:href="./ObjectReplacements/Object 37" xlink:type="simple" xlink:show="embed" xlink:actuate="onLoad"/></draw:frame> et 4,6 est <draw:frame draw:style-name="fr5" draw:name="Objet35" text:anchor-type="as-char" svg:width="7.451cm" svg:height="0.483cm" draw:z-index="74"><draw:object xlink:href="./Object 38" xlink:type="simple" xlink:show="embed" xlink:actuate="onLoad"/><draw:image xlink:href="./ObjectReplacements/Object 38" xlink:type="simple" xlink:show="embed" xlink:actuate="onLoad"/></draw:frame>.</text:p>
      <text:p text:style-name="Standard"><draw:frame draw:style-name="fr4" draw:name="images9" text:anchor-type="paragraph" svg:width="17cm" svg:height="2.683cm" draw:z-index="16"><draw:image xlink:href="Pictures/20000007000090F9000016E13AFE6DB483935225.svm" xlink:type="simple" xlink:show="embed" xlink:actuate="onLoad"/></draw:frame>La distance entre les réels 4,6 et 0 est <draw:frame draw:style-name="fr5" draw:name="Objet37" text:anchor-type="as-char" svg:width="3.62cm" svg:height="0.483cm" draw:z-index="75"><draw:object xlink:href="./Object 39" xlink:type="simple" xlink:show="embed" xlink:actuate="onLoad"/><draw:image xlink:href="./ObjectReplacements/Object 39" xlink:type="simple" xlink:show="embed" xlink:actuate="onLoad"/></draw:frame>.</text:p>
      <text:p text:style-name="Standard">La distance entre les réels <draw:frame draw:style-name="fr5" draw:name="Objet38" text:anchor-type="as-char" svg:width="0.75cm" svg:height="0.467cm" draw:z-index="77"><draw:object xlink:href="./Object 40" xlink:type="simple" xlink:show="embed" xlink:actuate="onLoad"/><draw:image xlink:href="./ObjectReplacements/Object 40" xlink:type="simple" xlink:show="embed" xlink:actuate="onLoad"/></draw:frame> et 0 est <draw:frame draw:style-name="fr5" draw:name="Objet39" text:anchor-type="as-char" svg:width="3.253cm" svg:height="0.483cm" draw:z-index="78"><draw:object xlink:href="./Object 41" xlink:type="simple" xlink:show="embed" xlink:actuate="onLoad"/><draw:image xlink:href="./ObjectReplacements/Object 41" xlink:type="simple" xlink:show="embed" xlink:actuate="onLoad"/></draw:frame>.</text:p>
      <text:p text:style-name="Standard"/>
      <text:p text:style-name="P10">Remarques :</text:p>
      <text:list xml:id="list2873850221652216419" text:style-name="L4">
        <text:list-item>
          <text:p text:style-name="P59">La distance d'un réel <text:span text:style-name="T1">x</text:span> à 0 est égale à <text:span text:style-name="T1">x</text:span> si <draw:frame draw:style-name="fr5" draw:name="Objet40" text:anchor-type="as-char" svg:width="1.016cm" svg:height="0.467cm" draw:z-index="79"><draw:object xlink:href="./Object 42" xlink:type="simple" xlink:show="embed" xlink:actuate="onLoad"/><draw:image xlink:href="./ObjectReplacements/Object 42" xlink:type="simple" xlink:show="embed" xlink:actuate="onLoad"/></draw:frame> et à <draw:frame draw:style-name="fr5" draw:name="Objet41" text:anchor-type="as-char" svg:width="0.757cm" svg:height="0.467cm" draw:z-index="80"><draw:object xlink:href="./Object 43" xlink:type="simple" xlink:show="embed" xlink:actuate="onLoad"/><draw:image xlink:href="./ObjectReplacements/Object 43" xlink:type="simple" xlink:show="embed" xlink:actuate="onLoad"/></draw:frame> si <draw:frame draw:style-name="fr5" draw:name="Objet42" text:anchor-type="as-char" svg:width="1.018cm" svg:height="0.467cm" draw:z-index="87"><draw:object xlink:href="./Object 44" xlink:type="simple" xlink:show="embed" xlink:actuate="onLoad"/><draw:image xlink:href="./ObjectReplacements/Object 44" xlink:type="simple" xlink:show="embed" xlink:actuate="onLoad"/></draw:frame>.</text:p>
        </text:list-item>
        <text:list-item>
          <text:p text:style-name="P59">La distance entre les réels <text:span text:style-name="T1">x</text:span> et <text:span text:style-name="T1">y</text:span><text:span text:style-name="T6"> est obtenue en calculant la différence entre le plus grand et le plus petit de ces deux nombres ; le résultat est alors positif.</text:span></text:p>
          <text:p text:style-name="P59"><text:span text:style-name="T6">On a : </text:span><text:span text:style-name="T6"><draw:frame draw:style-name="fr5" draw:name="Objet43" text:anchor-type="as-char" svg:width="4.336cm" svg:height="1.591cm" draw:z-index="88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</text:list>
      <text:p text:style-name="P17"/>
      <text:p text:style-name="P65">Propriétés :</text:p>
      <text:p text:style-name="P73"><text:span text:style-name="T6"><text:tab/></text:span><text:span text:style-name="T6"><draw:frame draw:style-name="fr5" draw:name="Objet44" text:anchor-type="as-char" svg:width="2.302cm" svg:height="0.517cm" draw:z-index="89"><draw:object xlink:href="./Object 47" xlink:type="simple" xlink:show="embed" xlink:actuate="onLoad"/><draw:image xlink:href="./ObjectReplacements/Object 47" xlink:type="simple" xlink:show="embed" xlink:actuate="onLoad"/></draw:frame></text:span><text:span text:style-name="T6"><text:tab/><text:tab/>;<text:tab/><text:tab/></text:span><text:span text:style-name="T6"><draw:frame draw:style-name="fr5" draw:name="Objet45" text:anchor-type="as-char" svg:width="4.334cm" svg:height="0.517cm" draw:z-index="94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Standard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86">Propriétés :</text:p>
            <text:list xml:id="list6516440944058346914" text:style-name="L5">
              <text:list-item>
                <text:p text:style-name="P89"><draw:frame draw:style-name="fr5" draw:name="Objet2" text:anchor-type="as-char" svg:width="1.236cm" svg:height="0.517cm" draw:z-index="221"><draw:object xlink:href="./Object 2" xlink:type="simple" xlink:show="embed" xlink:actuate="onLoad"/><draw:image xlink:href="./ObjectReplacements/Object 2" xlink:type="simple" xlink:show="embed" xlink:actuate="onLoad"/><svg:desc>formule</svg:desc></draw:frame> ⇔ <draw:frame draw:style-name="fr5" draw:name="Objet3" text:anchor-type="as-char" svg:width="1.018cm" svg:height="0.467cm" draw:z-index="22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  </text:list-item>
              <text:list-item>
                <text:p text:style-name="P89"><draw:frame draw:style-name="fr5" draw:name="Objet4" text:anchor-type="as-char" svg:width="1.501cm" svg:height="0.517cm" draw:z-index="223"><draw:object xlink:href="./Object 4" xlink:type="simple" xlink:show="embed" xlink:actuate="onLoad"/><draw:image xlink:href="./ObjectReplacements/Object 4" xlink:type="simple" xlink:show="embed" xlink:actuate="onLoad"/><svg:desc>formule</svg:desc></draw:frame> ⇔ <draw:frame draw:style-name="fr5" draw:name="Objet7" text:anchor-type="as-char" svg:width="1.041cm" svg:height="0.467cm" draw:z-index="224"><draw:object xlink:href="./Object 7" xlink:type="simple" xlink:show="embed" xlink:actuate="onLoad"/><draw:image xlink:href="./ObjectReplacements/Object 7" xlink:type="simple" xlink:show="embed" xlink:actuate="onLoad"/><svg:desc>formule</svg:desc></draw:frame> <text:span text:style-name="T5">ou</text:span> <draw:frame draw:style-name="fr5" draw:name="Objet8" text:anchor-type="as-char" svg:width="1.349cm" svg:height="0.467cm" draw:z-index="22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item>
              <text:list-item>
                <text:p text:style-name="P89">Pour tous réels x et y, on a :</text:p>
                <text:list>
                  <text:list-item>
                    <text:p text:style-name="P89"><draw:frame draw:style-name="fr5" draw:name="Objet9" text:anchor-type="as-char" svg:width="2.454cm" svg:height="0.517cm" draw:z-index="226"><draw:object xlink:href="./Object 9" xlink:type="simple" xlink:show="embed" xlink:actuate="onLoad"/><draw:image xlink:href="./ObjectReplacements/Object 9" xlink:type="simple" xlink:show="embed" xlink:actuate="onLoad"/><svg:desc>formule</svg:desc></draw:frame><text:tab/></text:p>
                  </text:list-item>
                  <text:list-item>
                    <text:p text:style-name="P89">si <draw:frame draw:style-name="fr5" draw:name="Objet10" text:anchor-type="as-char" svg:width="1.055cm" svg:height="0.467cm" draw:z-index="227"><draw:object xlink:href="./Object 10" xlink:type="simple" xlink:show="embed" xlink:actuate="onLoad"/><draw:image xlink:href="./ObjectReplacements/Object 10" xlink:type="simple" xlink:show="embed" xlink:actuate="onLoad"/><svg:desc>formule</svg:desc></draw:frame>, <draw:frame draw:style-name="fr5" draw:name="Objet11" text:anchor-type="as-char" svg:width="1.646cm" svg:height="1.097cm" draw:z-index="228"><draw:object xlink:href="./Object 11" xlink:type="simple" xlink:show="embed" xlink:actuate="onLoad"/><draw:image xlink:href="./ObjectReplacements/Object 11" xlink:type="simple" xlink:show="embed" xlink:actuate="onLoad"/><svg:desc>formule</svg:desc></draw:frame><text:tab/></text:p>
                  </text:list-item>
                  <text:list-item>
                    <text:p text:style-name="P89"><draw:frame draw:style-name="fr5" draw:name="Objet1" text:anchor-type="as-char" svg:width="2.88cm" svg:height="0.517cm" draw:z-index="22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5"> (inégalité triangulaire)</text:span></text:p>
                  </text:list-item>
                </text:list>
              </text:list-item>
            </text:list>
          </table:table-cell>
        </table:table-row>
      </table:table>
      <text:p text:style-name="Text_20_body"/>
      <text:h text:style-name="Heading_20_3" text:outline-level="3"><text:span text:style-name="T31">Fonction valeur absolue</text:span></text:h>
      <text:p text:style-name="P72">Définition :</text:p>
      <text:p text:style-name="P73"><text:span text:style-name="T8">La </text:span><text:span text:style-name="T5">fonction valeur absolue</text:span><text:span text:style-name="T8"> est la fonction </text:span><text:span text:style-name="T3">f</text:span> définie sur <text:span text:style-name="T9">ℝ</text:span> par <draw:frame draw:style-name="fr5" draw:name="Objet55" text:anchor-type="as-char" svg:width="1.914cm" svg:height="0.517cm" draw:z-index="107"><draw:object xlink:href="./Object 55" xlink:type="simple" xlink:show="embed" xlink:actuate="onLoad"/><draw:image xlink:href="./ObjectReplacements/Object 55" xlink:type="simple" xlink:show="embed" xlink:actuate="onLoad"/></draw:frame>.</text:p>
      <text:p text:style-name="Standard"/>
      <text:p text:style-name="P72">Propriété :</text:p>
      <text:p text:style-name="P73">La fonction valeur absolue est <text:span text:style-name="T5">strictement décroissante</text:span> sur <draw:frame draw:style-name="fr5" draw:name="Objet56" text:anchor-type="as-char" svg:width="1.579cm" svg:height="0.482cm" draw:z-index="110"><draw:object xlink:href="./Object 56" xlink:type="simple" xlink:show="embed" xlink:actuate="onLoad"/><draw:image xlink:href="./ObjectReplacements/Object 56" xlink:type="simple" xlink:show="embed" xlink:actuate="onLoad"/></draw:frame> et <text:span text:style-name="T5">strictement croissante</text:span> sur <draw:frame draw:style-name="fr5" draw:name="Objet57" text:anchor-type="as-char" svg:width="1.579cm" svg:height="0.482cm" draw:z-index="111"><draw:object xlink:href="./Object 57" xlink:type="simple" xlink:show="embed" xlink:actuate="onLoad"/><draw:image xlink:href="./ObjectReplacements/Object 57" xlink:type="simple" xlink:show="embed" xlink:actuate="onLoad"/></draw:frame>.</text:p>
      <text:p text:style-name="Standard"/>
      <text:p text:style-name="P6">Démonstration :</text:p>
      <text:p text:style-name="Standard">Pour tout réel <text:span text:style-name="T1">x</text:span> positif, <draw:frame draw:style-name="fr5" draw:name="Objet58" text:anchor-type="as-char" svg:width="1.672cm" svg:height="0.483cm" draw:z-index="112"><draw:object xlink:href="./Object 58" xlink:type="simple" xlink:show="embed" xlink:actuate="onLoad"/><draw:image xlink:href="./ObjectReplacements/Object 58" xlink:type="simple" xlink:show="embed" xlink:actuate="onLoad"/></draw:frame> donc <text:span text:style-name="T2">f</text:span> est strictement croissante sur <draw:frame draw:style-name="fr5" draw:name="Objet59" text:anchor-type="as-char" svg:width="1.579cm" svg:height="0.482cm" draw:z-index="113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<text:p text:style-name="Standard">Pour tout réel <text:span text:style-name="T1">x</text:span> négatif, <draw:frame draw:style-name="fr5" draw:name="Objet60" text:anchor-type="as-char" svg:width="1.981cm" svg:height="0.483cm" draw:z-index="116"><draw:object xlink:href="./Object 60" xlink:type="simple" xlink:show="embed" xlink:actuate="onLoad"/><draw:image xlink:href="./ObjectReplacements/Object 60" xlink:type="simple" xlink:show="embed" xlink:actuate="onLoad"/><svg:desc>formule</svg:desc></draw:frame> donc <text:span text:style-name="T2">f</text:span> est strictement décroissante sur <draw:frame draw:style-name="fr5" draw:name="Objet61" text:anchor-type="as-char" svg:width="1.579cm" svg:height="0.482cm" draw:z-index="118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10"><text:soft-page-break/>Tableau de variations :</text:p>
      <text:p text:style-name="P10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>
          <table:table-cell table:style-name="Tableau9.A1" office:value-type="string">
            <text:p text:style-name="P51">x</text:p>
          </table:table-cell>
          <table:table-cell table:style-name="Tableau9.A1" office:value-type="string">
            <text:p text:style-name="P14">–∞</text:p>
          </table:table-cell>
          <table:table-cell table:style-name="Tableau9.C1" office:value-type="string">
            <text:p text:style-name="Table_20_Heading"/>
          </table:table-cell>
          <table:table-cell table:style-name="Tableau9.D1" office:value-type="string">
            <text:p text:style-name="P52">0</text:p>
          </table:table-cell>
          <table:table-cell table:style-name="Tableau9.E1" office:value-type="string">
            <text:p text:style-name="Table_20_Heading"/>
          </table:table-cell>
          <table:table-cell table:style-name="Tableau9.F1" office:value-type="string">
            <text:p text:style-name="P50"><text:span text:style-name="T7">+</text:span><text:span text:style-name="T12">∞</text:span></text:p>
          </table:table-cell>
        </table:table-row>
        <table:table-row table:style-name="Tableau9.2">
          <table:table-cell table:style-name="Tableau9.A2" office:value-type="string">
            <text:p text:style-name="P39"><draw:frame draw:style-name="fr5" draw:name="Objet62" text:anchor-type="as-char" svg:width="0.716cm" svg:height="0.517cm" draw:z-index="119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au9.B2" office:value-type="string">
            <text:p text:style-name="P50"><text:span text:style-name="T7">+</text:span><text:span text:style-name="T12">∞</text:span></text:p>
          </table:table-cell>
          <table:table-cell table:style-name="Tableau9.C2" office:value-type="string">
            <text:p text:style-name="P2"><draw:polygon text:anchor-type="as-char" draw:z-index="17" draw:style-name="gr1" draw:text-style-name="P110" svg:width="1.322cm" svg:height="0.175cm" draw:transform="rotate (-0.698131700797732) translate (0.0562199266322316cm -0.492738085064764cm)" svg:viewBox="0 0 1323 176" draw:points="0,88 1323,88 1058,176 1058,0 1323,88"><text:p/></draw:polygon></text:p>
          </table:table-cell>
          <table:table-cell table:style-name="Tableau9.D2" office:value-type="string">
            <text:p text:style-name="P30">0</text:p>
          </table:table-cell>
          <table:table-cell table:style-name="Tableau9.C2" office:value-type="string">
            <text:p text:style-name="P2"><draw:polygon text:anchor-type="as-char" draw:z-index="19" draw:style-name="gr1" draw:text-style-name="P110" svg:width="1.322cm" svg:height="0.175cm" draw:transform="rotate (0.698131700797732) translate (-0.0571606656206968cm 0.357616356916993cm)" svg:viewBox="0 0 1323 176" draw:points="0,88 1323,88 1058,176 1058,0 1323,88"><text:p/></draw:polygon></text:p>
          </table:table-cell>
          <table:table-cell table:style-name="Tableau9.F2" office:value-type="string">
            <text:p text:style-name="P50"><text:span text:style-name="T7">+</text:span><text:span text:style-name="T12">∞</text:span></text:p>
          </table:table-cell>
        </table:table-row>
      </table:table>
      <text:p text:style-name="P15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86">Propriétés :</text:p>
            <text:list xml:id="list1980923730014349887" text:style-name="L6">
              <text:list-item>
                <text:p text:style-name="P90">La représentation graphique de la fonction valeur absolue est la <text:span text:style-name="T5">réunion</text:span> de <text:span text:style-name="T5">deux droites</text:span>.</text:p>
              </text:list-item>
              <text:list-item>
                <text:p text:style-name="P90">Dans un repère orthogonal <draw:frame draw:style-name="fr5" draw:name="Objet46" text:anchor-type="as-char" svg:width="1.794cm" svg:height="0.526cm" draw:z-index="229"><draw:object xlink:href="./Object 21" xlink:type="simple" xlink:show="embed" xlink:actuate="onLoad"/><draw:image xlink:href="./ObjectReplacements/Object 21" xlink:type="simple" xlink:show="embed" xlink:actuate="onLoad"/><svg:desc>formule</svg:desc></draw:frame>, la courbe représentative de la fonction valeur absolue est <text:span text:style-name="T5">symétrique</text:span> par rapport à l'<text:span text:style-name="T5">axe des ordonnées</text:span>.</text:p>
              </text:list-item>
            </text:list>
          </table:table-cell>
        </table:table-row>
      </table:table>
      <text:p text:style-name="P7"/>
      <text:p text:style-name="P7"><draw:frame draw:style-name="fr3" draw:name="images10" text:anchor-type="paragraph" svg:width="9.837cm" svg:height="6.999cm" draw:z-index="20"><draw:image xlink:href="Pictures/2000000700006077000044A27E7E31785475031D.svm" xlink:type="simple" xlink:show="embed" xlink:actuate="onLoad"/></draw:frame>Démonstration :</text:p>
      <text:p text:style-name="P15"><text:span text:style-name="T6">Soit </text:span><text:span text:style-name="T2">f</text:span> la fonction valeur absolue.</text:p>
      <text:p text:style-name="P15">Pour tout réel <text:span text:style-name="T2">a</text:span>, on a <draw:frame draw:style-name="fr5" draw:name="Objet64" text:anchor-type="as-char" svg:width="4.494cm" svg:height="0.517cm" draw:z-index="61"><draw:object xlink:href="./Object 64" xlink:type="simple" xlink:show="embed" xlink:actuate="onLoad"/><draw:image xlink:href="./ObjectReplacements/Object 64" xlink:type="simple" xlink:show="embed" xlink:actuate="onLoad"/></draw:frame>.</text:p>
      <text:p text:style-name="P15">Les deux points de coordonnées <draw:frame draw:style-name="fr5" draw:name="Objet65" text:anchor-type="as-char" svg:width="1.857cm" svg:height="0.483cm" draw:z-index="62"><draw:object xlink:href="./Object 65" xlink:type="simple" xlink:show="embed" xlink:actuate="onLoad"/><draw:image xlink:href="./ObjectReplacements/Object 65" xlink:type="simple" xlink:show="embed" xlink:actuate="onLoad"/></draw:frame> et <draw:frame draw:style-name="fr5" draw:name="Objet66" text:anchor-type="as-char" svg:width="2.473cm" svg:height="0.483cm" draw:z-index="63"><draw:object xlink:href="./Object 66" xlink:type="simple" xlink:show="embed" xlink:actuate="onLoad"/><draw:image xlink:href="./ObjectReplacements/Object 66" xlink:type="simple" xlink:show="embed" xlink:actuate="onLoad"/></draw:frame> sont donc symétriques par rapport à l'axe des ordonnées.</text:p>
      <text:p text:style-name="P15"/>
      <text:p text:style-name="P11">Remarque :</text:p>
      <text:p text:style-name="Standard"><draw:frame draw:style-name="fr5" draw:name="Objet67" text:anchor-type="as-char" svg:width="1.535cm" svg:height="0.483cm" draw:z-index="70"><draw:object xlink:href="./Object 70" xlink:type="simple" xlink:show="embed" xlink:actuate="onLoad"/><draw:image xlink:href="./ObjectReplacements/Object 70" xlink:type="simple" xlink:show="embed" xlink:actuate="onLoad"/></draw:frame> est une fonction <text:span text:style-name="T2">d </text:span><text:span text:style-name="T6">: </text:span><text:span text:style-name="T6"><draw:frame draw:style-name="fr5" draw:name="Objet68" text:anchor-type="as-char" svg:width="1.194cm" svg:height="0.467cm" draw:z-index="90"><draw:object xlink:href="./Object 71" xlink:type="simple" xlink:show="embed" xlink:actuate="onLoad"/><draw:image xlink:href="./ObjectReplacements/Object 71" xlink:type="simple" xlink:show="embed" xlink:actuate="onLoad"/></draw:frame></text:span><text:span text:style-name="T6"> </text:span><text:span text:style-name="T10"> ℝ</text:span></text:p>
      <text:p text:style-name="Standard"><text:tab/><text:tab/><text:tab/><text:tab/><draw:frame draw:style-name="fr5" draw:name="Objet69" text:anchor-type="as-char" svg:width="1.244cm" svg:height="0.483cm" draw:z-index="91"><draw:object xlink:href="./Object 72" xlink:type="simple" xlink:show="embed" xlink:actuate="onLoad"/><draw:image xlink:href="./ObjectReplacements/Object 72" xlink:type="simple" xlink:show="embed" xlink:actuate="onLoad"/></draw:frame> <draw:g text:anchor-type="as-char" svg:y="-0.21cm" draw:z-index="27" draw:style-name="gr3"><draw:line draw:style-name="gr4" draw:text-style-name="P111" svg:x1="0cm" svg:y1="-0.001cm" svg:x2="0cm" svg:y2="0.165cm"><text:p/></draw:line><draw:line draw:style-name="gr4" draw:text-style-name="P111" svg:x1="0cm" svg:y1="0.082cm" svg:x2="0.529cm" svg:y2="0.082cm"><text:p/></draw:line><draw:line draw:style-name="gr4" draw:text-style-name="P111" svg:x1="0.529cm" svg:y1="0.082cm" svg:x2="0.439cm" svg:y2="-0.001cm"><text:p/></draw:line><draw:line draw:style-name="gr4" draw:text-style-name="P111" svg:x1="0.529cm" svg:y1="0.082cm" svg:x2="0.439cm" svg:y2="0.165cm"><text:p/></draw:line></draw:g> <draw:frame draw:style-name="fr5" draw:name="Objet70" text:anchor-type="as-char" svg:width="2.11cm" svg:height="0.483cm" draw:z-index="92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<draw:frame draw:style-name="fr3" draw:name="images11" text:anchor-type="paragraph" svg:width="13.065cm" svg:height="5.973cm" draw:z-index="29"><draw:image xlink:href="Pictures/200018D60000678F00002F58735114C18D436A96.svm" xlink:type="simple" xlink:show="embed" xlink:actuate="onLoad"/></draw:frame>L'ensemble des points <draw:frame draw:style-name="fr5" draw:name="Objet71" text:anchor-type="as-char" svg:width="3.27cm" svg:height="0.483cm" draw:z-index="93"><draw:object xlink:href="./Object 73" xlink:type="simple" xlink:show="embed" xlink:actuate="onLoad"/><draw:image xlink:href="./ObjectReplacements/Object 73" xlink:type="simple" xlink:show="embed" xlink:actuate="onLoad"/></draw:frame> de l'espace est une <text:span text:style-name="T5">surface</text:span>.</text:p>
      <text:h text:style-name="P105" text:outline-level="1"><text:soft-page-break/>Positions relatives de courbes</text:h>
      <text:h text:style-name="Heading_20_2" text:outline-level="2"><text:span text:style-name="T31">Position relative de deux courbes</text:span>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98">Définitions :</text:p>
            <text:p text:style-name="P99">Soit <text:span text:style-name="T2">f</text:span> et <text:span text:style-name="T2">g</text:span> deux fonctions définies sur un intervalle I, de courbes représentatives <text:span text:style-name="T18">c</text:span><text:span text:style-name="T20">f </text:span><text:s/>et <text:span text:style-name="T23">c</text:span><text:span text:style-name="T20">g</text:span> dans un repère du plan.</text:p>
            <text:list xml:id="list8668280243073508661" text:style-name="L7">
              <text:list-item>
                <text:p text:style-name="P96">On dit que <text:span text:style-name="T2">f</text:span> est <text:span text:style-name="T5">supérieure</text:span> à <text:span text:style-name="T2">g</text:span> (et on note <draw:frame draw:style-name="fr5" draw:name="Objet47" text:anchor-type="as-char" svg:width="1.115cm" svg:height="0.467cm" draw:z-index="230"><draw:object xlink:href="./Object 36" xlink:type="simple" xlink:show="embed" xlink:actuate="onLoad"/><draw:image xlink:href="./ObjectReplacements/Object 36" xlink:type="simple" xlink:show="embed" xlink:actuate="onLoad"/><svg:desc>formule</svg:desc></draw:frame>) sur I lorsque, pour tout réel <text:span text:style-name="T2">x</text:span> de I <draw:frame draw:style-name="fr5" draw:name="Objet48" text:anchor-type="as-char" svg:width="2.314cm" svg:height="0.483cm" draw:z-index="231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          <text:p text:style-name="P97">La courbe <text:span text:style-name="T18">c</text:span><text:span text:style-name="T20">f</text:span> est <text:span text:style-name="T5">au-dessus</text:span> de la courbe <text:span text:style-name="T23">c</text:span><text:span text:style-name="T20">g</text:span> sur l'intervalle I.</text:p>
              </text:list-item>
              <text:list-item>
                <text:p text:style-name="P96">On dit que <text:span text:style-name="T2">f</text:span> est <text:span text:style-name="T5">inférieure</text:span> à <text:span text:style-name="T2">g</text:span> (et on note <draw:frame draw:style-name="fr5" draw:name="Objet49" text:anchor-type="as-char" svg:width="1.115cm" svg:height="0.467cm" draw:z-index="232"><draw:object xlink:href="./Object 49" xlink:type="simple" xlink:show="embed" xlink:actuate="onLoad"/><draw:image xlink:href="./ObjectReplacements/Object 49" xlink:type="simple" xlink:show="embed" xlink:actuate="onLoad"/><svg:desc>formule</svg:desc></draw:frame>) sur I lorsque, pour tout réel <text:span text:style-name="T2">x</text:span> de I <draw:frame draw:style-name="fr5" draw:name="Objet50" text:anchor-type="as-char" svg:width="2.314cm" svg:height="0.483cm" draw:z-index="233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          <text:p text:style-name="P97">La courbe <text:span text:style-name="T18">c</text:span><text:span text:style-name="T20">f</text:span> est <text:span text:style-name="T5">au-dessous</text:span> de la courbe <text:span text:style-name="T23">c</text:span><text:span text:style-name="T20">g</text:span> sur l'intervalle I.</text:p>
              </text:list-item>
              <text:list-item>
                <text:p text:style-name="P96">On dit que <text:span text:style-name="T2">f</text:span> est <text:span text:style-name="T5">égale</text:span> à <text:span text:style-name="T2">g</text:span> (et on note <draw:frame draw:style-name="fr5" draw:name="Objet51" text:anchor-type="as-char" svg:width="1.115cm" svg:height="0.467cm" draw:z-index="234"><draw:object xlink:href="./Object 51" xlink:type="simple" xlink:show="embed" xlink:actuate="onLoad"/><draw:image xlink:href="./ObjectReplacements/Object 51" xlink:type="simple" xlink:show="embed" xlink:actuate="onLoad"/><svg:desc>formule</svg:desc></draw:frame>) sur I lorsque, pour tout réel <text:span text:style-name="T2">x</text:span> de I<draw:frame draw:style-name="fr5" draw:name="Objet52" text:anchor-type="as-char" svg:width="2.314cm" svg:height="0.483cm" draw:z-index="235"><draw:object xlink:href="./Object 52" xlink:type="simple" xlink:show="embed" xlink:actuate="onLoad"/><draw:image xlink:href="./ObjectReplacements/Object 52" xlink:type="simple" xlink:show="embed" xlink:actuate="onLoad"/><svg:desc>formule</svg:desc></draw:frame>.</text:p>
                <text:p text:style-name="P97">La courbe <text:span text:style-name="T18">c</text:span><text:span text:style-name="T20">f</text:span> est <text:span text:style-name="T5">confondue</text:span> avec la courbe <text:span text:style-name="T23">c</text:span><text:span text:style-name="T20">g</text:span> sur l'intervalle I.</text:p>
              </text:list-item>
            </text:list>
          </table:table-cell>
        </table:table-row>
      </table:table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0"/>
            <text:p text:style-name="P10"/>
            <text:p text:style-name="P10">Exemple :</text:p>
            <text:p text:style-name="Standard">Sur <draw:frame draw:style-name="fr5" draw:name="Objet78" text:anchor-type="as-char" svg:width="1.586cm" svg:height="0.482cm" draw:z-index="120"><draw:object xlink:href="./Object 93" xlink:type="simple" xlink:show="embed" xlink:actuate="onLoad"/><draw:image xlink:href="./ObjectReplacements/Object 93" xlink:type="simple" xlink:show="embed" xlink:actuate="onLoad"/><svg:desc>formule</svg:desc></draw:frame>, <draw:frame draw:style-name="fr5" draw:name="Objet79" text:anchor-type="as-char" svg:width="0.944cm" svg:height="0.467cm" draw:z-index="128"><draw:object xlink:href="./Object 94" xlink:type="simple" xlink:show="embed" xlink:actuate="onLoad"/><draw:image xlink:href="./ObjectReplacements/Object 94" xlink:type="simple" xlink:show="embed" xlink:actuate="onLoad"/><svg:desc>formule</svg:desc></draw:frame><draw:g text:anchor-type="as-char" svg:y="-0.21cm" draw:z-index="44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text:span text:style-name="T1">x</text:span> est inférieure à <draw:frame draw:style-name="fr5" draw:name="Objet80" text:anchor-type="as-char" svg:width="0.901cm" svg:height="0.467cm" draw:z-index="129"><draw:object xlink:href="./Object 95" xlink:type="simple" xlink:show="embed" xlink:actuate="onLoad"/><draw:image xlink:href="./ObjectReplacements/Object 95" xlink:type="simple" xlink:show="embed" xlink:actuate="onLoad"/><svg:desc>formule</svg:desc></draw:frame><draw:g text:anchor-type="as-char" svg:y="-0.21cm" draw:z-index="45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draw:frame draw:style-name="fr5" draw:name="Objet81" text:anchor-type="as-char" svg:width="0.716cm" svg:height="0.517cm" draw:z-index="130"><draw:object xlink:href="./Object 96" xlink:type="simple" xlink:show="embed" xlink:actuate="onLoad"/><draw:image xlink:href="./ObjectReplacements/Object 96" xlink:type="simple" xlink:show="embed" xlink:actuate="onLoad"/><svg:desc>formule</svg:desc></draw:frame>.</text:p>
            <text:p text:style-name="Standard">Sur <draw:frame draw:style-name="fr5" draw:name="Objet82" text:anchor-type="as-char" svg:width="1.579cm" svg:height="0.482cm" draw:z-index="131"><draw:object xlink:href="./Object 89" xlink:type="simple" xlink:show="embed" xlink:actuate="onLoad"/><draw:image xlink:href="./ObjectReplacements/Object 89" xlink:type="simple" xlink:show="embed" xlink:actuate="onLoad"/><svg:desc>formule</svg:desc></draw:frame>, <draw:frame draw:style-name="fr5" draw:name="Objet83" text:anchor-type="as-char" svg:width="0.944cm" svg:height="0.467cm" draw:z-index="132"><draw:object xlink:href="./Object 90" xlink:type="simple" xlink:show="embed" xlink:actuate="onLoad"/><draw:image xlink:href="./ObjectReplacements/Object 90" xlink:type="simple" xlink:show="embed" xlink:actuate="onLoad"/><svg:desc>formule</svg:desc></draw:frame><draw:g text:anchor-type="as-char" svg:y="-0.21cm" draw:z-index="42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text:span text:style-name="T1">x</text:span> est égale à <draw:frame draw:style-name="fr5" draw:name="Objet84" text:anchor-type="as-char" svg:width="0.901cm" svg:height="0.467cm" draw:z-index="133"><draw:object xlink:href="./Object 91" xlink:type="simple" xlink:show="embed" xlink:actuate="onLoad"/><draw:image xlink:href="./ObjectReplacements/Object 91" xlink:type="simple" xlink:show="embed" xlink:actuate="onLoad"/><svg:desc>formule</svg:desc></draw:frame><draw:g text:anchor-type="as-char" svg:y="-0.21cm" draw:z-index="43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draw:frame draw:style-name="fr5" draw:name="Objet85" text:anchor-type="as-char" svg:width="0.716cm" svg:height="0.517cm" draw:z-index="134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    </table:table-cell>
          <table:table-cell table:style-name="Tableau10.A1" office:value-type="string">
            <text:p text:style-name="P40"><draw:frame draw:style-name="fr3" draw:name="images12" text:anchor-type="paragraph" svg:width="6.579cm" svg:height="3.948cm" draw:z-index="46"><draw:image xlink:href="Pictures/2000000700004D2C00002E4F13DD19675769806E.svm" xlink:type="simple" xlink:show="embed" xlink:actuate="onLoad"/></draw:frame></text:p>
          </table:table-cell>
        </table:table-row>
      </table:table>
      <text:h text:style-name="P106" text:outline-level="2">Croissances comparées</text:h>
      <text:p text:style-name="Standard">Le plan est muni d'un repère orthonormal <draw:frame draw:style-name="fr5" draw:name="Objet86" text:anchor-type="as-char" svg:width="1.794cm" svg:height="0.526cm" draw:z-index="76"><draw:object xlink:href="./Object 76" xlink:type="simple" xlink:show="embed" xlink:actuate="onLoad"/><draw:image xlink:href="./ObjectReplacements/Object 76" xlink:type="simple" xlink:show="embed" xlink:actuate="onLoad"/></draw:frame>.</text:p>
      <text:p text:style-name="Standard"><text:span text:style-name="T18">c</text:span><text:span text:style-name="T20">f</text:span><text:span text:style-name="T22">, </text:span><text:span text:style-name="T23">c</text:span><text:span text:style-name="T20">g</text:span> et <text:span text:style-name="T18">c</text:span><text:span text:style-name="T20">h</text:span><text:span text:style-name="T21"> </text:span><text:span text:style-name="T22">sont les courbes associées aux fonctions </text:span><text:span text:style-name="T22"><draw:frame draw:style-name="fr5" draw:name="Objet87" text:anchor-type="as-char" svg:width="0.944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2"><draw:g text:anchor-type="as-char" svg:y="-0.21cm" draw:z-index="47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</text:span><text:span text:style-name="T22"> </text:span><text:span text:style-name="T22"><draw:frame draw:style-name="fr5" draw:name="Objet88" text:anchor-type="as-char" svg:width="0.579cm" svg:height="0.527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2">, </text:span><text:span text:style-name="T22"><draw:frame draw:style-name="fr5" draw:name="Objet89" text:anchor-type="as-char" svg:width="0.901cm" svg:height="0.467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22"><draw:g text:anchor-type="as-char" svg:y="-0.21cm" draw:z-index="48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</text:span> <text:span text:style-name="T1">x</text:span> et <draw:frame draw:style-name="fr5" draw:name="Objet90" text:anchor-type="as-char" svg:width="0.857cm" svg:height="0.467cm" draw:z-index="84"><draw:object xlink:href="./Object 85" xlink:type="simple" xlink:show="embed" xlink:actuate="onLoad"/><draw:image xlink:href="./ObjectReplacements/Object 85" xlink:type="simple" xlink:show="embed" xlink:actuate="onLoad"/></draw:frame><draw:g text:anchor-type="as-char" svg:y="-0.21cm" draw:z-index="49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draw:frame draw:style-name="fr5" draw:name="Objet91" text:anchor-type="as-char" svg:width="0.684cm" svg:height="0.504cm" draw:z-index="85"><draw:object xlink:href="./Object 86" xlink:type="simple" xlink:show="embed" xlink:actuate="onLoad"/><draw:image xlink:href="./ObjectReplacements/Object 86" xlink:type="simple" xlink:show="embed" xlink:actuate="onLoad"/></draw:frame>.</text:p>
      <text:p text:style-name="Standard"><text:span text:style-name="T2">f</text:span>, <text:span text:style-name="T2">g</text:span> et <text:span text:style-name="T2">h</text:span> sont définies (et croissantes) sur <draw:frame draw:style-name="fr5" draw:name="Objet94" text:anchor-type="as-char" svg:width="1.579cm" svg:height="0.482cm" draw:z-index="86"><draw:object xlink:href="./Object 97" xlink:type="simple" xlink:show="embed" xlink:actuate="onLoad"/><draw:image xlink:href="./ObjectReplacements/Object 97" xlink:type="simple" xlink:show="embed" xlink:actuate="onLoad"/><svg:desc>formule</svg:desc></draw:frame>.</text:p>
      <text:p text:style-name="Standard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98">Propriétés :</text:p>
            <text:list xml:id="list7752571892049392591" text:style-name="L8">
              <text:list-item>
                <text:p text:style-name="P100">Les points de coordonnées <draw:frame draw:style-name="fr5" draw:name="Objet54" text:anchor-type="as-char" svg:width="1.175cm" svg:height="0.483cm" draw:z-index="237"><draw:object xlink:href="./Object 54" xlink:type="simple" xlink:show="embed" xlink:actuate="onLoad"/><draw:image xlink:href="./ObjectReplacements/Object 54" xlink:type="simple" xlink:show="embed" xlink:actuate="onLoad"/><svg:desc>formule</svg:desc></draw:frame> et <draw:frame draw:style-name="fr5" draw:name="Objet63" text:anchor-type="as-char" svg:width="1.15cm" svg:height="0.483cm" draw:z-index="238"><draw:object xlink:href="./Object 63" xlink:type="simple" xlink:show="embed" xlink:actuate="onLoad"/><draw:image xlink:href="./ObjectReplacements/Object 63" xlink:type="simple" xlink:show="embed" xlink:actuate="onLoad"/><svg:desc>formule</svg:desc></draw:frame> sont communs aux trois courbes <text:span text:style-name="T18">c</text:span><text:span text:style-name="T20">f</text:span>, <text:span text:style-name="T23">c</text:span><text:span text:style-name="T20">g</text:span> et <text:span text:style-name="T18">c</text:span><text:span text:style-name="T20">h</text:span>.</text:p>
              </text:list-item>
              <text:list-item>
                <text:p text:style-name="P100">Sur l'intervalle <draw:frame draw:style-name="fr5" draw:name="Objet72" text:anchor-type="as-char" svg:width="1.15cm" svg:height="0.482cm" draw:z-index="239"><draw:object xlink:href="./Object 74" xlink:type="simple" xlink:show="embed" xlink:actuate="onLoad"/><draw:image xlink:href="./ObjectReplacements/Object 74" xlink:type="simple" xlink:show="embed" xlink:actuate="onLoad"/><svg:desc>formule</svg:desc></draw:frame>, la courbe <text:span text:style-name="T18">c</text:span><text:span text:style-name="T20">f</text:span>, est <text:span text:style-name="T5">au-dessous</text:span> de la courbe <text:span text:style-name="T23">c</text:span><text:span text:style-name="T20">g</text:span> elle-même <text:span text:style-name="T5">au-dessous</text:span> de la courbe <text:span text:style-name="T18">c</text:span><text:span text:style-name="T20">h</text:span>.</text:p>
              </text:list-item>
              <text:list-item>
                <text:p text:style-name="P100">Sur l'intervalle <draw:frame draw:style-name="fr5" draw:name="Objet53" text:anchor-type="as-char" svg:width="1.558cm" svg:height="0.482cm" draw:z-index="236"><draw:object xlink:href="./Object 53" xlink:type="simple" xlink:show="embed" xlink:actuate="onLoad"/><draw:image xlink:href="./ObjectReplacements/Object 53" xlink:type="simple" xlink:show="embed" xlink:actuate="onLoad"/><svg:desc>formule</svg:desc></draw:frame>, la courbe <text:span text:style-name="T18">c</text:span><text:span text:style-name="T20">f</text:span>, est <text:span text:style-name="T5">au-dessus</text:span> de la courbe <text:span text:style-name="T23">c</text:span><text:span text:style-name="T20">g</text:span> elle-même <text:span text:style-name="T5">au-dessus</text:span> de la courbe <text:span text:style-name="T18">c</text:span><text:span text:style-name="T20">h</text:span>.</text:p>
              </text:list-item>
            </text:list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04"/>
            <text:p text:style-name="P103"><text:span text:style-name="T32">Exemple :</text:span></text:p>
            <text:p text:style-name="P55"><text:span text:style-name="T9">∀</text:span><text:span text:style-name="T2">x </text:span><text:span text:style-name="T13">∈</text:span><text:span text:style-name="T13"><draw:frame draw:style-name="fr5" draw:name="Objet97" text:anchor-type="as-char" svg:width="1.173cm" svg:height="0.482cm" draw:z-index="135"><draw:object xlink:href="./Object 98" xlink:type="simple" xlink:show="embed" xlink:actuate="onLoad"/><draw:image xlink:href="./ObjectReplacements/Object 98" xlink:type="simple" xlink:show="embed" xlink:actuate="onLoad"/></draw:frame></text:span>, <draw:frame draw:style-name="fr5" draw:name="Objet98" text:anchor-type="as-char" svg:width="2.013cm" svg:height="0.527cm" draw:z-index="136"><draw:object xlink:href="./Object 101" xlink:type="simple" xlink:show="embed" xlink:actuate="onLoad"/><draw:image xlink:href="./ObjectReplacements/Object 101" xlink:type="simple" xlink:show="embed" xlink:actuate="onLoad"/></draw:frame>.</text:p>
            <text:p text:style-name="Standard">Donc pour <text:span text:style-name="T2">x </text:span><text:span text:style-name="T13">∈</text:span><text:span text:style-name="T13"><draw:frame draw:style-name="fr5" draw:name="Objet103" text:anchor-type="as-char" svg:width="1.173cm" svg:height="0.482cm" draw:z-index="137"><draw:object xlink:href="./Object 106" xlink:type="simple" xlink:show="embed" xlink:actuate="onLoad"/><draw:image xlink:href="./ObjectReplacements/Object 106" xlink:type="simple" xlink:show="embed" xlink:actuate="onLoad"/><svg:desc>formule</svg:desc></draw:frame></text:span>, <draw:frame draw:style-name="fr5" draw:name="Objet99" text:anchor-type="as-char" svg:width="0.579cm" svg:height="0.527cm" draw:z-index="138"><draw:object xlink:href="./Object 102" xlink:type="simple" xlink:show="embed" xlink:actuate="onLoad"/><draw:image xlink:href="./ObjectReplacements/Object 102" xlink:type="simple" xlink:show="embed" xlink:actuate="onLoad"/></draw:frame> est inférieure à <text:span text:style-name="T1">x</text:span> qui est inférieure à <draw:frame draw:style-name="fr5" draw:name="Objet100" text:anchor-type="as-char" svg:width="0.684cm" svg:height="0.504cm" draw:z-index="139"><draw:object xlink:href="./Object 103" xlink:type="simple" xlink:show="embed" xlink:actuate="onLoad"/><draw:image xlink:href="./ObjectReplacements/Object 103" xlink:type="simple" xlink:show="embed" xlink:actuate="onLoad"/></draw:frame>.</text:p>
            <text:p text:style-name="Standard"/>
            <text:p text:style-name="P55"><text:span text:style-name="T9">∀</text:span><text:span text:style-name="T2">x </text:span><text:span text:style-name="T13">∈ </text:span><text:span text:style-name="T13"><draw:frame draw:style-name="fr5" draw:name="Objet101" text:anchor-type="as-char" svg:width="1.566cm" svg:height="0.482cm" draw:z-index="140"><draw:object xlink:href="./Object 104" xlink:type="simple" xlink:show="embed" xlink:actuate="onLoad"/><draw:image xlink:href="./ObjectReplacements/Object 104" xlink:type="simple" xlink:show="embed" xlink:actuate="onLoad"/></draw:frame></text:span>, <draw:frame draw:style-name="fr5" draw:name="Objet102" text:anchor-type="as-char" svg:width="2.013cm" svg:height="0.527cm" draw:z-index="141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  <text:p text:style-name="Standard">Donc pour <text:span text:style-name="T2">x </text:span><text:span text:style-name="T13">∈</text:span><text:span text:style-name="T13"><draw:frame draw:style-name="fr5" draw:name="Objet104" text:anchor-type="as-char" svg:width="1.566cm" svg:height="0.482cm" draw:z-index="142"><draw:object xlink:href="./Object 110" xlink:type="simple" xlink:show="embed" xlink:actuate="onLoad"/><draw:image xlink:href="./ObjectReplacements/Object 110" xlink:type="simple" xlink:show="embed" xlink:actuate="onLoad"/></draw:frame></text:span>, <draw:frame draw:style-name="fr5" draw:name="Objet105" text:anchor-type="as-char" svg:width="0.579cm" svg:height="0.527cm" draw:z-index="143"><draw:object xlink:href="./Object 108" xlink:type="simple" xlink:show="embed" xlink:actuate="onLoad"/><draw:image xlink:href="./ObjectReplacements/Object 108" xlink:type="simple" xlink:show="embed" xlink:actuate="onLoad"/><svg:desc>formule</svg:desc></draw:frame> est supérieure à <text:span text:style-name="T1">x</text:span> qui est supérieure à <draw:frame draw:style-name="fr5" draw:name="Objet106" text:anchor-type="as-char" svg:width="0.684cm" svg:height="0.504cm" draw:z-index="144"><draw:object xlink:href="./Object 109" xlink:type="simple" xlink:show="embed" xlink:actuate="onLoad"/><draw:image xlink:href="./ObjectReplacements/Object 109" xlink:type="simple" xlink:show="embed" xlink:actuate="onLoad"/><svg:desc>formule</svg:desc></draw:frame>.</text:p>
          </table:table-cell>
          <table:table-cell table:style-name="Tableau11.A1" office:value-type="string">
            <text:p text:style-name="P40"><draw:frame draw:style-name="fr2" draw:name="images13" text:anchor-type="paragraph" svg:x="1.076cm" svg:y="0.053cm" svg:width="5.092cm" svg:height="4.579cm" draw:z-index="50"><draw:image xlink:href="Pictures/200000070000445B00003D776938FDFE447D3F49.svm" xlink:type="simple" xlink:show="embed" xlink:actuate="onLoad"/></draw:frame></text:p>
          </table:table-cell>
        </table:table-row>
      </table:table>
      <text:p text:style-name="P6"><text:soft-page-break/>Démonstration :</text:p>
      <text:p text:style-name="Standard">Pour les positions relatives des courbes <text:span text:style-name="T18">c</text:span><text:span text:style-name="T20">f</text:span><text:span text:style-name="T21"> </text:span><text:span text:style-name="T22">et </text:span><text:span text:style-name="T23">c</text:span><text:span text:style-name="T20">g</text:span> sur l'intervalle <draw:frame draw:style-name="fr5" draw:name="Objet107" text:anchor-type="as-char" svg:width="1.579cm" svg:height="0.482cm" draw:z-index="95"><draw:object xlink:href="./Object 107" xlink:type="simple" xlink:show="embed" xlink:actuate="onLoad"/><draw:image xlink:href="./ObjectReplacements/Object 107" xlink:type="simple" xlink:show="embed" xlink:actuate="onLoad"/></draw:frame>, on compare <draw:frame draw:style-name="fr5" draw:name="Objet108" text:anchor-type="as-char" svg:width="1.109cm" svg:height="0.483cm" draw:z-index="100"><draw:object xlink:href="./Object 111" xlink:type="simple" xlink:show="embed" xlink:actuate="onLoad"/><draw:image xlink:href="./ObjectReplacements/Object 111" xlink:type="simple" xlink:show="embed" xlink:actuate="onLoad"/></draw:frame> et <draw:frame draw:style-name="fr5" draw:name="Objet109" text:anchor-type="as-char" svg:width="1.067cm" svg:height="0.483cm" draw:z-index="101"><draw:object xlink:href="./Object 112" xlink:type="simple" xlink:show="embed" xlink:actuate="onLoad"/><draw:image xlink:href="./ObjectReplacements/Object 112" xlink:type="simple" xlink:show="embed" xlink:actuate="onLoad"/></draw:frame>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Standard"><draw:frame draw:style-name="fr5" draw:name="Objet110" text:anchor-type="as-char" svg:width="5.382cm" svg:height="0.543cm" draw:z-index="145"><draw:object xlink:href="./Object 116" xlink:type="simple" xlink:show="embed" xlink:actuate="onLoad"/><draw:image xlink:href="./ObjectReplacements/Object 116" xlink:type="simple" xlink:show="embed" xlink:actuate="onLoad"/><svg:desc>formule</svg:desc></draw:frame>. </text:p>
            <text:p text:style-name="Standard">Or on a le tableau de signe suivant :</text:p>
            <text:p text:style-name="Standard">On a donc bien :</text:p>
            <text:list xml:id="list2083508146877649050" text:style-name="L9">
              <text:list-item>
                <text:p text:style-name="P66">pour <draw:frame draw:style-name="fr5" draw:name="Objet117" text:anchor-type="as-char" svg:width="1.018cm" svg:height="0.467cm" draw:z-index="146"><draw:object xlink:href="./Object 123" xlink:type="simple" xlink:show="embed" xlink:actuate="onLoad"/><draw:image xlink:href="./ObjectReplacements/Object 123" xlink:type="simple" xlink:show="embed" xlink:actuate="onLoad"/></draw:frame>, <draw:frame draw:style-name="fr5" draw:name="Objet118" text:anchor-type="as-char" svg:width="1.157cm" svg:height="0.527cm" draw:z-index="147"><draw:object xlink:href="./Object 124" xlink:type="simple" xlink:show="embed" xlink:actuate="onLoad"/><draw:image xlink:href="./ObjectReplacements/Object 124" xlink:type="simple" xlink:show="embed" xlink:actuate="onLoad"/></draw:frame></text:p>
              </text:list-item>
              <text:list-item>
                <text:p text:style-name="P66"><text:span text:style-name="T9">∀</text:span><text:span text:style-name="T2">x </text:span><text:span text:style-name="T13">∈</text:span><text:span text:style-name="T13"><draw:frame draw:style-name="fr5" draw:name="Objet113" text:anchor-type="as-char" svg:width="1.15cm" svg:height="0.482cm" draw:z-index="148"><draw:object xlink:href="./Object 119" xlink:type="simple" xlink:show="embed" xlink:actuate="onLoad"/><draw:image xlink:href="./ObjectReplacements/Object 119" xlink:type="simple" xlink:show="embed" xlink:actuate="onLoad"/></draw:frame></text:span>, <draw:frame draw:style-name="fr5" draw:name="Objet114" text:anchor-type="as-char" svg:width="1.157cm" svg:height="0.527cm" draw:z-index="161"><draw:object xlink:href="./Object 120" xlink:type="simple" xlink:show="embed" xlink:actuate="onLoad"/><draw:image xlink:href="./ObjectReplacements/Object 120" xlink:type="simple" xlink:show="embed" xlink:actuate="onLoad"/></draw:frame> </text:p>
              </text:list-item>
              <text:list-item>
                <text:p text:style-name="P66">pour <draw:frame draw:style-name="fr5" draw:name="Objet119" text:anchor-type="as-char" svg:width="1.011cm" svg:height="0.467cm" draw:z-index="162"><draw:object xlink:href="./Object 125" xlink:type="simple" xlink:show="embed" xlink:actuate="onLoad"/><draw:image xlink:href="./ObjectReplacements/Object 125" xlink:type="simple" xlink:show="embed" xlink:actuate="onLoad"/><svg:desc>formule</svg:desc></draw:frame>, <draw:frame draw:style-name="fr5" draw:name="Objet120" text:anchor-type="as-char" svg:width="1.157cm" svg:height="0.527cm" draw:z-index="164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    </text:list-item>
              <text:list-item>
                <text:p text:style-name="P66"><text:span text:style-name="T9">∀</text:span><text:span text:style-name="T2">x </text:span><text:span text:style-name="T13">∈ </text:span><text:span text:style-name="T13"><draw:frame draw:style-name="fr5" draw:name="Objet115" text:anchor-type="as-char" svg:width="1.558cm" svg:height="0.482cm" draw:z-index="166"><draw:object xlink:href="./Object 121" xlink:type="simple" xlink:show="embed" xlink:actuate="onLoad"/><draw:image xlink:href="./ObjectReplacements/Object 121" xlink:type="simple" xlink:show="embed" xlink:actuate="onLoad"/><svg:desc>formule</svg:desc></draw:frame></text:span>, <draw:frame draw:style-name="fr5" draw:name="Objet116" text:anchor-type="as-char" svg:width="1.157cm" svg:height="0.527cm" draw:z-index="167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    </text:list-item>
            </text:list>
          </table:table-cell>
          <table:table-cell table:style-name="Tableau12.A1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column table:style-name="Tableau13.F"/>
              <table:table-row>
                <table:table-cell table:style-name="Tableau13.A1" office:value-type="string">
                  <text:p text:style-name="P51">x</text:p>
                </table:table-cell>
                <table:table-cell table:style-name="Tableau13.A1" office:value-type="string">
                  <text:p text:style-name="P52">0</text:p>
                </table:table-cell>
                <table:table-cell table:style-name="Tableau13.C1" office:value-type="string">
                  <text:p text:style-name="Table_20_Heading"/>
                </table:table-cell>
                <table:table-cell table:style-name="Tableau13.D1" office:value-type="string">
                  <text:p text:style-name="P52">1</text:p>
                </table:table-cell>
                <table:table-cell table:style-name="Tableau13.E1" office:value-type="string">
                  <text:p text:style-name="Table_20_Heading"/>
                </table:table-cell>
                <table:table-cell table:style-name="Tableau13.F1" office:value-type="string">
                  <text:p text:style-name="P50"><text:span text:style-name="T7">+</text:span><text:span text:style-name="T12">∞</text:span></text:p>
                </table:table-cell>
              </table:table-row>
              <table:table-row>
                <table:table-cell table:style-name="Tableau13.A2" office:value-type="string">
                  <text:p text:style-name="P39">x</text:p>
                </table:table-cell>
                <table:table-cell table:style-name="Tableau13.B3">
                  <text:p text:style-name="P30"/>
                </table:table-cell>
                <table:table-cell table:style-name="Tableau13.C2" office:value-type="string">
                  <text:p text:style-name="P30">+</text:p>
                </table:table-cell>
                <table:table-cell table:style-name="Tableau13.C2" office:value-type="string">
                  <text:p text:style-name="P30"/>
                </table:table-cell>
                <table:table-cell table:style-name="Tableau13.C2" office:value-type="string">
                  <text:p text:style-name="P30">+</text:p>
                </table:table-cell>
                <table:table-cell table:style-name="Tableau13.F4" office:value-type="string">
                  <text:p text:style-name="Table_20_Contents"/>
                </table:table-cell>
              </table:table-row>
              <table:table-row>
                <table:table-cell table:style-name="Tableau13.A2" office:value-type="string">
                  <text:p text:style-name="P39"><draw:frame draw:style-name="fr5" draw:name="Objet112" text:anchor-type="as-char" svg:width="1.011cm" svg:height="0.467cm" draw:z-index="168"><draw:object xlink:href="./Object 118" xlink:type="simple" xlink:show="embed" xlink:actuate="onLoad"/><draw:image xlink:href="./ObjectReplacements/Object 118" xlink:type="simple" xlink:show="embed" xlink:actuate="onLoad"/></draw:frame></text:p>
                </table:table-cell>
                <table:table-cell table:style-name="Tableau13.B3">
                  <text:p text:style-name="P30"/>
                </table:table-cell>
                <table:table-cell table:style-name="Tableau13.C2" office:value-type="string">
                  <text:p text:style-name="P30">–</text:p>
                </table:table-cell>
                <table:table-cell table:style-name="Tableau13.C2" office:value-type="string">
                  <text:p text:style-name="P30"/>
                </table:table-cell>
                <table:table-cell table:style-name="Tableau13.C2" office:value-type="string">
                  <text:p text:style-name="P30">+</text:p>
                </table:table-cell>
                <table:table-cell table:style-name="Tableau13.F4" office:value-type="string">
                  <text:p text:style-name="Table_20_Contents"/>
                </table:table-cell>
              </table:table-row>
              <table:table-row>
                <table:table-cell table:style-name="Tableau13.A2" office:value-type="string">
                  <text:p text:style-name="P39"><draw:frame draw:style-name="fr5" draw:name="Objet111" text:anchor-type="as-char" svg:width="1.603cm" svg:height="0.483cm" draw:z-index="169"><draw:object xlink:href="./Object 117" xlink:type="simple" xlink:show="embed" xlink:actuate="onLoad"/><draw:image xlink:href="./ObjectReplacements/Object 117" xlink:type="simple" xlink:show="embed" xlink:actuate="onLoad"/></draw:frame></text:p>
                </table:table-cell>
                <table:table-cell table:style-name="Tableau13.B4" office:value-type="float" office:value="0">
                  <text:p text:style-name="P30">0</text:p>
                </table:table-cell>
                <table:table-cell table:style-name="Tableau13.C2" office:value-type="string">
                  <text:p text:style-name="P30">–</text:p>
                </table:table-cell>
                <table:table-cell table:style-name="Tableau13.C2" office:value-type="string">
                  <text:p text:style-name="P30">0</text:p>
                </table:table-cell>
                <table:table-cell table:style-name="Tableau13.C2" office:value-type="string">
                  <text:p text:style-name="P30">+</text:p>
                </table:table-cell>
                <table:table-cell table:style-name="Tableau13.F4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5" text:outline-level="1">Fonctions associées</text:h>
      <text:h text:style-name="P107" text:outline-level="2">Fonction u+k</text:h>
      <text:p text:style-name="P78">Définition :</text:p>
      <text:p text:style-name="P80">Soit <text:span text:style-name="T2">u</text:span> une fonction définie sur une partie <text:span text:style-name="T18">d</text:span> de <text:span text:style-name="T9">ℝ</text:span> et <text:span text:style-name="T2">k</text:span> un réel.</text:p>
      <text:p text:style-name="P80">La fonction notée <text:span text:style-name="T4">u</text:span><text:span text:style-name="T5">+</text:span><text:span text:style-name="T4">k</text:span> est la fonction définie sur <text:span text:style-name="T18">d</text:span> par :</text:p>
      <text:p text:style-name="P79"><draw:frame draw:style-name="fr5" draw:name="Objet121" text:anchor-type="as-char" svg:width="3.642cm" svg:height="0.483cm" draw:z-index="103"><draw:object xlink:href="./Object 67" xlink:type="simple" xlink:show="embed" xlink:actuate="onLoad"/><draw:image xlink:href="./ObjectReplacements/Object 67" xlink:type="simple" xlink:show="embed" xlink:actuate="onLoad"/></draw:frame></text:p>
      <text:p text:style-name="P74"/>
      <text:p text:style-name="P18">Exemple :</text:p>
      <text:p text:style-name="Standard"><text:span text:style-name="T24">Soit </text:span><text:span text:style-name="T25">u</text:span><text:span text:style-name="T24"> la fonction définie sur </text:span><text:span text:style-name="T9">ℝ</text:span> par <draw:frame draw:style-name="fr5" draw:name="Objet122" text:anchor-type="as-char" svg:width="2.312cm" svg:height="0.543cm" draw:z-index="108"><draw:object xlink:href="./Object 68" xlink:type="simple" xlink:show="embed" xlink:actuate="onLoad"/><draw:image xlink:href="./ObjectReplacements/Object 68" xlink:type="simple" xlink:show="embed" xlink:actuate="onLoad"/></draw:frame>.</text:p>
      <text:p text:style-name="Standard">Pour tout réel <text:span text:style-name="T1">x</text:span>, <draw:frame draw:style-name="fr5" draw:name="Objet123" text:anchor-type="as-char" svg:width="6.807cm" svg:height="0.543cm" draw:z-index="109"><draw:object xlink:href="./Object 69" xlink:type="simple" xlink:show="embed" xlink:actuate="onLoad"/><draw:image xlink:href="./ObjectReplacements/Object 69" xlink:type="simple" xlink:show="embed" xlink:actuate="onLoad"/></draw:frame>.</text:p>
      <text:p text:style-name="Standard"/>
      <text:p text:style-name="Standard"/>
      <text:p text:style-name="P72">Propriété :</text:p>
      <text:p text:style-name="P73">Soit <text:span text:style-name="T2">u</text:span> une fonction <text:span text:style-name="T5">monotone</text:span> sur un intervalle I et <text:span text:style-name="T2">k</text:span> un réel.</text:p>
      <text:p text:style-name="P73">La fonction <text:span text:style-name="T2">u</text:span>+<text:span text:style-name="T2">k</text:span> a <text:span text:style-name="T5">même sens de variation</text:span> que <text:span text:style-name="T2">u</text:span> sur I.</text:p>
      <text:p text:style-name="Standard"/>
      <text:p text:style-name="P6">Démonstration :<text:span text:style-name="T6">(on procède par disjonction des cas)</text:span></text:p>
      <text:list xml:id="list612890278358205054" text:style-name="L10">
        <text:list-item>
          <text:p text:style-name="P67">Supposons que <text:span text:style-name="T2">u</text:span> est croissante sur I.</text:p>
        </text:list-item>
      </text:list>
      <text:p text:style-name="Standard">Pour tous réels <text:span text:style-name="T2">a</text:span> et <text:span text:style-name="T2">b</text:span> de I, si <draw:frame draw:style-name="fr5" draw:name="Objet124" text:anchor-type="as-char" svg:width="1.012cm" svg:height="0.467cm" draw:z-index="114"><draw:object xlink:href="./Object 114" xlink:type="simple" xlink:show="embed" xlink:actuate="onLoad"/><draw:image xlink:href="./ObjectReplacements/Object 114" xlink:type="simple" xlink:show="embed" xlink:actuate="onLoad"/></draw:frame> alors <draw:frame draw:style-name="fr5" draw:name="Objet125" text:anchor-type="as-char" svg:width="2.175cm" svg:height="0.483cm" draw:z-index="115"><draw:object xlink:href="./Object 115" xlink:type="simple" xlink:show="embed" xlink:actuate="onLoad"/><draw:image xlink:href="./ObjectReplacements/Object 115" xlink:type="simple" xlink:show="embed" xlink:actuate="onLoad"/></draw:frame>.</text:p>
      <text:p text:style-name="Standard">Donc <draw:frame draw:style-name="fr5" draw:name="Objet126" text:anchor-type="as-char" svg:width="3.318cm" svg:height="0.483cm" draw:z-index="117"><draw:object xlink:href="./Object 127" xlink:type="simple" xlink:show="embed" xlink:actuate="onLoad"/><draw:image xlink:href="./ObjectReplacements/Object 127" xlink:type="simple" xlink:show="embed" xlink:actuate="onLoad"/><svg:desc>formule</svg:desc></draw:frame>, soit <draw:frame draw:style-name="fr5" draw:name="Objet127" text:anchor-type="as-char" svg:width="3.971cm" svg:height="0.483cm" draw:z-index="121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<text:p text:style-name="Standard">Ainsi, <text:span text:style-name="T2">u</text:span>+<text:span text:style-name="T2">k</text:span> est croissante sur I.</text:p>
      <text:list xml:id="list7493748956849382073" text:style-name="L11">
        <text:list-item>
          <text:p text:style-name="P68">Supposons que <text:span text:style-name="T2">u</text:span> est décroissante sur I.</text:p>
        </text:list-item>
      </text:list>
      <text:p text:style-name="Standard">Pour tous réels <text:span text:style-name="T2">a</text:span> et <text:span text:style-name="T2">b</text:span> de I, si <draw:frame draw:style-name="fr5" draw:name="Objet136" text:anchor-type="as-char" svg:width="1.012cm" svg:height="0.467cm" draw:z-index="122"><draw:object xlink:href="./Object 138" xlink:type="simple" xlink:show="embed" xlink:actuate="onLoad"/><draw:image xlink:href="./ObjectReplacements/Object 138" xlink:type="simple" xlink:show="embed" xlink:actuate="onLoad"/><svg:desc>formule</svg:desc></draw:frame> alors <draw:frame draw:style-name="fr5" draw:name="Objet137" text:anchor-type="as-char" svg:width="2.175cm" svg:height="0.483cm" draw:z-index="123"><draw:object xlink:href="./Object 139" xlink:type="simple" xlink:show="embed" xlink:actuate="onLoad"/><draw:image xlink:href="./ObjectReplacements/Object 139" xlink:type="simple" xlink:show="embed" xlink:actuate="onLoad"/><svg:desc>formule</svg:desc></draw:frame>.</text:p>
      <text:p text:style-name="Standard">Donc <draw:frame draw:style-name="fr5" draw:name="Objet138" text:anchor-type="as-char" svg:width="3.318cm" svg:height="0.483cm" draw:z-index="124"><draw:object xlink:href="./Object 140" xlink:type="simple" xlink:show="embed" xlink:actuate="onLoad"/><draw:image xlink:href="./ObjectReplacements/Object 140" xlink:type="simple" xlink:show="embed" xlink:actuate="onLoad"/><svg:desc>formule</svg:desc></draw:frame>, soit <draw:frame draw:style-name="fr5" draw:name="Objet139" text:anchor-type="as-char" svg:width="3.971cm" svg:height="0.483cm" draw:z-index="125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Standard">Ainsi, <text:span text:style-name="T2">u</text:span>+<text:span text:style-name="T2">k</text:span> est décroissante sur I.</text:p>
      <text:p text:style-name="Standard"/>
      <text:p text:style-name="Standard"/>
      <text:p text:style-name="P72"><text:soft-page-break/>Propriété :</text:p>
      <text:p text:style-name="P73">Le plan est muni d'un repère orthogonal <draw:frame draw:style-name="fr5" draw:name="Objet128" text:anchor-type="as-char" svg:width="1.794cm" svg:height="0.526cm" draw:z-index="126"><draw:object xlink:href="./Object 113" xlink:type="simple" xlink:show="embed" xlink:actuate="onLoad"/><draw:image xlink:href="./ObjectReplacements/Object 113" xlink:type="simple" xlink:show="embed" xlink:actuate="onLoad"/></draw:frame>.</text:p>
      <text:p text:style-name="P73">Soit <text:span text:style-name="T2">u</text:span> une fonction définie sur une partie <text:span text:style-name="T18">d</text:span> de <text:span text:style-name="T9">ℝ</text:span> et <text:span text:style-name="T2">k</text:span> un réel.</text:p>
      <text:p text:style-name="P73">La courbe représentative de la fonction <text:span text:style-name="T2">u</text:span>+<text:span text:style-name="T2">k</text:span> est l'image de la courbe représentative de <text:span text:style-name="T2">u</text:span> par la <text:span text:style-name="T5">translation</text:span> de vecteur <draw:frame draw:style-name="fr5" draw:name="Objet129" text:anchor-type="as-char" svg:width="0.704cm" svg:height="0.51cm" draw:z-index="127"><draw:object xlink:href="./Object 130" xlink:type="simple" xlink:show="embed" xlink:actuate="onLoad"/><draw:image xlink:href="./ObjectReplacements/Object 130" xlink:type="simple" xlink:show="embed" xlink:actuate="onLoad"/></draw:frame>.</text:p>
      <text:p text:style-name="P6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6">Démonstration :</text:p>
            <text:p text:style-name="Standard">Soit <text:span text:style-name="T18">c</text:span> la courbe de <text:span text:style-name="T2">u </text:span>et a courbe de <text:span text:style-name="T2">u</text:span>+<text:span text:style-name="T2">k.</text:span></text:p>
            <text:p text:style-name="P17">On considère un point <draw:frame draw:style-name="fr5" draw:name="Objet146" text:anchor-type="as-char" svg:width="2.26cm" svg:height="0.483cm" draw:z-index="170"><draw:object xlink:href="./Object 152" xlink:type="simple" xlink:show="embed" xlink:actuate="onLoad"/><draw:image xlink:href="./ObjectReplacements/Object 152" xlink:type="simple" xlink:show="embed" xlink:actuate="onLoad"/></draw:frame> de la courbe <text:span text:style-name="T18">c</text:span><text:span text:style-name="T24"> et le point </text:span><text:span text:style-name="T24"><draw:frame draw:style-name="fr5" draw:name="Objet141" text:anchor-type="as-char" svg:width="3.03cm" svg:height="0.483cm" draw:z-index="171"><draw:object xlink:href="./Object 153" xlink:type="simple" xlink:show="embed" xlink:actuate="onLoad"/><draw:image xlink:href="./ObjectReplacements/Object 153" xlink:type="simple" xlink:show="embed" xlink:actuate="onLoad"/></draw:frame></text:span><text:span text:style-name="T24"> qui appartient à la courbe </text:span><text:span text:style-name="T18">c'</text:span><text:span text:style-name="T24">.</text:span></text:p>
            <text:p text:style-name="P17"><text:span text:style-name="T24">Alors le vecteur </text:span><text:span text:style-name="T24"><draw:frame draw:style-name="fr5" draw:name="Objet142" text:anchor-type="as-char" svg:width="1.24cm" svg:height="0.526cm" draw:z-index="172"><draw:object xlink:href="./Object 154" xlink:type="simple" xlink:show="embed" xlink:actuate="onLoad"/><draw:image xlink:href="./ObjectReplacements/Object 154" xlink:type="simple" xlink:show="embed" xlink:actuate="onLoad"/></draw:frame></text:span><text:span text:style-name="T24"> a pour coordonnées . Le </text:span><text:span text:style-name="T24"><draw:frame draw:style-name="fr5" draw:name="Objet143" text:anchor-type="as-char" svg:width="1.194cm" svg:height="0.483cm" draw:z-index="173"><draw:object xlink:href="./Object 155" xlink:type="simple" xlink:show="embed" xlink:actuate="onLoad"/><draw:image xlink:href="./ObjectReplacements/Object 155" xlink:type="simple" xlink:show="embed" xlink:actuate="onLoad"/></draw:frame></text:span><text:span text:style-name="T24"> point M' est donc l'image du point M par la translation de vecteur </text:span><text:span text:style-name="T24"><draw:frame draw:style-name="fr5" draw:name="Objet145" text:anchor-type="as-char" svg:width="0.704cm" svg:height="0.51cm" draw:z-index="174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24">.</text:span></text:p>
            <text:p text:style-name="P19"/>
            <text:p text:style-name="P17"><text:span text:style-name="T24">Ce raisonnement est valable pour tout point M de la courbe </text:span><text:span text:style-name="T18">c</text:span><text:span text:style-name="T24">.</text:span></text:p>
            <text:p text:style-name="P19"/>
            <text:p text:style-name="P17"><text:span text:style-name="T24">Donc on obtient la courbe </text:span><text:span text:style-name="T18">c'</text:span><text:span text:style-name="T24"> à partir de la courbe </text:span><text:span text:style-name="T18">c</text:span><text:span text:style-name="T24"> par la translation de vecteur </text:span><text:span text:style-name="T24"><draw:frame draw:style-name="fr5" draw:name="Objet140" text:anchor-type="as-char" svg:width="0.704cm" svg:height="0.51cm" draw:z-index="175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24">.</text:span></text:p>
          </table:table-cell>
          <table:table-cell table:style-name="Tableau14.A1" office:value-type="string">
            <text:p text:style-name="Table_20_Contents"><draw:frame draw:style-name="fr3" draw:name="images14" text:anchor-type="paragraph" svg:width="8.299cm" svg:height="7.862cm" draw:z-index="51"><draw:image xlink:href="Pictures/2000000700003ED800003B8916AC1D9ABE6D85DA.svm" xlink:type="simple" xlink:show="embed" xlink:actuate="onLoad"/></draw:frame></text:p>
          </table:table-cell>
        </table:table-row>
      </table:table>
      <text:p text:style-name="Standard"/>
      <text:h text:style-name="P107" text:outline-level="2">Fonction ku</text:h>
      <text:p text:style-name="P78">Définition :</text:p>
      <text:p text:style-name="P80">Soit <text:span text:style-name="T2">u</text:span> une fonction définie sur une partie <text:span text:style-name="T18">d</text:span> de <text:span text:style-name="T9">ℝ</text:span> et <text:span text:style-name="T2">k</text:span> un réel.</text:p>
      <text:p text:style-name="P80">La fonction notée <text:span text:style-name="T4">ku</text:span> est la fonction définie sur <text:span text:style-name="T18">d</text:span> par :</text:p>
      <text:p text:style-name="P81"><draw:frame draw:style-name="fr5" draw:name="Objet130" text:anchor-type="as-char" svg:width="3.295cm" svg:height="0.483cm" draw:z-index="176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24"/>
      <text:p text:style-name="P18">Exemple :</text:p>
      <text:p text:style-name="Standard"><text:span text:style-name="T24">Soit </text:span><text:span text:style-name="T25">u</text:span><text:span text:style-name="T24"> la fonction définie sur </text:span><text:span text:style-name="T9">ℝ</text:span> par <draw:frame draw:style-name="fr5" draw:name="Objet131" text:anchor-type="as-char" svg:width="2.312cm" svg:height="0.543cm" draw:z-index="177"><draw:object xlink:href="./Object 131" xlink:type="simple" xlink:show="embed" xlink:actuate="onLoad"/><draw:image xlink:href="./ObjectReplacements/Object 131" xlink:type="simple" xlink:show="embed" xlink:actuate="onLoad"/><svg:desc>formule</svg:desc></draw:frame>.</text:p>
      <text:p text:style-name="P20"><text:span text:style-name="T24">Pour tout réel </text:span><text:span text:style-name="T25">x</text:span><text:span text:style-name="T24">, </text:span><text:span text:style-name="T24"><draw:frame draw:style-name="fr5" draw:name="Objet132" text:anchor-type="as-char" svg:width="6.78cm" svg:height="0.543cm" draw:z-index="178"><draw:object xlink:href="./Object 132" xlink:type="simple" xlink:show="embed" xlink:actuate="onLoad"/><draw:image xlink:href="./ObjectReplacements/Object 132" xlink:type="simple" xlink:show="embed" xlink:actuate="onLoad"/></draw:frame></text:span><text:span text:style-name="T24">.</text:span></text:p>
      <text:p text:style-name="P20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86">Propriété :</text:p>
            <text:p text:style-name="P84">Soit <text:span text:style-name="T2">u</text:span> une fonction <text:span text:style-name="T5">monotone</text:span> sur un intervalle I et <text:span text:style-name="T2">k</text:span> un réel.</text:p>
            <text:list xml:id="list4826953192207799567" text:style-name="L12">
              <text:list-item>
                <text:p text:style-name="P91">Si <draw:frame draw:style-name="fr5" draw:name="Objet74" text:anchor-type="as-char" svg:width="1.021cm" svg:height="0.469cm" draw:z-index="241"><draw:object xlink:href="./Object 78" xlink:type="simple" xlink:show="embed" xlink:actuate="onLoad"/><draw:image xlink:href="./ObjectReplacements/Object 78" xlink:type="simple" xlink:show="embed" xlink:actuate="onLoad"/><svg:desc>formule</svg:desc></draw:frame>, la fonction <text:span text:style-name="T2">ku</text:span> a <text:span text:style-name="T5">même sens de variation</text:span> que <text:span text:style-name="T2">u</text:span> sur I.</text:p>
              </text:list-item>
              <text:list-item>
                <text:p text:style-name="P91">Si <draw:frame draw:style-name="fr5" draw:name="Objet73" text:anchor-type="as-char" svg:width="1.02cm" svg:height="0.467cm" draw:z-index="240"><draw:object xlink:href="./Object 75" xlink:type="simple" xlink:show="embed" xlink:actuate="onLoad"/><draw:image xlink:href="./ObjectReplacements/Object 75" xlink:type="simple" xlink:show="embed" xlink:actuate="onLoad"/><svg:desc>formule</svg:desc></draw:frame>, la fonction <text:span text:style-name="T2">ku</text:span> a <text:span text:style-name="T5">le sens de variation contraire</text:span> à celui de <text:span text:style-name="T2">u</text:span> sur I.</text:p>
              </text:list-item>
            </text:list>
          </table:table-cell>
        </table:table-row>
      </table:table>
      <text:p text:style-name="P20"/>
      <text:p text:style-name="P6">Démonstration :</text:p>
      <text:p text:style-name="Standard">Supposons que <text:span text:style-name="T2">u</text:span> est croissante sur I et <draw:frame draw:style-name="fr5" draw:name="Objet149" text:anchor-type="as-char" svg:width="1.02cm" svg:height="0.467cm" draw:z-index="179"><draw:object xlink:href="./Object 157" xlink:type="simple" xlink:show="embed" xlink:actuate="onLoad"/><draw:image xlink:href="./ObjectReplacements/Object 157" xlink:type="simple" xlink:show="embed" xlink:actuate="onLoad"/></draw:frame>.</text:p>
      <text:p text:style-name="Standard">Pour tous réels <text:span text:style-name="T2">a</text:span> et <text:span text:style-name="T2">b</text:span> de I, si <draw:frame draw:style-name="fr5" draw:name="Objet135" text:anchor-type="as-char" svg:width="1.012cm" svg:height="0.467cm" draw:z-index="180"><draw:object xlink:href="./Object 135" xlink:type="simple" xlink:show="embed" xlink:actuate="onLoad"/><draw:image xlink:href="./ObjectReplacements/Object 135" xlink:type="simple" xlink:show="embed" xlink:actuate="onLoad"/><svg:desc>formule</svg:desc></draw:frame> alors <draw:frame draw:style-name="fr5" draw:name="Objet144" text:anchor-type="as-char" svg:width="2.175cm" svg:height="0.483cm" draw:z-index="181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<text:p text:style-name="Standard">Donc <draw:frame draw:style-name="fr5" draw:name="Objet147" text:anchor-type="as-char" svg:width="2.566cm" svg:height="0.483cm" draw:z-index="182"><draw:object xlink:href="./Object 137" xlink:type="simple" xlink:show="embed" xlink:actuate="onLoad"/><draw:image xlink:href="./ObjectReplacements/Object 137" xlink:type="simple" xlink:show="embed" xlink:actuate="onLoad"/><svg:desc>formule</svg:desc></draw:frame>, soit <draw:frame draw:style-name="fr5" draw:name="Objet148" text:anchor-type="as-char" svg:width="3.166cm" svg:height="0.483cm" draw:z-index="183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<text:p text:style-name="P15"><text:span text:style-name="T28">Ainsi, </text:span><text:span text:style-name="T25">ku</text:span><text:span text:style-name="T28"> est croissante sur I.</text:span></text:p>
      <text:p text:style-name="P20">On procède de la même manière pour les autres cas.</text:p>
      <text:p text:style-name="P20"/>
      <text:p text:style-name="P20"/>
      <text:p text:style-name="P77"><text:soft-page-break/>Propriété :</text:p>
      <text:p text:style-name="P73">Le plan est muni d'un repère orthogonal <draw:frame draw:style-name="fr5" draw:name="Objet150" text:anchor-type="as-char" svg:width="1.794cm" svg:height="0.526cm" draw:z-index="184"><draw:object xlink:href="./Object 158" xlink:type="simple" xlink:show="embed" xlink:actuate="onLoad"/><draw:image xlink:href="./ObjectReplacements/Object 158" xlink:type="simple" xlink:show="embed" xlink:actuate="onLoad"/><svg:desc>formule</svg:desc></draw:frame>.</text:p>
      <text:p text:style-name="P73">Soit <text:span text:style-name="T2">u</text:span> une fonction définie sur une partie <text:span text:style-name="T18">d</text:span> de <text:span text:style-name="T9">ℝ</text:span> et <text:span text:style-name="T2">k</text:span> un réel.</text:p>
      <text:p text:style-name="P64"><text:span text:style-name="T28">La courbe représentative de la fonction </text:span><text:span text:style-name="T25">ku</text:span><text:span text:style-name="T28"> s'obtient en</text:span><text:span text:style-name="T29"> multipliant par </text:span><text:span text:style-name="T27">k</text:span><text:span text:style-name="T28"> l'ordonnée </text:span><text:span text:style-name="T25">y</text:span><text:span text:style-name="T28"> de chaque point de la courbe de </text:span><text:span text:style-name="T25">u</text:span><text:span text:style-name="T28">.</text:span></text:p>
      <text:p text:style-name="P20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3">Exemples :</text:p>
            <text:p text:style-name="P23"/>
            <text:p text:style-name="P23"/>
            <text:p text:style-name="P23"/>
            <text:list xml:id="list3419402774097065851" text:style-name="L13">
              <text:list-item>
                <text:p text:style-name="P61"><text:span text:style-name="T28">Les fonctions </text:span><text:span text:style-name="T25">u</text:span><text:span text:style-name="T28">, </text:span><text:span text:style-name="T25">v</text:span><text:span text:style-name="T28"> et </text:span><text:span text:style-name="T25">w</text:span><text:span text:style-name="T28"> sont définies sur </text:span><text:span text:style-name="T10">ℝ</text:span><text:span text:style-name="T28"> par </text:span><text:span text:style-name="T28"><draw:frame draw:style-name="fr5" draw:name="Objet151" text:anchor-type="as-char" svg:width="1.744cm" svg:height="0.543cm" draw:z-index="185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28">, </text:span><text:span text:style-name="T28"><draw:frame draw:style-name="fr5" draw:name="Objet152" text:anchor-type="as-char" svg:width="1.99cm" svg:height="0.543cm" draw:z-index="186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8"> et </text:span><text:span text:style-name="T28"><draw:frame draw:style-name="fr5" draw:name="Objet153" text:anchor-type="as-char" svg:width="2.489cm" svg:height="0.998cm" draw:z-index="187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8">.</text:span></text:p>
              </text:list-item>
            </text:list>
          </table:table-cell>
          <table:table-cell table:style-name="Tableau15.A1" office:value-type="string">
            <text:p text:style-name="P43"><draw:frame draw:style-name="fr3" draw:name="images15" text:anchor-type="paragraph" svg:width="6.616cm" svg:height="5.327cm" draw:z-index="52"><draw:image xlink:href="Pictures/200000070000619200004E8D54212545125EBABB.svm" xlink:type="simple" xlink:show="embed" xlink:actuate="onLoad"/></draw:frame></text:p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3"/>
            <text:p text:style-name="P23"/>
            <text:p text:style-name="P23"/>
            <text:list xml:id="list181248327352249" text:continue-numbering="true" text:style-name="L13">
              <text:list-item>
                <text:p text:style-name="P61"><text:span text:style-name="T30">Cas particulier :</text:span><text:span text:style-name="T28"> lorsque </text:span><text:span text:style-name="T28"><draw:frame draw:style-name="fr5" draw:name="Objet154" text:anchor-type="as-char" svg:width="1.321cm" svg:height="0.467cm" draw:z-index="18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28"> , les courbes représentatives de </text:span><text:span text:style-name="T25">u</text:span><text:span text:style-name="T28"> et </text:span><text:span text:style-name="T25">-u</text:span><text:span text:style-name="T28"> sont symétriques par rapport à l'axe des abscisses.</text:span></text:p>
              </text:list-item>
            </text:list>
          </table:table-cell>
          <table:table-cell table:style-name="Tableau16.A1" office:value-type="string">
            <text:p text:style-name="P43"><draw:frame draw:style-name="fr3" draw:name="images16" text:anchor-type="paragraph" svg:width="6.646cm" svg:height="4.503cm" draw:z-index="53"><draw:image xlink:href="Pictures/2000000700005223000037AD629E5957CC32DBD9.svm" xlink:type="simple" xlink:show="embed" xlink:actuate="onLoad"/></draw:frame></text:p>
          </table:table-cell>
        </table:table-row>
      </table:table>
      <text:h text:style-name="P108" text:outline-level="2"><text:span text:style-name="T6">Fonction </text:span><text:span text:style-name="T6"><draw:frame draw:style-name="fr5" draw:name="Objet155" text:anchor-type="as-char" svg:width="0.78cm" svg:height="0.594cm" draw:z-index="189"><draw:object xlink:href="./Object 160" xlink:type="simple" xlink:show="embed" xlink:actuate="onLoad"/><draw:image xlink:href="./ObjectReplacements/Object 160" xlink:type="simple" xlink:show="embed" xlink:actuate="onLoad"/></draw:frame></text:span></text:h>
      <text:p text:style-name="P78">Définition :</text:p>
      <text:p text:style-name="P64"><text:span text:style-name="T28">Soit </text:span><text:span text:style-name="T25">u</text:span><text:span text:style-name="T28"> une fonction définie sur une partie </text:span><text:span text:style-name="T19">d</text:span><text:span text:style-name="T28"> de </text:span><text:span text:style-name="T10">ℝ</text:span><text:span text:style-name="T28"> telle que, pour tout réel </text:span><text:span text:style-name="T26">x</text:span> de <text:span text:style-name="T19">d</text:span><text:span text:style-name="T28">, </text:span><text:span text:style-name="T28"><draw:frame draw:style-name="fr5" draw:name="Objet156" text:anchor-type="as-char" svg:width="1.588cm" svg:height="0.483cm" draw:z-index="190"><draw:object xlink:href="./Object 161" xlink:type="simple" xlink:show="embed" xlink:actuate="onLoad"/><draw:image xlink:href="./ObjectReplacements/Object 161" xlink:type="simple" xlink:show="embed" xlink:actuate="onLoad"/></draw:frame></text:span><text:span text:style-name="T28">.</text:span></text:p>
      <text:p text:style-name="P64"><text:span text:style-name="T28">La </text:span><text:span text:style-name="T29">fonction racine carrée de </text:span><text:span text:style-name="T27">u</text:span><text:span text:style-name="T28"> notée </text:span><text:span text:style-name="T28"><draw:frame draw:style-name="fr5" draw:name="Objet157" text:anchor-type="as-char" svg:width="0.683cm" svg:height="0.504cm" draw:z-index="191"><draw:object xlink:href="./Object 165" xlink:type="simple" xlink:show="embed" xlink:actuate="onLoad"/><draw:image xlink:href="./ObjectReplacements/Object 165" xlink:type="simple" xlink:show="embed" xlink:actuate="onLoad"/></draw:frame></text:span><text:span text:style-name="T28">, est la fonction définie sur </text:span><text:span text:style-name="T19">d</text:span><text:span text:style-name="T28"> par :</text:span></text:p>
      <text:p text:style-name="P76"><draw:frame draw:style-name="fr5" draw:name="Objet158" text:anchor-type="as-char" svg:width="3.02cm" svg:height="0.52cm" draw:z-index="192"><draw:object xlink:href="./Object 167" xlink:type="simple" xlink:show="embed" xlink:actuate="onLoad"/><draw:image xlink:href="./ObjectReplacements/Object 167" xlink:type="simple" xlink:show="embed" xlink:actuate="onLoad"/></draw:frame></text:p>
      <text:p text:style-name="P20"/>
      <text:p text:style-name="P18">Exemple :</text:p>
      <text:p text:style-name="Standard"><text:span text:style-name="T24">Soit </text:span><text:span text:style-name="T25">u</text:span><text:span text:style-name="T24"> la fonction définie sur </text:span><text:span text:style-name="T9">ℝ</text:span> par <draw:frame draw:style-name="fr5" draw:name="Objet159" text:anchor-type="as-char" svg:width="2.312cm" svg:height="0.543cm" draw:z-index="193"><draw:object xlink:href="./Object 168" xlink:type="simple" xlink:show="embed" xlink:actuate="onLoad"/><draw:image xlink:href="./ObjectReplacements/Object 168" xlink:type="simple" xlink:show="embed" xlink:actuate="onLoad"/><svg:desc>formule</svg:desc></draw:frame>. Alors pour tout réel <text:span text:style-name="T1">x</text:span>, <draw:frame draw:style-name="fr5" draw:name="Objet161" text:anchor-type="as-char" svg:width="1.588cm" svg:height="0.483cm" draw:z-index="197"><draw:object xlink:href="./Object 170" xlink:type="simple" xlink:show="embed" xlink:actuate="onLoad"/><draw:image xlink:href="./ObjectReplacements/Object 170" xlink:type="simple" xlink:show="embed" xlink:actuate="onLoad"/></draw:frame></text:p>
      <text:p text:style-name="P15"><text:span text:style-name="T28">La fonction </text:span><text:span text:style-name="T28"><draw:frame draw:style-name="fr5" draw:name="Objet160" text:anchor-type="as-char" svg:width="0.683cm" svg:height="0.504cm" draw:z-index="198"><draw:object xlink:href="./Object 169" xlink:type="simple" xlink:show="embed" xlink:actuate="onLoad"/><draw:image xlink:href="./ObjectReplacements/Object 169" xlink:type="simple" xlink:show="embed" xlink:actuate="onLoad"/></draw:frame></text:span><text:span text:style-name="T28"> est la fonction définie sur </text:span><text:span text:style-name="T10">ℝ</text:span> par <draw:frame draw:style-name="fr5" draw:name="Objet162" text:anchor-type="as-char" svg:width="4.561cm" svg:height="0.586cm" draw:z-index="199"><draw:object xlink:href="./Object 171" xlink:type="simple" xlink:show="embed" xlink:actuate="onLoad"/><draw:image xlink:href="./ObjectReplacements/Object 171" xlink:type="simple" xlink:show="embed" xlink:actuate="onLoad"/></draw:frame>.</text:p>
      <text:p text:style-name="P15"/>
      <text:p text:style-name="P15"/>
      <text:p text:style-name="P72">Propriété :</text:p>
      <text:p text:style-name="P73">Soit <text:span text:style-name="T2">u</text:span> une fonction <text:span text:style-name="T5">monotone</text:span> et à <text:span text:style-name="T5">valeurs positives</text:span> sur un intervalle I.</text:p>
      <text:p text:style-name="P64">La fonction <text:span text:style-name="T2"><draw:frame draw:style-name="fr5" draw:name="Objet163" text:anchor-type="as-char" svg:width="0.683cm" svg:height="0.504cm" draw:z-index="200"><draw:object xlink:href="./Object 172" xlink:type="simple" xlink:show="embed" xlink:actuate="onLoad"/><draw:image xlink:href="./ObjectReplacements/Object 172" xlink:type="simple" xlink:show="embed" xlink:actuate="onLoad"/><svg:desc>formule</svg:desc></draw:frame></text:span> a même sens de variation que <text:span text:style-name="T2">u</text:span> sur I.</text:p>
      <text:p text:style-name="P15"/>
      <text:p text:style-name="P6">Démonstration :</text:p>
      <text:p text:style-name="Standard">Supposons que <text:span text:style-name="T2">u</text:span> est croissante sur I et à valeurs positives.</text:p>
      <text:p text:style-name="Standard">Pour tous réels <text:span text:style-name="T2">a</text:span> et <text:span text:style-name="T2">b</text:span> de I, si <draw:frame draw:style-name="fr5" draw:name="Objet164" text:anchor-type="as-char" svg:width="1.012cm" svg:height="0.467cm" draw:z-index="202"><draw:object xlink:href="./Object 173" xlink:type="simple" xlink:show="embed" xlink:actuate="onLoad"/><draw:image xlink:href="./ObjectReplacements/Object 173" xlink:type="simple" xlink:show="embed" xlink:actuate="onLoad"/><svg:desc>formule</svg:desc></draw:frame> alors <draw:frame draw:style-name="fr5" draw:name="Objet165" text:anchor-type="as-char" svg:width="2.752cm" svg:height="0.483cm" draw:z-index="205"><draw:object xlink:href="./Object 174" xlink:type="simple" xlink:show="embed" xlink:actuate="onLoad"/><draw:image xlink:href="./ObjectReplacements/Object 174" xlink:type="simple" xlink:show="embed" xlink:actuate="onLoad"/><svg:desc>formule</svg:desc></draw:frame>.</text:p>
      <text:p text:style-name="Standard">La fonction racine carrée étant croissante sur <draw:frame draw:style-name="fr5" draw:name="Objet168" text:anchor-type="as-char" svg:width="1.579cm" svg:height="0.482cm" draw:z-index="206"><draw:object xlink:href="./Object 177" xlink:type="simple" xlink:show="embed" xlink:actuate="onLoad"/><draw:image xlink:href="./ObjectReplacements/Object 177" xlink:type="simple" xlink:show="embed" xlink:actuate="onLoad"/></draw:frame>, on obtient <draw:frame draw:style-name="fr5" draw:name="Objet166" text:anchor-type="as-char" svg:width="2.693cm" svg:height="0.52cm" draw:z-index="207"><draw:object xlink:href="./Object 175" xlink:type="simple" xlink:show="embed" xlink:actuate="onLoad"/><draw:image xlink:href="./ObjectReplacements/Object 175" xlink:type="simple" xlink:show="embed" xlink:actuate="onLoad"/></draw:frame>, soit <draw:frame draw:style-name="fr5" draw:name="Objet167" text:anchor-type="as-char" svg:width="3.291cm" svg:height="0.52cm" draw:z-index="208"><draw:object xlink:href="./Object 176" xlink:type="simple" xlink:show="embed" xlink:actuate="onLoad"/><draw:image xlink:href="./ObjectReplacements/Object 176" xlink:type="simple" xlink:show="embed" xlink:actuate="onLoad"/></draw:frame></text:p>
      <text:p text:style-name="P20"><text:span text:style-name="T24">Ainsi, </text:span><text:span text:style-name="T24"><draw:frame draw:style-name="fr5" draw:name="Objet169" text:anchor-type="as-char" svg:width="0.683cm" svg:height="0.504cm" draw:z-index="209"><draw:object xlink:href="./Object 178" xlink:type="simple" xlink:show="embed" xlink:actuate="onLoad"/><draw:image xlink:href="./ObjectReplacements/Object 178" xlink:type="simple" xlink:show="embed" xlink:actuate="onLoad"/></draw:frame></text:span><text:span text:style-name="T24"> est croissante sur I.</text:span></text:p>
      <text:h text:style-name="P108" text:outline-level="2"><text:soft-page-break/><text:span text:style-name="T6">Fonction </text:span><text:span text:style-name="T6"><draw:frame draw:style-name="fr5" draw:name="Objet171" text:anchor-type="as-char" svg:width="0.603cm" svg:height="1.177cm" draw:z-index="149"><draw:object xlink:href="./Object 180" xlink:type="simple" xlink:show="embed" xlink:actuate="onLoad"/><draw:image xlink:href="./ObjectReplacements/Object 180" xlink:type="simple" xlink:show="embed" xlink:actuate="onLoad"/></draw:frame></text:span></text:h>
      <text:p text:style-name="P78">Définition :</text:p>
      <text:p text:style-name="P64"><text:span text:style-name="T28">Soit </text:span><text:span text:style-name="T25">u</text:span><text:span text:style-name="T28"> une fonction définie sur une partie </text:span><text:span text:style-name="T19">d</text:span><text:span text:style-name="T28"> de </text:span><text:span text:style-name="T10">ℝ</text:span><text:span text:style-name="T28"> telle que, pour tout réel </text:span><text:span text:style-name="T26">x</text:span> de <text:span text:style-name="T19">d</text:span><text:span text:style-name="T28">, </text:span><text:span text:style-name="T28"><draw:frame draw:style-name="fr5" draw:name="Objet172" text:anchor-type="as-char" svg:width="1.605cm" svg:height="0.483cm" draw:z-index="150"><draw:object xlink:href="./Object 181" xlink:type="simple" xlink:show="embed" xlink:actuate="onLoad"/><draw:image xlink:href="./ObjectReplacements/Object 181" xlink:type="simple" xlink:show="embed" xlink:actuate="onLoad"/></draw:frame></text:span><text:span text:style-name="T28">.</text:span></text:p>
      <text:p text:style-name="P64"><text:span text:style-name="T28">La </text:span><text:span text:style-name="T29">fonction inverse de </text:span><text:span text:style-name="T27">u</text:span><text:span text:style-name="T28"> notée </text:span><text:span text:style-name="T28"><draw:frame draw:style-name="fr5" draw:name="Objet173" text:anchor-type="as-char" svg:width="0.52cm" svg:height="0.998cm" draw:z-index="151"><draw:object xlink:href="./Object 182" xlink:type="simple" xlink:show="embed" xlink:actuate="onLoad"/><draw:image xlink:href="./ObjectReplacements/Object 182" xlink:type="simple" xlink:show="embed" xlink:actuate="onLoad"/></draw:frame></text:span><text:span text:style-name="T28">, est la fonction définie sur </text:span><text:span text:style-name="T19">d</text:span><text:span text:style-name="T28"> par :</text:span></text:p>
      <text:p text:style-name="P76"><draw:frame draw:style-name="fr5" draw:name="Objet174" text:anchor-type="as-char" svg:width="2.743cm" svg:height="1.097cm" draw:z-index="152"><draw:object xlink:href="./Object 183" xlink:type="simple" xlink:show="embed" xlink:actuate="onLoad"/><draw:image xlink:href="./ObjectReplacements/Object 183" xlink:type="simple" xlink:show="embed" xlink:actuate="onLoad"/></draw:frame></text:p>
      <text:p text:style-name="P20"/>
      <text:p text:style-name="P18">Exemple :</text:p>
      <text:p text:style-name="Standard"><text:span text:style-name="T24">Soit </text:span><text:span text:style-name="T25">u</text:span><text:span text:style-name="T24"> la fonction définie sur </text:span><text:span text:style-name="T9">ℝ</text:span> par <draw:frame draw:style-name="fr5" draw:name="Objet175" text:anchor-type="as-char" svg:width="2.312cm" svg:height="0.543cm" draw:z-index="153"><draw:object xlink:href="./Object 184" xlink:type="simple" xlink:show="embed" xlink:actuate="onLoad"/><draw:image xlink:href="./ObjectReplacements/Object 184" xlink:type="simple" xlink:show="embed" xlink:actuate="onLoad"/><svg:desc>formule</svg:desc></draw:frame>. Alors pour tout réel <text:span text:style-name="T1">x</text:span>, <draw:frame draw:style-name="fr5" draw:name="Objet176" text:anchor-type="as-char" svg:width="1.588cm" svg:height="0.483cm" draw:z-index="154"><draw:object xlink:href="./Object 185" xlink:type="simple" xlink:show="embed" xlink:actuate="onLoad"/><draw:image xlink:href="./ObjectReplacements/Object 185" xlink:type="simple" xlink:show="embed" xlink:actuate="onLoad"/><svg:desc>formule</svg:desc></draw:frame></text:p>
      <text:p text:style-name="P15"><text:span text:style-name="T28">La fonction </text:span><text:span text:style-name="T28"><draw:frame draw:style-name="fr5" draw:name="Objet177" text:anchor-type="as-char" svg:width="0.52cm" svg:height="0.998cm" draw:z-index="155"><draw:object xlink:href="./Object 186" xlink:type="simple" xlink:show="embed" xlink:actuate="onLoad"/><draw:image xlink:href="./ObjectReplacements/Object 186" xlink:type="simple" xlink:show="embed" xlink:actuate="onLoad"/></draw:frame></text:span><text:span text:style-name="T28"> est la fonction définie sur </text:span><text:span text:style-name="T10">ℝ</text:span> par <draw:frame draw:style-name="fr5" draw:name="Objet178" text:anchor-type="as-char" svg:width="4.124cm" svg:height="1.108cm" draw:z-index="156"><draw:object xlink:href="./Object 187" xlink:type="simple" xlink:show="embed" xlink:actuate="onLoad"/><draw:image xlink:href="./ObjectReplacements/Object 187" xlink:type="simple" xlink:show="embed" xlink:actuate="onLoad"/></draw:frame>.</text:p>
      <text:p text:style-name="P15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6">Propriétés :</text:p>
            <text:list xml:id="list2164431986633012896" text:style-name="L14">
              <text:list-item>
                <text:p text:style-name="P92">Soit <text:span text:style-name="T2">u</text:span> une <text:span text:style-name="T5">fonction monotone</text:span> et à valeurs strictement <text:span text:style-name="T5">positives</text:span> sur un intervalle I.</text:p>
              </text:list-item>
            </text:list>
            <text:p text:style-name="P84">La fonction <draw:frame draw:style-name="fr5" draw:name="Objet76" text:anchor-type="as-char" svg:width="0.52cm" svg:height="0.998cm" draw:z-index="243"><draw:object xlink:href="./Object 80" xlink:type="simple" xlink:show="embed" xlink:actuate="onLoad"/><draw:image xlink:href="./ObjectReplacements/Object 80" xlink:type="simple" xlink:show="embed" xlink:actuate="onLoad"/><svg:desc>formule</svg:desc></draw:frame> a le <text:span text:style-name="T5">sens de variation contraire</text:span> à celui de <text:span text:style-name="T2">u</text:span> sur I.</text:p>
            <text:list xml:id="list181249044393739" text:continue-numbering="true" text:style-name="L14">
              <text:list-item>
                <text:p text:style-name="P92">Soit <text:span text:style-name="T2">u</text:span> une <text:span text:style-name="T5">fonction monotone</text:span> et à valeurs strictement <text:span text:style-name="T5">négatives</text:span> sur un intervalle I.</text:p>
              </text:list-item>
            </text:list>
            <text:p text:style-name="P84">La fonction <draw:frame draw:style-name="fr5" draw:name="Objet75" text:anchor-type="as-char" svg:width="0.52cm" svg:height="0.998cm" draw:z-index="242"><draw:object xlink:href="./Object 79" xlink:type="simple" xlink:show="embed" xlink:actuate="onLoad"/><draw:image xlink:href="./ObjectReplacements/Object 79" xlink:type="simple" xlink:show="embed" xlink:actuate="onLoad"/><svg:desc>formule</svg:desc></draw:frame> a le <text:span text:style-name="T5">sens de variation contraire</text:span> à celui de <text:span text:style-name="T2">u</text:span> sur I.</text:p>
          </table:table-cell>
        </table:table-row>
      </table:table>
      <text:p text:style-name="P15"/>
      <text:p text:style-name="P6">Démonstration :</text:p>
      <text:p text:style-name="Standard">Supposons que <text:span text:style-name="T2">u</text:span> est croissante sur I et à valeurs strictement positives.</text:p>
      <text:p text:style-name="Standard">Pour tous réels <text:span text:style-name="T2">a</text:span> et <text:span text:style-name="T2">b</text:span> de I, si <draw:frame draw:style-name="fr5" draw:name="Objet180" text:anchor-type="as-char" svg:width="1.012cm" svg:height="0.467cm" draw:z-index="157"><draw:object xlink:href="./Object 189" xlink:type="simple" xlink:show="embed" xlink:actuate="onLoad"/><draw:image xlink:href="./ObjectReplacements/Object 189" xlink:type="simple" xlink:show="embed" xlink:actuate="onLoad"/><svg:desc>formule</svg:desc></draw:frame> alors <draw:frame draw:style-name="fr5" draw:name="Objet181" text:anchor-type="as-char" svg:width="2.752cm" svg:height="0.483cm" draw:z-index="158"><draw:object xlink:href="./Object 190" xlink:type="simple" xlink:show="embed" xlink:actuate="onLoad"/><draw:image xlink:href="./ObjectReplacements/Object 190" xlink:type="simple" xlink:show="embed" xlink:actuate="onLoad"/><svg:desc>formule</svg:desc></draw:frame>.</text:p>
      <text:p text:style-name="Standard">La fonction inverse étant décroissante sur <draw:frame draw:style-name="fr5" draw:name="Objet182" text:anchor-type="as-char" svg:width="1.579cm" svg:height="0.482cm" draw:z-index="159"><draw:object xlink:href="./Object 191" xlink:type="simple" xlink:show="embed" xlink:actuate="onLoad"/><draw:image xlink:href="./ObjectReplacements/Object 191" xlink:type="simple" xlink:show="embed" xlink:actuate="onLoad"/><svg:desc>formule</svg:desc></draw:frame>, on obtient <draw:frame draw:style-name="fr5" draw:name="Objet183" text:anchor-type="as-char" svg:width="2.332cm" svg:height="1.014cm" draw:z-index="160"><draw:object xlink:href="./Object 192" xlink:type="simple" xlink:show="embed" xlink:actuate="onLoad"/><draw:image xlink:href="./ObjectReplacements/Object 192" xlink:type="simple" xlink:show="embed" xlink:actuate="onLoad"/></draw:frame>, soit </text:p>
      <text:p text:style-name="P20"><draw:frame draw:style-name="fr5" draw:name="Objet184" text:anchor-type="as-char" svg:width="3.099cm" svg:height="1.097cm" draw:z-index="163"><draw:object xlink:href="./Object 193" xlink:type="simple" xlink:show="embed" xlink:actuate="onLoad"/><draw:image xlink:href="./ObjectReplacements/Object 193" xlink:type="simple" xlink:show="embed" xlink:actuate="onLoad"/></draw:frame></text:p>
      <text:p text:style-name="P20">Ainsi, <draw:frame draw:style-name="fr5" draw:name="Objet170" text:anchor-type="as-char" svg:width="0.52cm" svg:height="0.998cm" draw:z-index="165"><draw:object xlink:href="./Object 179" xlink:type="simple" xlink:show="embed" xlink:actuate="onLoad"/><draw:image xlink:href="./ObjectReplacements/Object 179" xlink:type="simple" xlink:show="embed" xlink:actuate="onLoad"/></draw:frame> est décroissante sur I.</text:p>
      <text:h text:style-name="Heading_20_2" text:outline-level="2">S<text:span text:style-name="T31">omme et produit de fonctions</text:span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6">Définitions :</text:p>
            <text:p text:style-name="P94">Soit <text:span text:style-name="T2">u</text:span> et <text:span text:style-name="T2">v</text:span> deux fonctions définies sur partie <text:span text:style-name="T19">d</text:span> de ℝ.</text:p>
            <text:list xml:id="list7811329709573937641" text:style-name="L15">
              <text:list-item>
                <text:p text:style-name="P93">La <text:span text:style-name="T5">fonction somme</text:span> de <text:span text:style-name="T2">u</text:span> et <text:span text:style-name="T2">v</text:span> notée <draw:frame draw:style-name="fr5" draw:name="Objet92" text:anchor-type="as-char" svg:width="0.99cm" svg:height="0.467cm" draw:z-index="245"><draw:object xlink:href="./Object 87" xlink:type="simple" xlink:show="embed" xlink:actuate="onLoad"/><draw:image xlink:href="./ObjectReplacements/Object 87" xlink:type="simple" xlink:show="embed" xlink:actuate="onLoad"/><svg:desc>formule</svg:desc></draw:frame>, est la fonction définie sur <text:span text:style-name="T19">d</text:span> par :</text:p>
              </text:list-item>
            </text:list>
            <text:p text:style-name="P87"><draw:frame draw:style-name="fr5" draw:name="Objet93" text:anchor-type="as-char" svg:width="4.226cm" svg:height="0.483cm" draw:z-index="246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  <text:list xml:id="list181247201237234" text:continue-numbering="true" text:style-name="L15">
              <text:list-item>
                <text:p text:style-name="P93">La <text:span text:style-name="T5">fonction produit</text:span> de <text:span text:style-name="T2">u</text:span> et <text:span text:style-name="T2">v</text:span> notée <draw:frame draw:style-name="fr5" draw:name="Objet95" text:anchor-type="as-char" svg:width="0.99cm" svg:height="0.467cm" draw:z-index="247"><draw:object xlink:href="./Object 99" xlink:type="simple" xlink:show="embed" xlink:actuate="onLoad"/><draw:image xlink:href="./ObjectReplacements/Object 99" xlink:type="simple" xlink:show="embed" xlink:actuate="onLoad"/><svg:desc>formule</svg:desc></draw:frame>, est la fonction définie sur <text:span text:style-name="T19">d</text:span> par :</text:p>
              </text:list-item>
            </text:list>
            <text:p text:style-name="P87"><draw:frame draw:style-name="fr5" draw:name="Objet77" text:anchor-type="as-char" svg:width="4.226cm" svg:height="0.483cm" draw:z-index="244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</table:table-row>
      </table:table>
      <text:p text:style-name="P20"/>
      <text:p text:style-name="P18">Exemple :</text:p>
      <text:p text:style-name="P20"><text:span text:style-name="T24">Soit </text:span><text:span text:style-name="T25">u</text:span><text:span text:style-name="T24"> la fonction définie sur </text:span><text:span text:style-name="T9">ℝ</text:span><text:span text:style-name="T24"> par </text:span><text:span text:style-name="T24"><draw:frame draw:style-name="fr5" draw:name="Objet197" text:anchor-type="as-char" svg:width="2.312cm" svg:height="0.543cm" draw:z-index="194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"> et </text:span><text:span text:style-name="T25">v</text:span><text:span text:style-name="T24"> la fonction définie sur </text:span><text:span text:style-name="T9">ℝ</text:span><text:span text:style-name="T24"> par </text:span><text:span text:style-name="T24"><draw:frame draw:style-name="fr5" draw:name="Objet198" text:anchor-type="as-char" svg:width="2.422cm" svg:height="0.483cm" draw:z-index="195"><draw:object xlink:href="./Object 148" xlink:type="simple" xlink:show="embed" xlink:actuate="onLoad"/><draw:image xlink:href="./ObjectReplacements/Object 148" xlink:type="simple" xlink:show="embed" xlink:actuate="onLoad"/></draw:frame></text:span><text:span text:style-name="T24">.</text:span></text:p>
      <text:p text:style-name="P15"><text:span text:style-name="T28">La fonction </text:span><text:span text:style-name="T28"><draw:frame draw:style-name="fr5" draw:name="Objet199" text:anchor-type="as-char" svg:width="0.99cm" svg:height="0.467cm" draw:z-index="196"><draw:object xlink:href="./Object 149" xlink:type="simple" xlink:show="embed" xlink:actuate="onLoad"/><draw:image xlink:href="./ObjectReplacements/Object 149" xlink:type="simple" xlink:show="embed" xlink:actuate="onLoad"/></draw:frame></text:span><text:span text:style-name="T28"> est la fonction définie sur </text:span><text:span text:style-name="T10">ℝ</text:span> par :</text:p>
      <text:p text:style-name="P2"><text:s/><draw:frame draw:style-name="fr5" draw:name="Objet200" text:anchor-type="as-char" svg:width="9.095cm" svg:height="0.543cm" draw:z-index="201"><draw:object xlink:href="./Object 150" xlink:type="simple" xlink:show="embed" xlink:actuate="onLoad"/><draw:image xlink:href="./ObjectReplacements/Object 150" xlink:type="simple" xlink:show="embed" xlink:actuate="onLoad"/></draw:frame></text:p>
      <text:p text:style-name="P15"><text:span text:style-name="T28">La fonction </text:span><text:span text:style-name="T28"><draw:frame draw:style-name="fr5" draw:name="Objet201" text:anchor-type="as-char" svg:width="0.99cm" svg:height="0.467cm" draw:z-index="203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28"> est la fonction définie sur </text:span><text:span text:style-name="T10">ℝ</text:span> par :</text:p>
      <text:p text:style-name="P2"><text:s/><draw:frame draw:style-name="fr5" draw:name="Objet202" text:anchor-type="as-char" svg:width="13.792cm" svg:height="0.543cm" draw:z-index="204"><draw:object xlink:href="./Object 202" xlink:type="simple" xlink:show="embed" xlink:actuate="onLoad"/><draw:image xlink:href="./ObjectReplacements/Object 202" xlink:type="simple" xlink:show="embed" xlink:actuate="onLoad"/></draw:frame></text:p>
      <text:p text:style-name="P11"><text:soft-page-break/>Remarque :</text:p>
      <text:p text:style-name="P15">La fonction <draw:frame draw:style-name="fr5" draw:name="Objet203" text:anchor-type="as-char" svg:width="0.619cm" svg:height="0.467cm" draw:z-index="64"><draw:object xlink:href="./Object 203" xlink:type="simple" xlink:show="embed" xlink:actuate="onLoad"/><draw:image xlink:href="./ObjectReplacements/Object 203" xlink:type="simple" xlink:show="embed" xlink:actuate="onLoad"/></draw:frame> est un cas particulier de fonction produit (<text:span text:style-name="T2">k</text:span> est une fonction constante).</text:p>
      <text:p text:style-name="P15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86">Propriétés :</text:p>
            <text:list xml:id="list3050783057816141345" text:style-name="L16">
              <text:list-item>
                <text:p text:style-name="P95">Soit <text:span text:style-name="T2">u</text:span> et <text:span text:style-name="T2">v</text:span> deux fonctions <text:span text:style-name="T5">croissantes</text:span> sur un intervalle I.</text:p>
                <text:p text:style-name="P95">La fonction <text:span text:style-name="T2">u</text:span>+<text:span text:style-name="T2">v</text:span> est <text:span text:style-name="T5">croissante</text:span> sur l'intervalle I.</text:p>
              </text:list-item>
              <text:list-item>
                <text:p text:style-name="P95">Soit <text:span text:style-name="T2">u</text:span> et <text:span text:style-name="T2">v</text:span> deux fonctions <text:span text:style-name="T5">décroissantes</text:span> sur un intervalle I.</text:p>
                <text:p text:style-name="P95">La fonction <text:span text:style-name="T2">u</text:span>+<text:span text:style-name="T2">v</text:span> est <text:span text:style-name="T5">décroissante</text:span> sur l'intervalle I.</text:p>
              </text:list-item>
            </text:list>
          </table:table-cell>
        </table:table-row>
      </table:table>
      <text:p text:style-name="P15"/>
      <text:p text:style-name="P6">Démonstration :</text:p>
      <text:p text:style-name="Standard">Supposons que <text:span text:style-name="T2">u</text:span> et <text:span text:style-name="T2">v</text:span> sont croissantes sur I.</text:p>
      <text:p text:style-name="Standard">Pour tous réels <text:span text:style-name="T2">a</text:span> et <text:span text:style-name="T2">b</text:span> de I, si <draw:frame draw:style-name="fr5" draw:name="Objet204" text:anchor-type="as-char" svg:width="1.012cm" svg:height="0.467cm" draw:z-index="65"><draw:object xlink:href="./Object 204" xlink:type="simple" xlink:show="embed" xlink:actuate="onLoad"/><draw:image xlink:href="./ObjectReplacements/Object 204" xlink:type="simple" xlink:show="embed" xlink:actuate="onLoad"/><svg:desc>formule</svg:desc></draw:frame> alors <draw:frame draw:style-name="fr5" draw:name="Objet205" text:anchor-type="as-char" svg:width="2.175cm" svg:height="0.483cm" draw:z-index="66"><draw:object xlink:href="./Object 205" xlink:type="simple" xlink:show="embed" xlink:actuate="onLoad"/><draw:image xlink:href="./ObjectReplacements/Object 205" xlink:type="simple" xlink:show="embed" xlink:actuate="onLoad"/><svg:desc>formule</svg:desc></draw:frame> et <draw:frame draw:style-name="fr5" draw:name="Objet208" text:anchor-type="as-char" svg:width="2.147cm" svg:height="0.483cm" draw:z-index="67"><draw:object xlink:href="./Object 208" xlink:type="simple" xlink:show="embed" xlink:actuate="onLoad"/><draw:image xlink:href="./ObjectReplacements/Object 208" xlink:type="simple" xlink:show="embed" xlink:actuate="onLoad"/><svg:desc>formule</svg:desc></draw:frame>.</text:p>
      <text:p text:style-name="Standard">Donc <draw:frame draw:style-name="fr5" draw:name="Objet206" text:anchor-type="as-char" svg:width="6.757cm" svg:height="0.483cm" draw:z-index="68"><draw:object xlink:href="./Object 206" xlink:type="simple" xlink:show="embed" xlink:actuate="onLoad"/><draw:image xlink:href="./ObjectReplacements/Object 206" xlink:type="simple" xlink:show="embed" xlink:actuate="onLoad"/><svg:desc>formule</svg:desc></draw:frame>, soit <draw:frame draw:style-name="fr5" draw:name="Objet207" text:anchor-type="as-char" svg:width="3.921cm" svg:height="0.483cm" draw:z-index="69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15">Ainsi, <draw:frame draw:style-name="fr5" draw:name="Objet209" text:anchor-type="as-char" svg:width="0.99cm" svg:height="0.467cm" draw:z-index="96"><draw:object xlink:href="./Object 209" xlink:type="simple" xlink:show="embed" xlink:actuate="onLoad"/><draw:image xlink:href="./ObjectReplacements/Object 209" xlink:type="simple" xlink:show="embed" xlink:actuate="onLoad"/></draw:frame> est croissante sur I.</text:p>
      <text:p text:style-name="P20">On procède de la même manière pour l'autre cas.</text:p>
      <text:p text:style-name="P15"/>
      <text:p text:style-name="P11">Remarque :</text:p>
      <text:p text:style-name="P15">Si <text:span text:style-name="T2">u</text:span> et <text:span text:style-name="T2">v</text:span> n'ont pas le même sens de variation sur l'intervalle I, alors on ne peut rien dire à priori sur le sens de variation de la fonction <text:span text:style-name="T2">u</text:span>+<text:span text:style-name="T2">v</text:span>.</text:p>
      <text:p text:style-name="P56">Programme :</text:p>
      <text:p text:style-name="P19"/>
      <table:table table:name="Tableau17" table:style-name="Tableau17">
        <table:table-column table:style-name="Tableau17.A" table:number-columns-repeated="3"/>
        <table:table-row>
          <table:table-cell table:style-name="Tableau17.A1" office:value-type="string">
            <text:p text:style-name="P27">CONTENUS</text:p>
          </table:table-cell>
          <table:table-cell table:style-name="Tableau17.A1" office:value-type="string">
            <text:p text:style-name="P27">CAPACITÉS ATTENDUES</text:p>
          </table:table-cell>
          <table:table-cell table:style-name="Tableau17.C1" office:value-type="string">
            <text:p text:style-name="P27">COMMENTAIRES</text:p>
          </table:table-cell>
        </table:table-row>
        <table:table-row>
          <table:table-cell table:style-name="Tableau17.A2" office:value-type="string">
            <text:p text:style-name="P25">Étude de fonctions</text:p>
            <text:p text:style-name="P26">Fonctions de référence</text:p>
            <text:p text:style-name="P26"><text:span text:style-name="T1">x</text:span> <draw:g text:anchor-type="as-char" svg:y="-0.21cm" draw:z-index="54" draw:style-name="gr3"><draw:line draw:style-name="gr4" draw:text-style-name="P111" svg:x1="0cm" svg:y1="-0.001cm" svg:x2="0cm" svg:y2="0.165cm"><text:p/></draw:line><draw:line draw:style-name="gr4" draw:text-style-name="P111" svg:x1="0cm" svg:y1="0.082cm" svg:x2="0.529cm" svg:y2="0.082cm"><text:p/></draw:line><draw:line draw:style-name="gr4" draw:text-style-name="P111" svg:x1="0.529cm" svg:y1="0.082cm" svg:x2="0.439cm" svg:y2="-0.001cm"><text:p/></draw:line><draw:line draw:style-name="gr4" draw:text-style-name="P111" svg:x1="0.529cm" svg:y1="0.082cm" svg:x2="0.439cm" svg:y2="0.165cm"><text:p/></draw:line></draw:g> <draw:frame draw:style-name="fr5" draw:name="Objet186" text:anchor-type="as-char" svg:width="0.647cm" svg:height="0.462cm" draw:z-index="97"><draw:object xlink:href="./Object 194" xlink:type="simple" xlink:show="embed" xlink:actuate="onLoad"/><draw:image xlink:href="./ObjectReplacements/Object 194" xlink:type="simple" xlink:show="embed" xlink:actuate="onLoad"/><svg:desc>formule</svg:desc></draw:frame> et <text:span text:style-name="T1">x</text:span> <draw:g text:anchor-type="as-char" svg:y="-0.21cm" draw:z-index="55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draw:frame draw:style-name="fr5" draw:name="Objet187" text:anchor-type="as-char" svg:width="0.676cm" svg:height="0.471cm" draw:z-index="98"><draw:object xlink:href="./Object 195" xlink:type="simple" xlink:show="embed" xlink:actuate="onLoad"/><draw:image xlink:href="./ObjectReplacements/Object 195" xlink:type="simple" xlink:show="embed" xlink:actuate="onLoad"/><svg:desc>formule</svg:desc></draw:frame> .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>Sens de variation des</text:p>
            <text:p text:style-name="P26">fonctions <draw:frame draw:style-name="fr5" draw:name="Objet188" text:anchor-type="as-char" svg:width="0.928cm" svg:height="0.43cm" draw:z-index="99"><draw:object xlink:href="./Object 196" xlink:type="simple" xlink:show="embed" xlink:actuate="onLoad"/><draw:image xlink:href="./ObjectReplacements/Object 196" xlink:type="simple" xlink:show="embed" xlink:actuate="onLoad"/><svg:desc>formule</svg:desc></draw:frame>, <draw:frame draw:style-name="fr5" draw:name="Objet189" text:anchor-type="as-char" svg:width="0.683cm" svg:height="0.43cm" draw:z-index="102"><draw:object xlink:href="./Object 197" xlink:type="simple" xlink:show="embed" xlink:actuate="onLoad"/><draw:image xlink:href="./ObjectReplacements/Object 197" xlink:type="simple" xlink:show="embed" xlink:actuate="onLoad"/><svg:desc>formule</svg:desc></draw:frame>, <draw:frame draw:style-name="fr5" draw:name="Objet190" text:anchor-type="as-char" svg:width="0.64cm" svg:height="0.462cm" draw:z-index="104"><draw:object xlink:href="./Object 198" xlink:type="simple" xlink:show="embed" xlink:actuate="onLoad"/><draw:image xlink:href="./ObjectReplacements/Object 198" xlink:type="simple" xlink:show="embed" xlink:actuate="onLoad"/><svg:desc>formule</svg:desc></draw:frame> et , la fonction <text:span text:style-name="T2">u</text:span> étant</text:p>
            <text:p text:style-name="P26">connue, <text:span text:style-name="T2">k</text:span> étant une fonction constante et <text:s text:c="2"/>un réel.</text:p>
          </table:table-cell>
          <table:table-cell table:style-name="Tableau17.A2" office:value-type="string">
            <text:p text:style-name="P26"/>
            <text:p text:style-name="P26">Connaître les variations de ces deux fonctions et leur représentation graphique.</text:p>
            <text:p text:style-name="P26">- Démontrer que la fonction racine</text:p>
            <text:p text:style-name="P26">carrée est croissante sur 0 ; <text:tab/>.</text:p>
            <text:p text:style-name="P26">- Justifier les positions relatives des courbes représentatives des fonctions <text:span text:style-name="T1">x</text:span> <draw:g text:anchor-type="as-char" svg:y="-0.21cm" draw:z-index="56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text:span text:style-name="T1">x</text:span> , <text:span text:style-name="T1">x</text:span> <draw:g text:anchor-type="as-char" svg:y="-0.21cm" draw:z-index="57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draw:frame draw:style-name="fr5" draw:name="Objet191" text:anchor-type="as-char" svg:width="0.579cm" svg:height="0.527cm" draw:z-index="105"><draw:object xlink:href="./Object 199" xlink:type="simple" xlink:show="embed" xlink:actuate="onLoad"/><draw:image xlink:href="./ObjectReplacements/Object 199" xlink:type="simple" xlink:show="embed" xlink:actuate="onLoad"/><svg:desc>formule</svg:desc></draw:frame> <text:s/>et</text:p>
            <text:p text:style-name="P26"><text:span text:style-name="T1">x</text:span> <draw:g text:anchor-type="as-char" svg:y="-0.21cm" draw:z-index="58" draw:style-name="gr3"><draw:line draw:style-name="gr4" draw:text-style-name="P111" svg:x1="0cm" svg:y1="0.001cm" svg:x2="0cm" svg:y2="0.167cm"><text:p/></draw:line><draw:line draw:style-name="gr4" draw:text-style-name="P111" svg:x1="0cm" svg:y1="0.084cm" svg:x2="0.529cm" svg:y2="0.084cm"><text:p/></draw:line><draw:line draw:style-name="gr4" draw:text-style-name="P111" svg:x1="0.529cm" svg:y1="0.084cm" svg:x2="0.439cm" svg:y2="0.001cm"><text:p/></draw:line><draw:line draw:style-name="gr4" draw:text-style-name="P111" svg:x1="0.529cm" svg:y1="0.084cm" svg:x2="0.439cm" svg:y2="0.167cm"><text:p/></draw:line></draw:g> <draw:frame draw:style-name="fr5" draw:name="Objet192" text:anchor-type="as-char" svg:width="0.644cm" svg:height="0.462cm" draw:z-index="106"><draw:object xlink:href="./Object 200" xlink:type="simple" xlink:show="embed" xlink:actuate="onLoad"/><draw:image xlink:href="./ObjectReplacements/Object 200" xlink:type="simple" xlink:show="embed" xlink:actuate="onLoad"/><svg:desc>formule</svg:desc></draw:frame> .</text:p>
            <text:p text:style-name="P26"/>
            <text:p text:style-name="P26"/>
            <text:p text:style-name="P26"/>
            <text:p text:style-name="P26">Exploiter ces propriétés pour déterminer le sens de variation de fonctions simples.</text:p>
          </table:table-cell>
          <table:table-cell table:style-name="Tableau17.C2" office:value-type="string">
            <text:p text:style-name="P26"/>
            <text:p text:style-name="P26">Aucune technicité dans l’utilisation de la valeur absolue n’est attendue.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>- On nourrit la diversité des raisonnements travaillés dans les classes précédentes en montrant à l’aide de contre-exemples qu’on ne peut pas énoncer de règle générale donnant le sens de variation de la somme ou du produit de deux fonctions.</text:p>
            <text:p text:style-name="P26"/>
            <text:p text:style-name="P26">L’étude générale de la composée de deux</text:p>
            <text:p text:style-name="P26">fonctions est hors programme.</text:p>
            <text:p text:style-name="P2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18:00:46.67</meta:creation-date>
    <meta:editing-duration>PT53M45S</meta:editing-duration>
    <meta:editing-cycles>10</meta:editing-cycles>
    <meta:generator>LibreOffice/5.1.6.2$Linux_X86_64 LibreOffice_project/10m0$Build-2</meta:generator>
    <dc:date>2017-12-10T18:12:46.785998543</dc:date>
    <meta:document-statistic meta:table-count="26" meta:image-count="16" meta:object-count="210" meta:page-count="12" meta:paragraph-count="346" meta:word-count="2250" meta:character-count="10949" meta:non-whitespace-character-count="8959"/>
  </office:meta>
</office:document-meta>
</file>

<file path=Object 1/content.xml><?xml version="1.0" encoding="utf-8"?>
<math xmlns="http://www.w3.org/1998/Math/MathML">
  <semantics>
    <mrow>
      <mfenced open="∣" close="∣">
        <mrow>
          <mi>x</mi>
          <mo stretchy="false">+</mo>
          <mi>y</mi>
        </mrow>
      </mfenced>
      <mo stretchy="false">⩽</mo>
      <mrow>
        <mfenced open="∣" close="∣">
          <mi>x</mi>
        </mfenced>
        <mo stretchy="false">+</mo>
        <mfenced open="∣" close="∣">
          <mi>y</mi>
        </mfenced>
      </mrow>
    </mrow>
    <annotation encoding="StarMath 5.0"> left lline x+y right lline  leslant  left lline x right lline + left lline y  right lline </annotation>
  </semantics>
</math>
</file>

<file path=Object 10/content.xml><?xml version="1.0" encoding="utf-8"?>
<math xmlns="http://www.w3.org/1998/Math/MathML">
  <semantics>
    <mrow>
      <mi>y</mi>
      <mo stretchy="false">≠</mo>
      <mn>0</mn>
    </mrow>
    <annotation encoding="StarMath 5.0">y%notequal {0}</annotation>
  </semantics>
</math>
</file>

<file path=Object 101/content.xml><?xml version="1.0" encoding="utf-8"?>
<math xmlns="http://www.w3.org/1998/Math/MathML">
  <semantics>
    <mrow>
      <mrow>
        <msup>
          <mi>x</mi>
          <mn>2</mn>
        </msup>
        <mo stretchy="false">⩽</mo>
        <mi>x</mi>
      </mrow>
      <mo stretchy="false">⩽</mo>
      <msqrt>
        <mi>x</mi>
      </msqrt>
    </mrow>
    <annotation encoding="StarMath 5.0">x^2 leslant x leslant sqrt{x}</annotation>
  </semantics>
</math>
</file>

<file path=Object 102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3/content.xml><?xml version="1.0" encoding="utf-8"?>
<math xmlns="http://www.w3.org/1998/Math/MathML">
  <semantics>
    <msqrt>
      <mi>x</mi>
    </msqrt>
    <annotation encoding="StarMath 5.0">sqrt{x}</annotation>
  </semantics>
</math>
</file>

<file path=Object 104/content.xml><?xml version="1.0" encoding="utf-8"?>
<math xmlns="http://www.w3.org/1998/Math/MathML">
  <semantics>
    <mrow>
      <mo stretchy="false">[</mo>
      <mn>1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1} nitalic; +infinity \[</annotation>
  </semantics>
</math>
</file>

<file path=Object 105/content.xml><?xml version="1.0" encoding="utf-8"?>
<math xmlns="http://www.w3.org/1998/Math/MathML">
  <semantics>
    <mrow>
      <mrow>
        <msup>
          <mi>x</mi>
          <mn>2</mn>
        </msup>
        <mo stretchy="false">⩾</mo>
        <mi>x</mi>
      </mrow>
      <mo stretchy="false">⩾</mo>
      <msqrt>
        <mi>x</mi>
      </msqrt>
    </mrow>
    <annotation encoding="StarMath 5.0">x^2 geslant x geslant sqrt{x}</annotation>
  </semantics>
</math>
</file>

<file path=Object 106/content.xml><?xml version="1.0" encoding="utf-8"?>
<math xmlns="http://www.w3.org/1998/Math/MathML">
  <semantics>
    <mrow>
      <mo stretchy="false">[</mo>
      <mn>0</mn>
      <mstyle mathvariant="normal">
        <mrow>
          <mi mathvariant="normal">;</mi>
        </mrow>
      </mstyle>
      <mn>1</mn>
      <mo stretchy="false">]</mo>
    </mrow>
    <annotation encoding="StarMath 5.0">\[{0} nitalic; {1}\]</annotation>
  </semantics>
</math>
</file>

<file path=Object 107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08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9/content.xml><?xml version="1.0" encoding="utf-8"?>
<math xmlns="http://www.w3.org/1998/Math/MathML">
  <semantics>
    <msqrt>
      <mi>x</mi>
    </msqrt>
    <annotation encoding="StarMath 5.0">sqrt{x}</annotation>
  </semantics>
</math>
</file>

<file path=Object 11/content.xml><?xml version="1.0" encoding="utf-8"?>
<math xmlns="http://www.w3.org/1998/Math/MathML">
  <semantics>
    <mrow>
      <mfenced open="∣" close="∣">
        <mfrac>
          <mi>x</mi>
          <mi>y</mi>
        </mfrac>
      </mfenced>
      <mo stretchy="false">=</mo>
      <mfrac>
        <mfenced open="∣" close="∣">
          <mi>x</mi>
        </mfenced>
        <mfenced open="∣" close="∣">
          <mi>y</mi>
        </mfenced>
      </mfrac>
    </mrow>
    <annotation encoding="StarMath 5.0"> left lline x over y right lline = left lline x  right lline  over { left lline y  right lline }</annotation>
  </semantics>
</math>
</file>

<file path=Object 110/content.xml><?xml version="1.0" encoding="utf-8"?>
<math xmlns="http://www.w3.org/1998/Math/MathML">
  <semantics>
    <mrow>
      <mo stretchy="false">[</mo>
      <mn>1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1} nitalic; +infinity \[</annotation>
  </semantics>
</math>
</file>

<file path=Object 111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112/content.xml><?xml version="1.0" encoding="utf-8"?>
<math xmlns="http://www.w3.org/1998/Math/MathML">
  <semantics>
    <mrow>
      <mi>g</mi>
      <mrow>
        <mo stretchy="false">(</mo>
        <mi>x</mi>
        <mo stretchy="false">)</mo>
      </mrow>
    </mrow>
    <annotation encoding="StarMath 5.0">g(x)</annotation>
  </semantics>
</math>
</file>

<file path=Object 113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114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115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−</mo>
        <mi>g</mi>
      </mrow>
      <mrow>
        <mrow>
          <mrow>
            <mo stretchy="false">(</mo>
            <mi>x</mi>
            <mo stretchy="false">)</mo>
          </mrow>
          <mo stretchy="false">=</mo>
          <mrow>
            <msup>
              <mi>x</mi>
              <mn>2</mn>
            </msup>
            <mo stretchy="false">−</mo>
            <mi>x</mi>
          </mrow>
        </mrow>
        <mo stretchy="false">=</mo>
        <mi>x</mi>
      </mrow>
      <mrow>
        <mo stretchy="false">(</mo>
        <mrow>
          <mi>x</mi>
          <mo stretchy="false">−</mo>
          <mn>1</mn>
        </mrow>
        <mo stretchy="false">)</mo>
      </mrow>
    </mrow>
    <annotation encoding="StarMath 5.0">f(x)-g(x)=x^2-x=x(x-{1})</annotation>
  </semantics>
</math>
</file>

<file path=Object 117/content.xml><?xml version="1.0" encoding="utf-8"?>
<math xmlns="http://www.w3.org/1998/Math/MathML">
  <semantics>
    <mrow>
      <mi>x</mi>
      <mrow>
        <mo stretchy="false">(</mo>
        <mrow>
          <mi>x</mi>
          <mo stretchy="false">−</mo>
          <mn>1</mn>
        </mrow>
        <mo stretchy="false">)</mo>
      </mrow>
    </mrow>
    <annotation encoding="StarMath 5.0">x(x-{1})</annotation>
  </semantics>
</math>
</file>

<file path=Object 118/content.xml><?xml version="1.0" encoding="utf-8"?>
<math xmlns="http://www.w3.org/1998/Math/MathML">
  <semantics>
    <mrow>
      <mi>x</mi>
      <mo stretchy="false">−</mo>
      <mn>1</mn>
    </mrow>
    <annotation encoding="StarMath 5.0">x-{1}</annotation>
  </semantics>
</math>
</file>

<file path=Object 119/content.xml><?xml version="1.0" encoding="utf-8"?>
<math xmlns="http://www.w3.org/1998/Math/MathML">
  <semantics>
    <mrow>
      <mo stretchy="false">]</mo>
      <mn>0</mn>
      <mstyle mathvariant="normal">
        <mrow>
          <mi mathvariant="normal">;</mi>
        </mrow>
      </mstyle>
      <mn>1</mn>
      <mo stretchy="false">[</mo>
    </mrow>
    <annotation encoding="StarMath 5.0">\]{0} nitalic; {1}\[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sqrt>
          <math:mrow>
            <math:mo math:stretchy="false">(</math:mo>
            <math:mi>x</math:mi>
            <math:mo math:stretchy="false">)</math:mo>
          </math:mrow>
        </math:msqrt>
      </math:mrow>
    </math:mrow>
    <math:annotation math:encoding="StarMath 5.0">f(x)=sqrt(x)</math:annotation>
  </math:semantics>
</math:math>
</file>

<file path=Object 120/content.xml><?xml version="1.0" encoding="utf-8"?>
<math xmlns="http://www.w3.org/1998/Math/MathML">
  <semantics>
    <mrow>
      <msup>
        <mi>x</mi>
        <mn>2</mn>
      </msup>
      <mo stretchy="false">&lt;</mo>
      <mi>x</mi>
    </mrow>
    <annotation encoding="StarMath 5.0">x^2 &lt; x</annotation>
  </semantics>
</math>
</file>

<file path=Object 121/content.xml><?xml version="1.0" encoding="utf-8"?>
<math xmlns="http://www.w3.org/1998/Math/MathML">
  <semantics>
    <mrow>
      <mo stretchy="false">]</mo>
      <mn>1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1} nitalic; +infinity \[</annotation>
  </semantics>
</math>
</file>

<file path=Object 122/content.xml><?xml version="1.0" encoding="utf-8"?>
<math xmlns="http://www.w3.org/1998/Math/MathML">
  <semantics>
    <mrow>
      <msup>
        <mi>x</mi>
        <mn>2</mn>
      </msup>
      <mo stretchy="false">&gt;</mo>
      <mi>x</mi>
    </mrow>
    <annotation encoding="StarMath 5.0">x^2 &gt; x </annotation>
  </semantics>
</math>
</file>

<file path=Object 123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124/content.xml><?xml version="1.0" encoding="utf-8"?>
<math xmlns="http://www.w3.org/1998/Math/MathML">
  <semantics>
    <mrow>
      <msup>
        <mi>x</mi>
        <mn>2</mn>
      </msup>
      <mo stretchy="false">=</mo>
      <mi>x</mi>
    </mrow>
    <annotation encoding="StarMath 5.0">x^2=x</annotation>
  </semantics>
</math>
</file>

<file path=Object 125/content.xml><?xml version="1.0" encoding="utf-8"?>
<math xmlns="http://www.w3.org/1998/Math/MathML">
  <semantics>
    <mrow>
      <mi>x</mi>
      <mo stretchy="false">=</mo>
      <mn>1</mn>
    </mrow>
    <annotation encoding="StarMath 5.0">x={1}</annotation>
  </semantics>
</math>
</file>

<file path=Object 126/content.xml><?xml version="1.0" encoding="utf-8"?>
<math xmlns="http://www.w3.org/1998/Math/MathML">
  <semantics>
    <mrow>
      <msup>
        <mi>x</mi>
        <mn>2</mn>
      </msup>
      <mo stretchy="false">=</mo>
      <mi>x</mi>
    </mrow>
    <annotation encoding="StarMath 5.0">x^2=x</annotation>
  </semantics>
</math>
</file>

<file path=Object 127/content.xml><?xml version="1.0" encoding="utf-8"?>
<math xmlns="http://www.w3.org/1998/Math/MathML">
  <semantics>
    <mrow>
      <mi>u</mi>
      <mrow>
        <mrow>
          <mrow>
            <mo stretchy="false">(</mo>
            <mi>a</mi>
            <mo stretchy="false">)</mo>
          </mrow>
          <mo stretchy="false">+</mo>
          <mi>k</mi>
        </mrow>
        <mo stretchy="false">⩽</mo>
        <mi>u</mi>
      </mrow>
      <mrow>
        <mrow>
          <mo stretchy="false">(</mo>
          <mi>b</mi>
          <mo stretchy="false">)</mo>
        </mrow>
        <mo stretchy="false">+</mo>
        <mi>k</mi>
      </mrow>
    </mrow>
    <annotation encoding="StarMath 5.0">u(a)+k leslant u(b)+k</annotation>
  </semantics>
</math>
</file>

<file path=Object 128/content.xml><?xml version="1.0" encoding="utf-8"?>
<math xmlns="http://www.w3.org/1998/Math/MathML">
  <semantics>
    <mrow>
      <mrow>
        <mo stretchy="false">(</mo>
        <mrow>
          <mi>u</mi>
          <mo stretchy="false">+</mo>
          <mi>k</mi>
        </mrow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row>
            <mi>u</mi>
            <mo stretchy="false">+</mo>
            <mi>k</mi>
          </mrow>
          <mo stretchy="false">)</mo>
        </mrow>
      </mrow>
      <mrow>
        <mo stretchy="false">(</mo>
        <mi>b</mi>
        <mo stretchy="false">)</mo>
      </mrow>
    </mrow>
    <annotation encoding="StarMath 5.0">(u+k)(a) leslant (u+k)(b)</annotation>
  </semantics>
</math>
</file>

<file path=Object 129/content.xml><?xml version="1.0" encoding="utf-8"?>
<math xmlns="http://www.w3.org/1998/Math/MathML">
  <semantics>
    <mrow>
      <mrow>
        <mo stretchy="false">(</mo>
        <mi mathvariant="italic">ku</mi>
        <mo stretchy="false">)</mo>
      </mrow>
      <mrow>
        <mrow>
          <mo stretchy="false">(</mo>
          <mi>x</mi>
          <mo stretchy="false">)</mo>
        </mrow>
        <mo stretchy="false">=</mo>
        <mrow>
          <mi>k</mi>
          <mo stretchy="false">×</mo>
          <mi>u</mi>
        </mrow>
      </mrow>
      <mrow>
        <mo stretchy="false">(</mo>
        <mi>x</mi>
        <mo stretchy="false">)</mo>
      </mrow>
    </mrow>
    <annotation encoding="StarMath 5.0">(ku)(x)=k times u(x)</annotation>
  </semantics>
</math>
</file>

<file path=Object 13/content.xml><?xml version="1.0" encoding="utf-8"?>
<math xmlns="http://www.w3.org/1998/Math/MathML">
  <semantics>
    <mrow>
      <mrow>
        <mn>0</mn>
        <mo stretchy="false">⩽</mo>
        <mi>a</mi>
      </mrow>
      <mo stretchy="false">&lt;</mo>
      <mi>b</mi>
    </mrow>
    <annotation encoding="StarMath 5.0">{0} leslant a&lt;b</annotation>
  </semantics>
</math>
</file>

<file path=Object 130/content.xml><?xml version="1.0" encoding="utf-8"?>
<math xmlns="http://www.w3.org/1998/Math/MathML">
  <semantics>
    <mrow>
      <mi>k</mi>
      <mover accent="true">
        <mi>j</mi>
        <mo stretchy="false">⃗</mo>
      </mover>
    </mrow>
    <annotation encoding="StarMath 5.0"> k widevec {j}</annotation>
  </semantics>
</math>
</file>

<file path=Object 131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1</mn>
        </mrow>
      </mrow>
    </mrow>
    <annotation encoding="StarMath 5.0">u(x)=x^2+{1}</annotation>
  </semantics>
</math>
</file>

<file path=Object 132/content.xml><?xml version="1.0" encoding="utf-8"?>
<math xmlns="http://www.w3.org/1998/Math/MathML">
  <semantics>
    <mrow>
      <mrow>
        <mo stretchy="false">(</mo>
        <mrow>
          <mn>2</mn>
          <mi>u</mi>
        </mrow>
        <mo stretchy="false">)</mo>
      </mrow>
      <mrow>
        <mrow>
          <mo stretchy="false">(</mo>
          <mi>x</mi>
          <mo stretchy="false">)</mo>
        </mrow>
        <mo stretchy="false">=</mo>
        <mrow>
          <mn>2</mn>
          <mo stretchy="false">×</mo>
          <mi>u</mi>
        </mrow>
      </mrow>
      <mrow>
        <mrow>
          <mo stretchy="false">(</mo>
          <mi>x</mi>
          <mo stretchy="false">)</mo>
        </mrow>
        <mo stretchy="false">=</mo>
        <mn>2</mn>
      </mrow>
      <mrow>
        <mrow>
          <mo stretchy="false">(</mo>
          <mrow>
            <msup>
              <mi>x</mi>
              <mn>2</mn>
            </msup>
            <mo stretchy="false">+</mo>
            <mn>1</mn>
          </mrow>
          <mo stretchy="false">)</mo>
        </mrow>
        <mo stretchy="false">=</mo>
        <mn>2</mn>
      </mrow>
      <mrow>
        <msup>
          <mi>x</mi>
          <mn>2</mn>
        </msup>
        <mo stretchy="false">+</mo>
        <mn>2</mn>
      </mrow>
    </mrow>
    <annotation encoding="StarMath 5.0">({2}u)(x)={2} times u(x)={2}(x^2+{1})={2}x^2+{2}</annotation>
  </semantics>
</math>
</file>

<file path=Object 135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136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137/content.xml><?xml version="1.0" encoding="utf-8"?>
<math xmlns="http://www.w3.org/1998/Math/MathML">
  <semantics>
    <mrow>
      <mi mathvariant="italic">ku</mi>
      <mrow>
        <mrow>
          <mo stretchy="false">(</mo>
          <mi>a</mi>
          <mo stretchy="false">)</mo>
        </mrow>
        <mo stretchy="false">⩽</mo>
        <mi mathvariant="italic">ku</mi>
      </mrow>
      <mrow>
        <mo stretchy="false">(</mo>
        <mi>b</mi>
        <mo stretchy="false">)</mo>
      </mrow>
    </mrow>
    <annotation encoding="StarMath 5.0">ku(a) leslant ku(b)</annotation>
  </semantics>
</math>
</file>

<file path=Object 138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139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⩾</mo>
        <mi>u</mi>
      </mrow>
      <mrow>
        <mo stretchy="false">(</mo>
        <mi>b</mi>
        <mo stretchy="false">)</mo>
      </mrow>
    </mrow>
    <annotation encoding="StarMath 5.0">u(a) geslant u(b)</annotation>
  </semantics>
</math>
</file>

<file path=Object 14/content.xml><?xml version="1.0" encoding="utf-8"?>
<math xmlns="http://www.w3.org/1998/Math/MathML">
  <semantics>
    <msqrt>
      <mi>x</mi>
    </msqrt>
    <annotation encoding="StarMath 5.0">sqrt{x}</annotation>
  </semantics>
</math>
</file>

<file path=Object 140/content.xml><?xml version="1.0" encoding="utf-8"?>
<math xmlns="http://www.w3.org/1998/Math/MathML">
  <semantics>
    <mrow>
      <mi>u</mi>
      <mrow>
        <mrow>
          <mrow>
            <mo stretchy="false">(</mo>
            <mi>a</mi>
            <mo stretchy="false">)</mo>
          </mrow>
          <mo stretchy="false">+</mo>
          <mi>k</mi>
        </mrow>
        <mo stretchy="false">⩾</mo>
        <mi>u</mi>
      </mrow>
      <mrow>
        <mrow>
          <mo stretchy="false">(</mo>
          <mi>b</mi>
          <mo stretchy="false">)</mo>
        </mrow>
        <mo stretchy="false">+</mo>
        <mi>k</mi>
      </mrow>
    </mrow>
    <annotation encoding="StarMath 5.0">u(a)+k geslant u(b)+k</annotation>
  </semantics>
</math>
</file>

<file path=Object 141/content.xml><?xml version="1.0" encoding="utf-8"?>
<math xmlns="http://www.w3.org/1998/Math/MathML">
  <semantics>
    <mrow>
      <mrow>
        <mo stretchy="false">(</mo>
        <mrow>
          <mi>u</mi>
          <mo stretchy="false">+</mo>
          <mi>k</mi>
        </mrow>
        <mo stretchy="false">)</mo>
      </mrow>
      <mrow>
        <mrow>
          <mo stretchy="false">(</mo>
          <mi>a</mi>
          <mo stretchy="false">)</mo>
        </mrow>
        <mo stretchy="false">⩾</mo>
        <mrow>
          <mo stretchy="false">(</mo>
          <mrow>
            <mi>u</mi>
            <mo stretchy="false">+</mo>
            <mi>k</mi>
          </mrow>
          <mo stretchy="false">)</mo>
        </mrow>
      </mrow>
      <mrow>
        <mo stretchy="false">(</mo>
        <mi>b</mi>
        <mo stretchy="false">)</mo>
      </mrow>
    </mrow>
    <annotation encoding="StarMath 5.0">(u+k)(a) geslant (u+k)(b)</annotation>
  </semantics>
</math>
</file>

<file path=Object 142/content.xml><?xml version="1.0" encoding="utf-8"?>
<math xmlns="http://www.w3.org/1998/Math/MathML">
  <semantics>
    <mrow>
      <mi>k</mi>
      <mover accent="true">
        <mi>j</mi>
        <mo stretchy="false">⃗</mo>
      </mover>
    </mrow>
    <annotation encoding="StarMath 5.0"> k widevec {j}</annotation>
  </semantics>
</math>
</file>

<file path=Object 147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1</mn>
        </mrow>
      </mrow>
    </mrow>
    <annotation encoding="StarMath 5.0">u(x)=x^2+{1}</annotation>
  </semantics>
</math>
</file>

<file path=Object 148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n>3</mn>
      </mrow>
      <mrow>
        <mi>x</mi>
        <mo stretchy="false">+</mo>
        <mn>1</mn>
      </mrow>
    </mrow>
    <annotation encoding="StarMath 5.0">v(x)={3}x+{1}</annotation>
  </semantics>
</math>
</file>

<file path=Object 149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15/content.xml><?xml version="1.0" encoding="utf-8"?>
<math xmlns="http://www.w3.org/1998/Math/MathML">
  <semantics>
    <mrow>
      <msqrt>
        <mi>a</mi>
      </msqrt>
      <mo stretchy="false">&lt;</mo>
      <msqrt>
        <mi>b</mi>
      </msqrt>
    </mrow>
    <annotation encoding="StarMath 5.0">sqrt{a}&lt;sqrt{b}</annotation>
  </semantics>
</math>
</file>

<file path=Object 150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row>
          <mo stretchy="false">(</mo>
          <mi>x</mi>
          <mo stretchy="false">)</mo>
        </mrow>
        <mo stretchy="false">=</mo>
        <mi>u</mi>
      </mrow>
      <mrow>
        <mrow>
          <mo stretchy="false">(</mo>
          <mi>x</mi>
          <mo stretchy="false">)</mo>
        </mrow>
        <mo stretchy="false">+</mo>
        <mi>v</mi>
      </mrow>
      <mrow>
        <mrow>
          <mo stretchy="false">(</mo>
          <mi>x</mi>
          <mo stretchy="false">)</mo>
        </mrow>
        <mo stretchy="false">=</mo>
        <mrow>
          <mrow>
            <msup>
              <mi>x</mi>
              <mn>2</mn>
            </msup>
            <mo stretchy="false">+</mo>
            <mn>1</mn>
          </mrow>
          <mo stretchy="false">+</mo>
          <mn>3</mn>
        </mrow>
      </mrow>
      <mrow>
        <mrow>
          <mi>x</mi>
          <mo stretchy="false">+</mo>
          <mn>1</mn>
        </mrow>
        <mo stretchy="false">=</mo>
        <mrow>
          <msup>
            <mi>x</mi>
            <mn>2</mn>
          </msup>
          <mo stretchy="false">+</mo>
          <mn>3</mn>
        </mrow>
      </mrow>
      <mrow>
        <mi>x</mi>
        <mo stretchy="false">+</mo>
        <mn>2</mn>
      </mrow>
    </mrow>
    <annotation encoding="StarMath 5.0">(u+v)(x)=u(x)+v(x)=x^2+{1}+{3}x+{1}=x^2+{3}x+{2}</annotation>
  </semantics>
</math>
</file>

<file path=Object 151/content.xml><?xml version="1.0" encoding="utf-8"?>
<math xmlns="http://www.w3.org/1998/Math/MathML">
  <semantics>
    <mrow>
      <mi>k</mi>
      <mover accent="true">
        <mi>j</mi>
        <mo stretchy="false">⃗</mo>
      </mover>
    </mrow>
    <annotation encoding="StarMath 5.0"> k widevec {j}</annotation>
  </semantics>
</math>
</file>

<file path=Object 15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u</mi>
          <mrow>
            <mo stretchy="false">(</mo>
            <mi>x</mi>
            <mo stretchy="false">)</mo>
          </mrow>
        </mrow>
        <mo stretchy="false">)</mo>
      </mrow>
    </mrow>
    <annotation encoding="StarMath 5.0">M(x nitalic; u(x))</annotation>
  </semantics>
</math>
</file>

<file path=Object 153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u</mi>
          <mrow>
            <mrow>
              <mo stretchy="false">(</mo>
              <mi>x</mi>
              <mo stretchy="false">)</mo>
            </mrow>
            <mo stretchy="false">+</mo>
            <mi>k</mi>
          </mrow>
        </mrow>
        <mo stretchy="false">)</mo>
      </mrow>
    </mrow>
    <annotation encoding="StarMath 5.0">M'(x nitalic; u(x)+k)</annotation>
  </semantics>
</math>
</file>

<file path=Object 154/content.xml><?xml version="1.0" encoding="utf-8"?>
<math xmlns="http://www.w3.org/1998/Math/MathML">
  <semantics>
    <mover accent="true">
      <mrow>
        <mi mathvariant="italic">MM</mi>
        <mi>'</mi>
      </mrow>
      <mo stretchy="false">⃗</mo>
    </mover>
    <annotation encoding="StarMath 5.0"> widevec {MM'}</annotation>
  </semantics>
</math>
</file>

<file path=Object 155/content.xml><?xml version="1.0" encoding="utf-8"?>
<math xmlns="http://www.w3.org/1998/Math/MathML">
  <semantics>
    <mrow>
      <mo stretchy="false">(</mo>
      <mrow>
        <mn>0</mn>
        <mstyle mathvariant="normal">
          <mrow>
            <mi mathvariant="normal">;</mi>
          </mrow>
        </mstyle>
        <mi>k</mi>
      </mrow>
      <mo stretchy="false">)</mo>
    </mrow>
    <annotation encoding="StarMath 5.0">({0} nitalic; k)</annotation>
  </semantics>
</math>
</file>

<file path=Object 156/content.xml><?xml version="1.0" encoding="utf-8"?>
<math xmlns="http://www.w3.org/1998/Math/MathML">
  <semantics>
    <mrow>
      <mrow>
        <mo stretchy="false">(</mo>
        <mi mathvariant="italic">ku</mi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i mathvariant="italic">ku</mi>
          <mo stretchy="false">)</mo>
        </mrow>
      </mrow>
      <mrow>
        <mo stretchy="false">(</mo>
        <mi>b</mi>
        <mo stretchy="false">)</mo>
      </mrow>
    </mrow>
    <annotation encoding="StarMath 5.0">(ku)(a) leslant (ku)(b)</annotation>
  </semantics>
</math>
</file>

<file path=Object 157/content.xml><?xml version="1.0" encoding="utf-8"?>
<math xmlns="http://www.w3.org/1998/Math/MathML">
  <semantics>
    <mrow>
      <mi>k</mi>
      <mo stretchy="false">&gt;</mo>
      <mn>0</mn>
    </mrow>
    <annotation encoding="StarMath 5.0">k&gt;{0}</annotation>
  </semantics>
</math>
</file>

<file path=Object 158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16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160/content.xml><?xml version="1.0" encoding="utf-8"?>
<math xmlns="http://www.w3.org/1998/Math/MathML">
  <semantics>
    <msqrt>
      <mi>u</mi>
    </msqrt>
    <annotation encoding="StarMath 5.0">sqrt{u}</annotation>
  </semantics>
</math>
</file>

<file path=Object 161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⩾</mo>
        <mn>0</mn>
      </mrow>
    </mrow>
    <annotation encoding="StarMath 5.0">u(x) geslant {0}</annotation>
  </semantics>
</math>
</file>

<file path=Object 162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sup>
          <mi>x</mi>
          <mn>2</mn>
        </msup>
      </mrow>
    </mrow>
    <annotation encoding="StarMath 5.0">u(x)=x^2</annotation>
  </semantics>
</math>
</file>

<file path=Object 163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n>3</mn>
      </mrow>
      <msup>
        <mi>x</mi>
        <mn>2</mn>
      </msup>
    </mrow>
    <annotation encoding="StarMath 5.0">v(x)={3}x^2</annotation>
  </semantics>
</math>
</file>

<file path=Object 164/content.xml><?xml version="1.0" encoding="utf-8"?>
<math xmlns="http://www.w3.org/1998/Math/MathML">
  <semantics>
    <mrow>
      <mi>w</mi>
      <mrow>
        <mrow>
          <mo stretchy="false">(</mo>
          <mi>x</mi>
          <mo stretchy="false">)</mo>
        </mrow>
        <mo stretchy="false">=</mo>
        <mrow>
          <mo stretchy="false">−</mo>
          <mfrac>
            <mn>1</mn>
            <mn>2</mn>
          </mfrac>
        </mrow>
      </mrow>
      <msup>
        <mi>x</mi>
        <mn>2</mn>
      </msup>
    </mrow>
    <annotation encoding="StarMath 5.0">w(x)=- {{1} over {2}}x^2</annotation>
  </semantics>
</math>
</file>

<file path=Object 165/content.xml><?xml version="1.0" encoding="utf-8"?>
<math xmlns="http://www.w3.org/1998/Math/MathML">
  <semantics>
    <msqrt>
      <mi>u</mi>
    </msqrt>
    <annotation encoding="StarMath 5.0">sqrt{u}</annotation>
  </semantics>
</math>
</file>

<file path=Object 166/content.xml><?xml version="1.0" encoding="utf-8"?>
<math xmlns="http://www.w3.org/1998/Math/MathML">
  <semantics>
    <mrow>
      <mi>k</mi>
      <mo stretchy="false">=</mo>
      <mrow>
        <mo stretchy="false">−</mo>
        <mn>1</mn>
      </mrow>
    </mrow>
    <annotation encoding="StarMath 5.0">k=-{1}</annotation>
  </semantics>
</math>
</file>

<file path=Object 167/content.xml><?xml version="1.0" encoding="utf-8"?>
<math xmlns="http://www.w3.org/1998/Math/MathML">
  <semantics>
    <mrow>
      <mrow>
        <mo stretchy="false">(</mo>
        <msqrt>
          <mi>u</mi>
        </msqrt>
        <mo stretchy="false">)</mo>
      </mrow>
      <mrow>
        <mrow>
          <mo stretchy="false">(</mo>
          <mi>x</mi>
          <mo stretchy="false">)</mo>
        </mrow>
        <mo stretchy="false">=</mo>
        <msqrt>
          <mrow>
            <mi>u</mi>
            <mrow>
              <mo stretchy="false">(</mo>
              <mi>x</mi>
              <mo stretchy="false">)</mo>
            </mrow>
          </mrow>
        </msqrt>
      </mrow>
    </mrow>
    <annotation encoding="StarMath 5.0">(sqrt{u})(x)=sqrt{u(x)}</annotation>
  </semantics>
</math>
</file>

<file path=Object 168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1</mn>
        </mrow>
      </mrow>
    </mrow>
    <annotation encoding="StarMath 5.0">u(x)=x^2+{1}</annotation>
  </semantics>
</math>
</file>

<file path=Object 169/content.xml><?xml version="1.0" encoding="utf-8"?>
<math xmlns="http://www.w3.org/1998/Math/MathML">
  <semantics>
    <msqrt>
      <mi>u</mi>
    </msqrt>
    <annotation encoding="StarMath 5.0">sqrt{u}</annotation>
  </semantics>
</math>
</file>

<file path=Object 17/content.xml><?xml version="1.0" encoding="utf-8"?>
<math xmlns="http://www.w3.org/1998/Math/MathML">
  <semantics>
    <mrow>
      <mrow>
        <mrow>
          <msqrt>
            <mi>a</mi>
          </msqrt>
          <mo stretchy="false">−</mo>
          <msqrt>
            <mi>b</mi>
          </msqrt>
        </mrow>
        <mo stretchy="false">=</mo>
        <mfrac>
          <mrow>
            <mrow>
              <mo stretchy="false">(</mo>
              <mrow>
                <msqrt>
                  <mi>a</mi>
                </msqrt>
                <mo stretchy="false">−</mo>
                <msqrt>
                  <mi>b</mi>
                </msqrt>
              </mrow>
              <mo stretchy="false">)</mo>
            </mrow>
            <mrow>
              <mo stretchy="false">(</mo>
              <mrow>
                <msqrt>
                  <mi>a</mi>
                </msqrt>
                <mo stretchy="false">+</mo>
                <msqrt>
                  <mi>b</mi>
                </msqrt>
              </mrow>
              <mo stretchy="false">)</mo>
            </mrow>
          </mrow>
          <mrow>
            <msqrt>
              <mi>a</mi>
            </msqrt>
            <mo stretchy="false">+</mo>
            <msqrt>
              <mi>b</mi>
            </msqrt>
          </mrow>
        </mfrac>
      </mrow>
      <mo stretchy="false">=</mo>
      <mfrac>
        <mrow>
          <mi>a</mi>
          <mo stretchy="false">−</mo>
          <mi>b</mi>
        </mrow>
        <mrow>
          <msqrt>
            <mi>a</mi>
          </msqrt>
          <mo stretchy="false">+</mo>
          <msqrt>
            <mi>b</mi>
          </msqrt>
        </mrow>
      </mfrac>
    </mrow>
    <annotation encoding="StarMath 5.0">sqrt{a} - sqrt{b}={(sqrt{a}-sqrt{b})(sqrt{a}+sqrt{b})} over {sqrt{a}+sqrt{b}}={a-b} over {sqrt{a}+sqrt{b}}</annotation>
  </semantics>
</math>
</file>

<file path=Object 170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&gt;</mo>
        <mn>0</mn>
      </mrow>
    </mrow>
    <annotation encoding="StarMath 5.0">u(x)&gt;{0}</annotation>
  </semantics>
</math>
</file>

<file path=Object 171/content.xml><?xml version="1.0" encoding="utf-8"?>
<math xmlns="http://www.w3.org/1998/Math/MathML">
  <semantics>
    <mrow>
      <mrow>
        <mo stretchy="false">(</mo>
        <msqrt>
          <mi>u</mi>
        </msqrt>
        <mo stretchy="false">)</mo>
      </mrow>
      <mrow>
        <mrow>
          <mrow>
            <mo stretchy="false">(</mo>
            <mi>x</mi>
            <mo stretchy="false">)</mo>
          </mrow>
          <mo stretchy="false">=</mo>
          <msqrt>
            <mrow>
              <mi>u</mi>
              <mrow>
                <mo stretchy="false">(</mo>
                <mi>x</mi>
                <mo stretchy="false">)</mo>
              </mrow>
            </mrow>
          </msqrt>
        </mrow>
        <mo stretchy="false">=</mo>
        <msqrt>
          <mrow>
            <msup>
              <mi>x</mi>
              <mn>2</mn>
            </msup>
            <mo stretchy="false">+</mo>
            <mn>1</mn>
          </mrow>
        </msqrt>
      </mrow>
    </mrow>
    <annotation encoding="StarMath 5.0">(sqrt{u})(x)=sqrt{u(x)}=sqrt{x^2+{1}}</annotation>
  </semantics>
</math>
</file>

<file path=Object 172/content.xml><?xml version="1.0" encoding="utf-8"?>
<math xmlns="http://www.w3.org/1998/Math/MathML">
  <semantics>
    <msqrt>
      <mi>u</mi>
    </msqrt>
    <annotation encoding="StarMath 5.0">sqrt{u}</annotation>
  </semantics>
</math>
</file>

<file path=Object 173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174/content.xml><?xml version="1.0" encoding="utf-8"?>
<math xmlns="http://www.w3.org/1998/Math/MathML">
  <semantics>
    <mrow>
      <mrow>
        <mn>0</mn>
        <mo stretchy="false">⩽</mo>
        <mi>u</mi>
      </mrow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0 leslant u(a) leslant u(b)</annotation>
  </semantics>
</math>
</file>

<file path=Object 175/content.xml><?xml version="1.0" encoding="utf-8"?>
<math xmlns="http://www.w3.org/1998/Math/MathML">
  <semantics>
    <mrow>
      <msqrt>
        <mrow>
          <mi>u</mi>
          <mrow>
            <mo stretchy="false">(</mo>
            <mi>a</mi>
            <mo stretchy="false">)</mo>
          </mrow>
        </mrow>
      </msqrt>
      <mo stretchy="false">⩽</mo>
      <msqrt>
        <mrow>
          <mi>u</mi>
          <mrow>
            <mo stretchy="false">(</mo>
            <mi>b</mi>
            <mo stretchy="false">)</mo>
          </mrow>
        </mrow>
      </msqrt>
    </mrow>
    <annotation encoding="StarMath 5.0">sqrt{u(a)} leslant sqrt{u(b)}</annotation>
  </semantics>
</math>
</file>

<file path=Object 176/content.xml><?xml version="1.0" encoding="utf-8"?>
<math xmlns="http://www.w3.org/1998/Math/MathML">
  <semantics>
    <mrow>
      <mrow>
        <mo stretchy="false">(</mo>
        <msqrt>
          <mi>u</mi>
        </msqrt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sqrt>
            <mi>u</mi>
          </msqrt>
          <mo stretchy="false">)</mo>
        </mrow>
      </mrow>
      <mrow>
        <mo stretchy="false">(</mo>
        <mi>b</mi>
        <mo stretchy="false">)</mo>
      </mrow>
    </mrow>
    <annotation encoding="StarMath 5.0">(sqrt{u})(a) leslant (sqrt{u})(b)</annotation>
  </semantics>
</math>
</file>

<file path=Object 177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78/content.xml><?xml version="1.0" encoding="utf-8"?>
<math xmlns="http://www.w3.org/1998/Math/MathML">
  <semantics>
    <msqrt>
      <mi>u</mi>
    </msqrt>
    <annotation encoding="StarMath 5.0">sqrt{u}</annotation>
  </semantics>
</math>
</file>

<file path=Object 179/content.xml><?xml version="1.0" encoding="utf-8"?>
<math xmlns="http://www.w3.org/1998/Math/MathML">
  <semantics>
    <mfrac>
      <mn>1</mn>
      <mi>u</mi>
    </mfrac>
    <annotation encoding="StarMath 5.0">{1} over u</annotation>
  </semantics>
</math>
</file>

<file path=Object 18/content.xml><?xml version="1.0" encoding="utf-8"?>
<math xmlns="http://www.w3.org/1998/Math/MathML">
  <semantics>
    <mrow>
      <mrow>
        <mi>a</mi>
        <mo stretchy="false">−</mo>
        <mi>b</mi>
      </mrow>
      <mo stretchy="false">&lt;</mo>
      <mn>0</mn>
    </mrow>
    <annotation encoding="StarMath 5.0">a-b&lt;{0}</annotation>
  </semantics>
</math>
</file>

<file path=Object 180/content.xml><?xml version="1.0" encoding="utf-8"?>
<math xmlns="http://www.w3.org/1998/Math/MathML">
  <semantics>
    <mfrac>
      <mn>1</mn>
      <mi>u</mi>
    </mfrac>
    <annotation encoding="StarMath 5.0">{1} over u</annotation>
  </semantics>
</math>
</file>

<file path=Object 181/content.xml><?xml version="1.0" encoding="utf-8"?>
<math xmlns="http://www.w3.org/1998/Math/MathML">
  <semantics>
    <mrow>
      <mi>u</mi>
      <mrow>
        <mo stretchy="false">(</mo>
        <mi>x</mi>
        <mo stretchy="false">)</mo>
      </mrow>
      <mo stretchy="false">≠</mo>
      <mn>0</mn>
    </mrow>
    <annotation encoding="StarMath 5.0">u(x)%notequal {0}</annotation>
  </semantics>
</math>
</file>

<file path=Object 182/content.xml><?xml version="1.0" encoding="utf-8"?>
<math xmlns="http://www.w3.org/1998/Math/MathML">
  <semantics>
    <mfrac>
      <mn>1</mn>
      <mi>u</mi>
    </mfrac>
    <annotation encoding="StarMath 5.0">{1} over u</annotation>
  </semantics>
</math>
</file>

<file path=Object 183/content.xml><?xml version="1.0" encoding="utf-8"?>
<math xmlns="http://www.w3.org/1998/Math/MathML">
  <semantics>
    <mrow>
      <mfenced open="(" close=")">
        <mfrac>
          <mn>1</mn>
          <mi>u</mi>
        </mfrac>
      </mfenced>
      <mrow>
        <mrow>
          <mo stretchy="false">(</mo>
          <mi>x</mi>
          <mo stretchy="false">)</mo>
        </mrow>
        <mo stretchy="false">=</mo>
        <mfrac>
          <mn>1</mn>
          <mrow>
            <mi>u</mi>
            <mrow>
              <mo stretchy="false">(</mo>
              <mi>x</mi>
              <mo stretchy="false">)</mo>
            </mrow>
          </mrow>
        </mfrac>
      </mrow>
    </mrow>
    <annotation encoding="StarMath 5.0"> left({1} over u right)(x)={1} over {u(x)}</annotation>
  </semantics>
</math>
</file>

<file path=Object 184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1</mn>
        </mrow>
      </mrow>
    </mrow>
    <annotation encoding="StarMath 5.0">u(x)=x^2+{1}</annotation>
  </semantics>
</math>
</file>

<file path=Object 185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&gt;</mo>
        <mn>0</mn>
      </mrow>
    </mrow>
    <annotation encoding="StarMath 5.0">u(x)&gt;{0}</annotation>
  </semantics>
</math>
</file>

<file path=Object 186/content.xml><?xml version="1.0" encoding="utf-8"?>
<math xmlns="http://www.w3.org/1998/Math/MathML">
  <semantics>
    <mfrac>
      <mn>1</mn>
      <mi>u</mi>
    </mfrac>
    <annotation encoding="StarMath 5.0">{1} over u</annotation>
  </semantics>
</math>
</file>

<file path=Object 187/content.xml><?xml version="1.0" encoding="utf-8"?>
<math xmlns="http://www.w3.org/1998/Math/MathML">
  <semantics>
    <mrow>
      <mfenced open="(" close=")">
        <mfrac>
          <mn>1</mn>
          <mi>u</mi>
        </mfrac>
      </mfenced>
      <mrow>
        <mrow>
          <mrow>
            <mo stretchy="false">(</mo>
            <mi>x</mi>
            <mo stretchy="false">)</mo>
          </mrow>
          <mo stretchy="false">=</mo>
          <mfrac>
            <mn>1</mn>
            <mrow>
              <mi>u</mi>
              <mrow>
                <mo stretchy="false">(</mo>
                <mi>x</mi>
                <mo stretchy="false">)</mo>
              </mrow>
            </mrow>
          </mfrac>
        </mrow>
        <mo stretchy="false">=</mo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 left({1} over u right)(x)={1} over {u(x)}={1} over {x^2+{1}}</annotation>
  </semantics>
</math>
</file>

<file path=Object 189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19/content.xml><?xml version="1.0" encoding="utf-8"?>
<math xmlns="http://www.w3.org/1998/Math/MathML">
  <semantics>
    <mrow>
      <mrow>
        <msqrt>
          <mi>a</mi>
        </msqrt>
        <mo stretchy="false">+</mo>
        <msqrt>
          <mi>b</mi>
        </msqrt>
      </mrow>
      <mo stretchy="false">&gt;</mo>
      <mn>0</mn>
    </mrow>
    <annotation encoding="StarMath 5.0">sqrt{a} + sqrt{b}&gt;0</annotation>
  </semantics>
</math>
</file>

<file path=Object 190/content.xml><?xml version="1.0" encoding="utf-8"?>
<math xmlns="http://www.w3.org/1998/Math/MathML">
  <semantics>
    <mrow>
      <mrow>
        <mn>0</mn>
        <mo stretchy="false">⩽</mo>
        <mi>u</mi>
      </mrow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0 leslant u(a) leslant u(b)</annotation>
  </semantics>
</math>
</file>

<file path=Object 191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92/content.xml><?xml version="1.0" encoding="utf-8"?>
<math xmlns="http://www.w3.org/1998/Math/MathML">
  <semantics>
    <mrow>
      <mfrac>
        <mn>1</mn>
        <mrow>
          <mi>u</mi>
          <mrow>
            <mo stretchy="false">(</mo>
            <mi>a</mi>
            <mo stretchy="false">)</mo>
          </mrow>
        </mrow>
      </mfrac>
      <mo stretchy="false">⩾</mo>
      <mfrac>
        <mn>1</mn>
        <mrow>
          <mi>u</mi>
          <mrow>
            <mo stretchy="false">(</mo>
            <mi>b</mi>
            <mo stretchy="false">)</mo>
          </mrow>
        </mrow>
      </mfrac>
    </mrow>
    <annotation encoding="StarMath 5.0">{1} over {u(a)} geslant {1} over {u(b)}</annotation>
  </semantics>
</math>
</file>

<file path=Object 193/content.xml><?xml version="1.0" encoding="utf-8"?>
<math xmlns="http://www.w3.org/1998/Math/MathML">
  <semantics>
    <mrow>
      <mfenced open="(" close=")">
        <mfrac>
          <mn>1</mn>
          <mi>u</mi>
        </mfrac>
      </mfenced>
      <mrow>
        <mrow>
          <mo stretchy="false">(</mo>
          <mi>a</mi>
          <mo stretchy="false">)</mo>
        </mrow>
        <mo stretchy="false">⩾</mo>
        <mfenced open="(" close=")">
          <mfrac>
            <mn>1</mn>
            <mi>u</mi>
          </mfrac>
        </mfenced>
      </mrow>
      <mrow>
        <mo stretchy="false">(</mo>
        <mi>b</mi>
        <mo stretchy="false">)</mo>
      </mrow>
    </mrow>
    <annotation encoding="StarMath 5.0">{ left({1} over u right)}(a) geslant { left({1} over u right)}(b)</annotation>
  </semantics>
</math>
</file>

<file path=Object 194/content.xml><?xml version="1.0" encoding="utf-8"?>
<math xmlns="http://www.w3.org/1998/Math/MathML">
  <semantics>
    <msqrt>
      <mi mathvariant="normal">x</mi>
    </msqrt>
    <annotation encoding="StarMath 5.0">sqrt{x}</annotation>
  </semantics>
</math>
</file>

<file path=Object 195/content.xml><?xml version="1.0" encoding="utf-8"?>
<math xmlns="http://www.w3.org/1998/Math/MathML">
  <semantics>
    <mfenced open="∣" close="∣">
      <mi>x</mi>
    </mfenced>
    <annotation encoding="StarMath 5.0">abs{x}</annotation>
  </semantics>
</math>
</file>

<file path=Object 196/content.xml><?xml version="1.0" encoding="utf-8"?>
<math xmlns="http://www.w3.org/1998/Math/MathML">
  <semantics>
    <mrow>
      <mi>u</mi>
      <mo stretchy="false">+</mo>
      <mi>k</mi>
    </mrow>
    <annotation encoding="StarMath 5.0">u+k</annotation>
  </semantics>
</math>
</file>

<file path=Object 197/content.xml><?xml version="1.0" encoding="utf-8"?>
<math xmlns="http://www.w3.org/1998/Math/MathML">
  <semantics>
    <mrow>
      <mo stretchy="false">λ</mo>
      <mi>u</mi>
    </mrow>
    <annotation encoding="StarMath 5.0">%lambda u</annotation>
  </semantics>
</math>
</file>

<file path=Object 198/content.xml><?xml version="1.0" encoding="utf-8"?>
<math xmlns="http://www.w3.org/1998/Math/MathML">
  <semantics>
    <msqrt>
      <mi>u</mi>
    </msqrt>
    <annotation encoding="StarMath 5.0">sqrt{u}</annotation>
  </semantics>
</math>
</file>

<file path=Object 199/content.xml><?xml version="1.0" encoding="utf-8"?>
<math xmlns="http://www.w3.org/1998/Math/MathML">
  <semantics>
    <msup>
      <mi>x</mi>
      <mn>2</mn>
    </msup>
    <annotation encoding="StarMath 5.0">x^{2}</annotation>
  </semantics>
</math>
</file>

<file path=Object 2/content.xml><?xml version="1.0" encoding="utf-8"?>
<math xmlns="http://www.w3.org/1998/Math/MathML">
  <semantics>
    <mrow>
      <mfenced open="∣" close="∣">
        <mi>x</mi>
      </mfenced>
      <mo stretchy="false">=</mo>
      <mn>0</mn>
    </mrow>
    <annotation encoding="StarMath 5.0"> left lline x right lline ={0}</annotation>
  </semantics>
</math>
</file>

<file path=Object 20/content.xml><?xml version="1.0" encoding="utf-8"?>
<math xmlns="http://www.w3.org/1998/Math/MathML">
  <semantics>
    <mrow>
      <mrow>
        <msqrt>
          <mi>a</mi>
        </msqrt>
        <mo stretchy="false">−</mo>
        <msqrt>
          <mi>b</mi>
        </msqrt>
      </mrow>
      <mo stretchy="false">&lt;</mo>
      <mn>0</mn>
    </mrow>
    <annotation encoding="StarMath 5.0">sqrt{a} - sqrt{b}&lt;0</annotation>
  </semantics>
</math>
</file>

<file path=Object 200/content.xml><?xml version="1.0" encoding="utf-8"?>
<math xmlns="http://www.w3.org/1998/Math/MathML">
  <semantics>
    <msqrt>
      <mi>x</mi>
    </msqrt>
    <annotation encoding="StarMath 5.0">sqrt{x}</annotation>
  </semantics>
</math>
</file>

<file path=Object 201/content.xml><?xml version="1.0" encoding="utf-8"?>
<math xmlns="http://www.w3.org/1998/Math/MathML">
  <semantics>
    <mrow>
      <mi>u</mi>
      <mo stretchy="false">×</mo>
      <mi>v</mi>
    </mrow>
    <annotation encoding="StarMath 5.0">u times v</annotation>
  </semantics>
</math>
</file>

<file path=Object 202/content.xml><?xml version="1.0" encoding="utf-8"?>
<math xmlns="http://www.w3.org/1998/Math/MathML">
  <semantics>
    <mrow>
      <mrow>
        <mo stretchy="false">(</mo>
        <mrow>
          <mi>u</mi>
          <mo stretchy="false">×</mo>
          <mi>v</mi>
        </mrow>
        <mo stretchy="false">)</mo>
      </mrow>
      <mrow>
        <mrow>
          <mo stretchy="false">(</mo>
          <mi>x</mi>
          <mo stretchy="false">)</mo>
        </mrow>
        <mo stretchy="false">=</mo>
        <mi>u</mi>
      </mrow>
      <mrow>
        <mrow>
          <mo stretchy="false">(</mo>
          <mi>x</mi>
          <mo stretchy="false">)</mo>
        </mrow>
        <mo stretchy="false">×</mo>
        <mi>v</mi>
      </mrow>
      <mrow>
        <mrow>
          <mrow>
            <mo stretchy="false">(</mo>
            <mi>x</mi>
            <mo stretchy="false">)</mo>
          </mrow>
          <mo stretchy="false">=</mo>
          <mrow>
            <mrow>
              <mo stretchy="false">(</mo>
              <mrow>
                <msup>
                  <mi>x</mi>
                  <mn>2</mn>
                </msup>
                <mo stretchy="false">+</mo>
                <mn>1</mn>
              </mrow>
              <mo stretchy="false">)</mo>
            </mrow>
            <mo stretchy="false">×</mo>
            <mrow>
              <mo stretchy="false">(</mo>
              <mrow>
                <mn>3</mn>
                <mrow>
                  <mi>x</mi>
                  <mo stretchy="false">+</mo>
                  <mn>1</mn>
                </mrow>
              </mrow>
              <mo stretchy="false">)</mo>
            </mrow>
          </mrow>
        </mrow>
        <mo stretchy="false">=</mo>
        <mn>3</mn>
      </mrow>
      <mrow>
        <msup>
          <mi>x</mi>
          <mn>3</mn>
        </msup>
        <mo stretchy="false">+</mo>
        <mn>3</mn>
      </mrow>
      <mrow>
        <mrow>
          <mrow>
            <mi>x</mi>
            <mo stretchy="false">+</mo>
            <msup>
              <mi>x</mi>
              <mn>2</mn>
            </msup>
          </mrow>
          <mo stretchy="false">+</mo>
          <mn>1</mn>
        </mrow>
        <mo stretchy="false">=</mo>
        <mn>3</mn>
      </mrow>
      <mrow>
        <mrow>
          <msup>
            <mi>x</mi>
            <mn>3</mn>
          </msup>
          <mo stretchy="false">+</mo>
          <msup>
            <mi>x</mi>
            <mn>2</mn>
          </msup>
        </mrow>
        <mo stretchy="false">+</mo>
        <mn>3</mn>
      </mrow>
      <mrow>
        <mi>x</mi>
        <mo stretchy="false">+</mo>
        <mn>1</mn>
      </mrow>
    </mrow>
    <annotation encoding="StarMath 5.0">(u times v)(x)=u(x) times v(x)=(x^2+{1}) times ({3}x+{1})={3}x^{3}+{3}x+x^2+{1}={3}x^{3}+x^2+{3}x+{1}</annotation>
  </semantics>
</math>
</file>

<file path=Object 203/content.xml><?xml version="1.0" encoding="utf-8"?>
<math xmlns="http://www.w3.org/1998/Math/MathML">
  <semantics>
    <mi mathvariant="italic">ku</mi>
    <annotation encoding="StarMath 5.0">ku</annotation>
  </semantics>
</math>
</file>

<file path=Object 204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205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206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+</mo>
        <mi>v</mi>
      </mrow>
      <mrow>
        <mrow>
          <mo stretchy="false">(</mo>
          <mi>a</mi>
          <mo stretchy="false">)</mo>
        </mrow>
        <mo stretchy="false">⩽</mo>
        <mi>u</mi>
      </mrow>
      <mrow>
        <mrow>
          <mo stretchy="false">(</mo>
          <mi>b</mi>
          <mo stretchy="false">)</mo>
        </mrow>
        <mo stretchy="false">+</mo>
        <mi>v</mi>
      </mrow>
      <mrow>
        <mrow>
          <mo stretchy="false">(</mo>
          <mi>a</mi>
          <mo stretchy="false">)</mo>
        </mrow>
        <mo stretchy="false">⩽</mo>
        <mi>u</mi>
      </mrow>
      <mrow>
        <mrow>
          <mo stretchy="false">(</mo>
          <mi>b</mi>
          <mo stretchy="false">)</mo>
        </mrow>
        <mo stretchy="false">+</mo>
        <mi>v</mi>
      </mrow>
      <mrow>
        <mo stretchy="false">(</mo>
        <mi>b</mi>
        <mo stretchy="false">)</mo>
      </mrow>
    </mrow>
    <annotation encoding="StarMath 5.0">u(a)+v(a) leslant u(b)+v(a) leslant u(b)+v(b)</annotation>
  </semantics>
</math>
</file>

<file path=Object 207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row>
            <mi>u</mi>
            <mo stretchy="false">+</mo>
            <mi>v</mi>
          </mrow>
          <mo stretchy="false">)</mo>
        </mrow>
      </mrow>
      <mrow>
        <mo stretchy="false">(</mo>
        <mi>b</mi>
        <mo stretchy="false">)</mo>
      </mrow>
    </mrow>
    <annotation encoding="StarMath 5.0">(u+v)(a) leslant (u+v)(b)</annotation>
  </semantics>
</math>
</file>

<file path=Object 208/content.xml><?xml version="1.0" encoding="utf-8"?>
<math xmlns="http://www.w3.org/1998/Math/MathML">
  <semantics>
    <mrow>
      <mi>v</mi>
      <mrow>
        <mrow>
          <mo stretchy="false">(</mo>
          <mi>a</mi>
          <mo stretchy="false">)</mo>
        </mrow>
        <mo stretchy="false">⩽</mo>
        <mi>v</mi>
      </mrow>
      <mrow>
        <mo stretchy="false">(</mo>
        <mi>b</mi>
        <mo stretchy="false">)</mo>
      </mrow>
    </mrow>
    <annotation encoding="StarMath 5.0">v(a) leslant v(b)</annotation>
  </semantics>
</math>
</file>

<file path=Object 209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21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211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o stretchy="false">=</mo>
        <mi>f</mi>
      </mrow>
      <mrow>
        <mo stretchy="false">(</mo>
        <mi>b</mi>
        <mo stretchy="false">)</mo>
      </mrow>
    </mrow>
    <annotation encoding="StarMath 5.0">f(a) = f(b)</annotation>
  </semantics>
</math>
</file>

<file path=Object 212/content.xml><?xml version="1.0" encoding="utf-8"?>
<math xmlns="http://www.w3.org/1998/Math/MathML">
  <semantics>
    <mrow>
      <mi>f</mi>
    </mrow>
    <annotation encoding="StarMath 5.0">f</annotation>
  </semantics>
</math>
</file>

<file path=Object 213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214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o stretchy="false">⩽</mo>
        <mi>f</mi>
      </mrow>
      <mrow>
        <mo stretchy="false">(</mo>
        <mi>b</mi>
        <mo stretchy="false">)</mo>
      </mrow>
    </mrow>
    <annotation encoding="StarMath 5.0">f(a) leslant f(b)</annotation>
  </semantics>
</math>
</file>

<file path=Object 215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216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o stretchy="false">&lt;</mo>
        <mi>f</mi>
      </mrow>
      <mrow>
        <mo stretchy="false">(</mo>
        <mi>b</mi>
        <mo stretchy="false">)</mo>
      </mrow>
    </mrow>
    <annotation encoding="StarMath 5.0">f(a) &lt; f(b)</annotation>
  </semantics>
</math>
</file>

<file path=Object 217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218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o stretchy="false">⩾</mo>
        <mi>f</mi>
      </mrow>
      <mrow>
        <mo stretchy="false">(</mo>
        <mi>b</mi>
        <mo stretchy="false">)</mo>
      </mrow>
    </mrow>
    <annotation encoding="StarMath 5.0">f(a) geslant f(b)</annotation>
  </semantics>
</math>
</file>

<file path=Object 219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22/content.xml><?xml version="1.0" encoding="utf-8"?>
<math xmlns="http://www.w3.org/1998/Math/MathML">
  <semantics>
    <mrow>
      <mfenced open="∣" close="∣">
        <mi>x</mi>
      </mfenced>
      <mo stretchy="false">⩾</mo>
      <mn>0</mn>
    </mrow>
    <annotation encoding="StarMath 5.0"> left lline x right lline  geslant {0}</annotation>
  </semantics>
</math>
</file>

<file path=Object 220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o stretchy="false">&gt;</mo>
        <mi>f</mi>
      </mrow>
      <mrow>
        <mo stretchy="false">(</mo>
        <mi>b</mi>
        <mo stretchy="false">)</mo>
      </mrow>
    </mrow>
    <annotation encoding="StarMath 5.0">f(a) &gt; f(b)</annotation>
  </semantics>
</math>
</file>

<file path=Object 23/content.xml><?xml version="1.0" encoding="utf-8"?>
<math xmlns="http://www.w3.org/1998/Math/MathML">
  <semantics>
    <mfenced open="∣" close="∣">
      <mi>x</mi>
    </mfenced>
    <annotation encoding="StarMath 5.0"> left lline x  right lline </annotation>
  </semantics>
</math>
</file>

<file path=Object 24/content.xml><?xml version="1.0" encoding="utf-8"?>
<math xmlns="http://www.w3.org/1998/Math/MathML">
  <semantics>
    <mrow>
      <mo stretchy="false">−</mo>
      <mi>x</mi>
    </mrow>
    <annotation encoding="StarMath 5.0">-x </annotation>
  </semantics>
</math>
</file>

<file path=Object 25/content.xml><?xml version="1.0" encoding="utf-8"?>
<math xmlns="http://www.w3.org/1998/Math/MathML">
  <semantics>
    <mrow>
      <mfenced open="∣" close="∣">
        <mi>x</mi>
      </mfenced>
      <mo stretchy="false">=</mo>
      <mfenced open="∣" close="∣">
        <mrow>
          <mo stretchy="false">−</mo>
          <mi>x</mi>
        </mrow>
      </mfenced>
    </mrow>
    <annotation encoding="StarMath 5.0"> left lline x  right lline = left lline -x  right lline </annotation>
  </semantics>
</math>
</file>

<file path=Object 26/content.xml><?xml version="1.0" encoding="utf-8"?>
<math xmlns="http://www.w3.org/1998/Math/MathML">
  <semantics>
    <mfenced open="∣" close="∣">
      <mi>x</mi>
    </mfenced>
    <annotation encoding="StarMath 5.0"> left lline x  right lline </annotation>
  </semantics>
</math>
</file>

<file path=Object 27/content.xml><?xml version="1.0" encoding="utf-8"?>
<math xmlns="http://www.w3.org/1998/Math/MathML">
  <semantics>
    <mrow>
      <mo stretchy="true">{</mo>
      <mtable>
        <mtr>
          <mtd>
            <mrow>
              <mi>x</mi>
              <mi/>
              <mi mathvariant="italic">si</mi>
              <mi/>
              <mrow>
                <mi>x</mi>
                <mo stretchy="false">⩾</mo>
                <mn>0</mn>
              </mrow>
            </mrow>
          </mtd>
        </mtr>
        <mtr>
          <mtd/>
        </mtr>
        <mtr>
          <mtd>
            <mrow>
              <mrow>
                <mo stretchy="false">−</mo>
                <mi>x</mi>
              </mrow>
              <mi/>
              <mi mathvariant="italic">si</mi>
              <mi/>
              <mrow>
                <mi>x</mi>
                <mo stretchy="false">⩽</mo>
                <mn>0</mn>
              </mrow>
            </mrow>
          </mtd>
        </mtr>
      </mtable>
    </mrow>
    <annotation encoding="StarMath 5.0">left lbrace stack{{ x  `si` x geslant {0} } # {} # {-x `si` x leslant{0} }} right none</annotation>
  </semantics>
</math>
</file>

<file path=Object 28/content.xml><?xml version="1.0" encoding="utf-8"?>
<math xmlns="http://www.w3.org/1998/Math/MathML">
  <semantics>
    <mfenced open="∣" close="∣">
      <mn>5</mn>
    </mfenced>
    <annotation encoding="StarMath 5.0"> left lline {5}  right lline </annotation>
  </semantics>
</math>
</file>

<file path=Object 29/content.xml><?xml version="1.0" encoding="utf-8"?>
<math xmlns="http://www.w3.org/1998/Math/MathML">
  <semantics>
    <mrow>
      <mn>5</mn>
      <mo stretchy="false">&gt;</mo>
      <mn>0</mn>
    </mrow>
    <annotation encoding="StarMath 5.0">{5}&gt;{0}</annotation>
  </semantics>
</math>
</file>

<file path=Object 3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30/content.xml><?xml version="1.0" encoding="utf-8"?>
<math xmlns="http://www.w3.org/1998/Math/MathML">
  <semantics>
    <mrow>
      <msqrt>
        <msup>
          <mi>x</mi>
          <mn>2</mn>
        </msup>
      </msqrt>
      <mo stretchy="false">=</mo>
      <mfenced open="∣" close="∣">
        <mi>x</mi>
      </mfenced>
    </mrow>
    <annotation encoding="StarMath 5.0">sqrt{x^2}= left lline x  right lline </annotation>
  </semantics>
</math>
</file>

<file path=Object 31/content.xml><?xml version="1.0" encoding="utf-8"?>
<math xmlns="http://www.w3.org/1998/Math/MathML">
  <semantics>
    <mrow>
      <mrow>
        <mfenced open="∣" close="∣">
          <mrow>
            <mn>3</mn>
            <mo stretchy="false">−</mo>
            <mo stretchy="false">π</mo>
          </mrow>
        </mfenced>
        <mo stretchy="false">=</mo>
        <mrow>
          <mo stretchy="false">−</mo>
          <mrow>
            <mo stretchy="false">(</mo>
            <mrow>
              <mn>3</mn>
              <mo stretchy="false">−</mo>
              <mo stretchy="false">π</mo>
            </mrow>
            <mo stretchy="false">)</mo>
          </mrow>
        </mrow>
      </mrow>
      <mo stretchy="false">=</mo>
      <mrow>
        <mo stretchy="false">π</mo>
        <mo stretchy="false">−</mo>
        <mn>3</mn>
      </mrow>
    </mrow>
    <annotation encoding="StarMath 5.0"> left lline {3}- %pi   right lline =-({3}- %pi )= %pi -{3}</annotation>
  </semantics>
</math>
</file>

<file path=Object 32/content.xml><?xml version="1.0" encoding="utf-8"?>
<math xmlns="http://www.w3.org/1998/Math/MathML">
  <semantics>
    <mrow>
      <mrow>
        <mn>3</mn>
        <mo stretchy="false">−</mo>
        <mo stretchy="false">π</mo>
      </mrow>
      <mo stretchy="false">&lt;</mo>
      <mn>0</mn>
    </mrow>
    <annotation encoding="StarMath 5.0">{3}- %pi &lt;{0}</annotation>
  </semantics>
</math>
</file>

<file path=Object 33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</mrow>
      <mo stretchy="false">)</mo>
    </mrow>
    <annotation encoding="StarMath 5.0">( italic O nitalic ; ` vec { italic{i}}  )</annotation>
  </semantics>
</math>
</file>

<file path=Object 34/content.xml><?xml version="1.0" encoding="utf-8"?>
<math xmlns="http://www.w3.org/1998/Math/MathML">
  <semantics>
    <mrow>
      <mrow>
        <mfenced open="∣" close="∣">
          <mrow>
            <mrow>
              <mrow>
                <mn>2</mn>
              </mrow>
              <mo stretchy="false">−</mo>
              <mi>t</mi>
            </mrow>
          </mrow>
        </mfenced>
        <mo stretchy="false">=</mo>
        <mrow>
          <mo stretchy="true">{</mo>
          <mrow>
            <mtable>
              <mtr>
                <mtd>
                  <mrow>
                    <mrow>
                      <mrow>
                        <mrow>
                          <mn>2</mn>
                        </mrow>
                        <mo stretchy="false">−</mo>
                        <mi>t</mi>
                      </mrow>
                      <mi/>
                      <mi mathvariant="italic">si</mi>
                      <mi/>
                      <mrow>
                        <mrow>
                          <mrow>
                            <mn>2</mn>
                          </mrow>
                          <mo stretchy="false">−</mo>
                          <mi>t</mi>
                        </mrow>
                        <mo stretchy="false">⩾</mo>
                        <mrow>
                          <mn>0</mn>
                        </mrow>
                      </mrow>
                      <mi/>
                      <mi mathvariant="italic">soit</mi>
                      <mi/>
                      <mrow>
                        <mi>t</mi>
                        <mo stretchy="false">⩽</mo>
                        <mrow>
                          <mn>2</mn>
                        </mrow>
                      </mrow>
                    </mrow>
                  </mrow>
                </mtd>
              </mtr>
              <mtr>
                <mtd>
                  <mrow>
                    <mrow/>
                  </mrow>
                </mtd>
              </mtr>
              <mtr>
                <mtd>
                  <mrow>
                    <mrow>
                      <mrow>
                        <mi>t</mi>
                        <mo stretchy="false">−</mo>
                        <mrow>
                          <mn>2</mn>
                        </mrow>
                      </mrow>
                      <mi/>
                      <mi mathvariant="italic">si</mi>
                      <mi/>
                      <mrow>
                        <mrow>
                          <mrow>
                            <mn>2</mn>
                          </mrow>
                          <mo stretchy="false">−</mo>
                          <mi>t</mi>
                        </mrow>
                        <mo stretchy="false">⩽</mo>
                        <mrow>
                          <mn>0</mn>
                        </mrow>
                      </mrow>
                      <mi/>
                      <mi mathvariant="italic">soit</mi>
                      <mi/>
                      <mrow>
                        <mi>t</mi>
                        <mo stretchy="false">⩾</mo>
                        <mrow>
                          <mn>2</mn>
                        </mrow>
                      </mrow>
                    </mrow>
                  </mrow>
                </mtd>
              </mtr>
            </mtable>
          </mrow>
        </mrow>
      </mrow>
    </mrow>
    <annotation encoding="StarMath 5.0"> left lline {2}-t right lline =left lbrace stack{{ {2}-t `si` {2}-t geslant {0} `soit` t leslant {2}} # {} # {t-{2} `si` {2}-t leslant {0} `soit` t geslant {2} }} right none</annotation>
  </semantics>
</math>
</file>

<file path=Object 35/content.xml><?xml version="1.0" encoding="utf-8"?>
<math xmlns="http://www.w3.org/1998/Math/MathML">
  <semantics>
    <mrow>
      <mi>d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d(x nitalic; y)</annotation>
  </semantics>
</math>
</file>

<file path=Object 36/content.xml><?xml version="1.0" encoding="utf-8"?>
<math xmlns="http://www.w3.org/1998/Math/MathML">
  <semantics>
    <mrow>
      <mi>f</mi>
      <mo stretchy="false">⩾</mo>
      <mi>g</mi>
    </mrow>
    <annotation encoding="StarMath 5.0">f geslant g</annotation>
  </semantics>
</math>
</file>

<file path=Object 37/content.xml><?xml version="1.0" encoding="utf-8"?>
<math xmlns="http://www.w3.org/1998/Math/MathML">
  <semantics>
    <mrow>
      <mo stretchy="false">−</mo>
      <mn>3</mn>
    </mrow>
    <annotation encoding="StarMath 5.0">-{3}</annotation>
  </semantics>
</math>
</file>

<file path=Object 38/content.xml><?xml version="1.0" encoding="utf-8"?>
<math xmlns="http://www.w3.org/1998/Math/MathML">
  <semantics>
    <mrow>
      <mi>d</mi>
      <mrow>
        <mrow>
          <mrow>
            <mrow>
              <mrow>
                <mo stretchy="false">(</mo>
                <mrow>
                  <mrow>
                    <mo stretchy="false">−</mo>
                    <mn>3</mn>
                  </mrow>
                  <mstyle mathvariant="normal">
                    <mrow>
                      <mi mathvariant="normal">;</mi>
                    </mrow>
                  </mstyle>
                  <mn>4,6</mn>
                </mrow>
                <mo stretchy="false">)</mo>
              </mrow>
              <mo stretchy="false">=</mo>
              <mi mathvariant="italic">AB</mi>
            </mrow>
            <mo stretchy="false">=</mo>
            <mrow>
              <mn>4,6</mn>
              <mo stretchy="false">−</mo>
              <mrow>
                <mo stretchy="false">(</mo>
                <mrow>
                  <mo stretchy="false">−</mo>
                  <mn>3</mn>
                </mrow>
                <mo stretchy="false">)</mo>
              </mrow>
            </mrow>
          </mrow>
          <mo stretchy="false">=</mo>
          <mrow>
            <mn>4,6</mn>
            <mo stretchy="false">+</mo>
            <mn>3</mn>
          </mrow>
        </mrow>
        <mo stretchy="false">=</mo>
        <mn>7,6</mn>
      </mrow>
    </mrow>
    <annotation encoding="StarMath 5.0">d(-{3} nitalic; {4,6})=AB={4,6}-(-{3})={4,6}+{3}={7,6}</annotation>
  </semantics>
</math>
</file>

<file path=Object 39/content.xml><?xml version="1.0" encoding="utf-8"?>
<math xmlns="http://www.w3.org/1998/Math/MathML">
  <semantics>
    <mrow>
      <mi>d</mi>
      <mrow>
        <mrow>
          <mrow>
            <mo stretchy="false">(</mo>
            <mrow>
              <mn>4,6</mn>
              <mstyle mathvariant="normal">
                <mrow>
                  <mi mathvariant="normal">;</mi>
                </mrow>
              </mstyle>
              <mn>0</mn>
            </mrow>
            <mo stretchy="false">)</mo>
          </mrow>
          <mo stretchy="false">=</mo>
          <mi mathvariant="italic">OB</mi>
        </mrow>
        <mo stretchy="false">=</mo>
        <mn>4,6</mn>
      </mrow>
    </mrow>
    <annotation encoding="StarMath 5.0">d({4,6} nitalic; {0})=OB={4,6}</annotation>
  </semantics>
</math>
</file>

<file path=Object 4/content.xml><?xml version="1.0" encoding="utf-8"?>
<math xmlns="http://www.w3.org/1998/Math/MathML">
  <semantics>
    <mrow>
      <mfenced open="∣" close="∣">
        <mi>x</mi>
      </mfenced>
      <mo stretchy="false">=</mo>
      <mfenced open="∣" close="∣">
        <mi>y</mi>
      </mfenced>
    </mrow>
    <annotation encoding="StarMath 5.0"> left lline x right lline = left lline y  right lline </annotation>
  </semantics>
</math>
</file>

<file path=Object 40/content.xml><?xml version="1.0" encoding="utf-8"?>
<math xmlns="http://www.w3.org/1998/Math/MathML">
  <semantics>
    <mrow>
      <mo stretchy="false">−</mo>
      <mn>3</mn>
    </mrow>
    <annotation encoding="StarMath 5.0">-{3}</annotation>
  </semantics>
</math>
</file>

<file path=Object 41/content.xml><?xml version="1.0" encoding="utf-8"?>
<math xmlns="http://www.w3.org/1998/Math/MathML">
  <semantics>
    <mrow>
      <mi>d</mi>
      <mrow>
        <mrow>
          <mrow>
            <mo stretchy="false">(</mo>
            <mrow>
              <mrow>
                <mo stretchy="false">−</mo>
                <mn>3</mn>
              </mrow>
              <mstyle mathvariant="normal">
                <mrow>
                  <mi mathvariant="normal">;</mi>
                </mrow>
              </mstyle>
              <mn>0</mn>
            </mrow>
            <mo stretchy="false">)</mo>
          </mrow>
          <mo stretchy="false">=</mo>
          <mi mathvariant="italic">OA</mi>
        </mrow>
        <mo stretchy="false">=</mo>
        <mn>3</mn>
      </mrow>
    </mrow>
    <annotation encoding="StarMath 5.0">d(-{3} nitalic; {0})=OA={3}</annotation>
  </semantics>
</math>
</file>

<file path=Object 42/content.xml><?xml version="1.0" encoding="utf-8"?>
<math xmlns="http://www.w3.org/1998/Math/MathML">
  <semantics>
    <mrow>
      <mi>x</mi>
      <mo stretchy="false">⩾</mo>
      <mn>0</mn>
    </mrow>
    <annotation encoding="StarMath 5.0">x geslant 0</annotation>
  </semantics>
</math>
</file>

<file path=Object 43/content.xml><?xml version="1.0" encoding="utf-8"?>
<math xmlns="http://www.w3.org/1998/Math/MathML">
  <semantics>
    <mrow>
      <mo stretchy="false">−</mo>
      <mi>x</mi>
    </mrow>
    <annotation encoding="StarMath 5.0">-x</annotation>
  </semantics>
</math>
</file>

<file path=Object 44/content.xml><?xml version="1.0" encoding="utf-8"?>
<math xmlns="http://www.w3.org/1998/Math/MathML">
  <semantics>
    <mrow>
      <mi>x</mi>
      <mo stretchy="false">⩽</mo>
      <mn>0</mn>
    </mrow>
    <annotation encoding="StarMath 5.0">x leslant {0}</annotation>
  </semantics>
</math>
</file>

<file path=Object 4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⩾</mo>
        <mi>g</mi>
      </mrow>
      <mrow>
        <mo stretchy="false">(</mo>
        <mi>x</mi>
        <mo stretchy="false">)</mo>
      </mrow>
    </mrow>
    <annotation encoding="StarMath 5.0">f(x) geslant g(x)</annotation>
  </semantics>
</math>
</file>

<file path=Object 46/content.xml><?xml version="1.0" encoding="utf-8"?>
<math xmlns="http://www.w3.org/1998/Math/MathML">
  <semantics>
    <mrow>
      <mi>d</mi>
      <mrow>
        <mrow>
          <mo stretchy="false">(</mo>
          <mrow>
            <mi>x</mi>
            <mstyle mathvariant="normal">
              <mrow>
                <mi mathvariant="normal">;</mi>
              </mrow>
            </mstyle>
            <mi>y</mi>
          </mrow>
          <mo stretchy="false">)</mo>
        </mrow>
        <mo stretchy="false">=</mo>
        <mrow>
          <mo stretchy="true">{</mo>
          <mtable>
            <mtr>
              <mtd>
                <mrow>
                  <mrow>
                    <mi>x</mi>
                    <mo stretchy="false">−</mo>
                    <mi>y</mi>
                  </mrow>
                  <mi/>
                  <mi mathvariant="italic">si</mi>
                  <mi/>
                  <mrow>
                    <mi>x</mi>
                    <mo stretchy="false">⩾</mo>
                    <mi>y</mi>
                  </mrow>
                </mrow>
              </mtd>
            </mtr>
            <mtr>
              <mtd/>
            </mtr>
            <mtr>
              <mtd>
                <mrow>
                  <mrow>
                    <mi>y</mi>
                    <mo stretchy="false">−</mo>
                    <mi>x</mi>
                  </mrow>
                  <mi/>
                  <mi mathvariant="italic">si</mi>
                  <mi/>
                  <mrow>
                    <mi>x</mi>
                    <mo stretchy="false">⩽</mo>
                    <mi>y</mi>
                  </mrow>
                </mrow>
              </mtd>
            </mtr>
          </mtable>
        </mrow>
      </mrow>
    </mrow>
    <annotation encoding="StarMath 5.0">d(x nitalic; y)=left lbrace stack{{ x-y `si `x geslant y} # {} # {y-x `si` x leslant y }} right none</annotation>
  </semantics>
</math>
</file>

<file path=Object 47/content.xml><?xml version="1.0" encoding="utf-8"?>
<math xmlns="http://www.w3.org/1998/Math/MathML">
  <semantics>
    <mrow>
      <mi>d</mi>
      <mrow>
        <mrow>
          <mo stretchy="false">(</mo>
          <mrow>
            <mi>x</mi>
            <mstyle mathvariant="normal">
              <mrow>
                <mi mathvariant="normal">;</mi>
              </mrow>
            </mstyle>
            <mn>0</mn>
          </mrow>
          <mo stretchy="false">)</mo>
        </mrow>
        <mo stretchy="false">=</mo>
        <mfenced open="∣" close="∣">
          <mi>x</mi>
        </mfenced>
      </mrow>
    </mrow>
    <annotation encoding="StarMath 5.0">d(x nitalic; {0})= left lline x  right lline </annotation>
  </semantics>
</math>
</file>

<file path=Object 48/content.xml><?xml version="1.0" encoding="utf-8"?>
<math xmlns="http://www.w3.org/1998/Math/MathML">
  <semantics>
    <mrow>
      <mi>d</mi>
      <mrow>
        <mrow>
          <mrow>
            <mo stretchy="false">(</mo>
            <mrow>
              <mi>x</mi>
              <mstyle mathvariant="normal">
                <mrow>
                  <mi mathvariant="normal">;</mi>
                </mrow>
              </mstyle>
              <mi>y</mi>
            </mrow>
            <mo stretchy="false">)</mo>
          </mrow>
          <mo stretchy="false">=</mo>
          <mfenced open="∣" close="∣">
            <mrow>
              <mi>x</mi>
              <mo stretchy="false">−</mo>
              <mi>y</mi>
            </mrow>
          </mfenced>
        </mrow>
        <mo stretchy="false">=</mo>
        <mfenced open="∣" close="∣">
          <mrow>
            <mi>y</mi>
            <mo stretchy="false">−</mo>
            <mi>x</mi>
          </mrow>
        </mfenced>
      </mrow>
    </mrow>
    <annotation encoding="StarMath 5.0">d(x nitalic; y)= left lline x-y right lline = left lline y-x  right lline </annotation>
  </semantics>
</math>
</file>

<file path=Object 49/content.xml><?xml version="1.0" encoding="utf-8"?>
<math xmlns="http://www.w3.org/1998/Math/MathML">
  <semantics>
    <mrow>
      <mi>f</mi>
      <mo stretchy="false">⩽</mo>
      <mi>g</mi>
    </mrow>
    <annotation encoding="StarMath 5.0">f leslant g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frac>
          <mn>1</mn>
          <mi>x</mi>
        </mfrac>
      </mrow>
    </mrow>
    <annotation encoding="StarMath 5.0">f(x)={1} over x</annotation>
  </semantics>
</math>
</file>

<file path=Object 5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⩽</mo>
        <mi>g</mi>
      </mrow>
      <mrow>
        <mo stretchy="false">(</mo>
        <mi>x</mi>
        <mo stretchy="false">)</mo>
      </mrow>
    </mrow>
    <annotation encoding="StarMath 5.0">f(x) leslant g(x)</annotation>
  </semantics>
</math>
</file>

<file path=Object 51/content.xml><?xml version="1.0" encoding="utf-8"?>
<math xmlns="http://www.w3.org/1998/Math/MathML">
  <semantics>
    <mrow>
      <mi>f</mi>
      <mo stretchy="false">=</mo>
      <mi>g</mi>
    </mrow>
    <annotation encoding="StarMath 5.0">f = g</annotation>
  </semantics>
</math>
</file>

<file path=Object 5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g</mi>
      </mrow>
      <mrow>
        <mo stretchy="false">(</mo>
        <mi>x</mi>
        <mo stretchy="false">)</mo>
      </mrow>
    </mrow>
    <annotation encoding="StarMath 5.0">f(x) = g(x)</annotation>
  </semantics>
</math>
</file>

<file path=Object 53/content.xml><?xml version="1.0" encoding="utf-8"?>
<math xmlns="http://www.w3.org/1998/Math/MathML">
  <semantics>
    <mrow>
      <mo stretchy="false">]</mo>
      <mn>1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1} nitalic; +infinity \[</annotation>
  </semantics>
</math>
</file>

<file path=Object 54/content.xml><?xml version="1.0" encoding="utf-8"?>
<math xmlns="http://www.w3.org/1998/Math/MathML">
  <semantics>
    <mrow>
      <mo stretchy="false">(</mo>
      <mrow>
        <mn>0</mn>
        <mstyle mathvariant="normal">
          <mrow>
            <mi mathvariant="normal">;</mi>
          </mrow>
        </mstyle>
        <mn>0</mn>
      </mrow>
      <mo stretchy="false">)</mo>
    </mrow>
    <annotation encoding="StarMath 5.0">({0} nitalic; {0})</annotation>
  </semantics>
</math>
</file>

<file path=Object 5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fenced open="∣" close="∣">
          <mi>x</mi>
        </mfenced>
      </mrow>
    </mrow>
    <annotation encoding="StarMath 5.0">f(x)= left lline x  right lline </annotation>
  </semantics>
</math>
</file>

<file path=Object 5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n>0</mn>
      <mo stretchy="false">]</mo>
    </mrow>
    <annotation encoding="StarMath 5.0">\]– infinity   nitalic; {0}\]</annotation>
  </semantics>
</math>
</file>

<file path=Object 57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  nitalic; + infinity \[</annotation>
  </semantics>
</math>
</file>

<file path=Object 5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x</mi>
      </mrow>
    </mrow>
    <annotation encoding="StarMath 5.0">f(x)=x</annotation>
  </semantics>
</math>
</file>

<file path=Object 59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  nitalic; + infinity \[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6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o stretchy="false">−</mo>
          <mi>x</mi>
        </mrow>
      </mrow>
    </mrow>
    <annotation encoding="StarMath 5.0">f(x)=-x</annotation>
  </semantics>
</math>
</file>

<file path=Object 61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n>0</mn>
      <mo stretchy="false">]</mo>
    </mrow>
    <annotation encoding="StarMath 5.0">\]– infinity   nitalic; {0}\]</annotation>
  </semantics>
</math>
</file>

<file path=Object 62/content.xml><?xml version="1.0" encoding="utf-8"?>
<math xmlns="http://www.w3.org/1998/Math/MathML">
  <semantics>
    <mfenced open="∣" close="∣">
      <mi>x</mi>
    </mfenced>
    <annotation encoding="StarMath 5.0"> left lline x  right lline </annotation>
  </semantics>
</math>
</file>

<file path=Object 63/content.xml><?xml version="1.0" encoding="utf-8"?>
<math xmlns="http://www.w3.org/1998/Math/MathML">
  <semantics>
    <mrow>
      <mo stretchy="false">(</mo>
      <mrow>
        <mn>1</mn>
        <mstyle mathvariant="normal">
          <mrow>
            <mi mathvariant="normal">;</mi>
          </mrow>
        </mstyle>
        <mn>1</mn>
      </mrow>
      <mo stretchy="false">)</mo>
    </mrow>
    <annotation encoding="StarMath 5.0">({1} nitalic; {1})</annotation>
  </semantics>
</math>
</file>

<file path=Object 64/content.xml><?xml version="1.0" encoding="utf-8"?>
<math xmlns="http://www.w3.org/1998/Math/MathML">
  <semantics>
    <mrow>
      <mi>f</mi>
      <mrow>
        <mrow>
          <mrow>
            <mrow>
              <mo stretchy="false">(</mo>
              <mrow>
                <mo stretchy="false">−</mo>
                <mi>a</mi>
              </mrow>
              <mo stretchy="false">)</mo>
            </mrow>
            <mo stretchy="false">=</mo>
            <mfenced open="∣" close="∣">
              <mrow>
                <mo stretchy="false">−</mo>
                <mi>a</mi>
              </mrow>
            </mfenced>
          </mrow>
          <mo stretchy="false">=</mo>
          <mfenced open="∣" close="∣">
            <mi>a</mi>
          </mfenced>
        </mrow>
        <mo stretchy="false">=</mo>
        <mi>f</mi>
      </mrow>
      <mrow>
        <mo stretchy="false">(</mo>
        <mi>a</mi>
        <mo stretchy="false">)</mo>
      </mrow>
    </mrow>
    <annotation encoding="StarMath 5.0">f(-a)= left lline -a right lline = left lline a right lline =f(a)</annotation>
  </semantics>
</math>
</file>

<file path=Object 65/content.xml><?xml version="1.0" encoding="utf-8"?>
<math xmlns="http://www.w3.org/1998/Math/MathML">
  <semantics>
    <mrow>
      <mo stretchy="false">(</mo>
      <mrow>
        <mi>a</mi>
        <mstyle mathvariant="normal">
          <mrow>
            <mi mathvariant="normal">;</mi>
          </mrow>
        </mstyle>
        <mi>f</mi>
        <mrow>
          <mo stretchy="false">(</mo>
          <mi>a</mi>
          <mo stretchy="false">)</mo>
        </mrow>
      </mrow>
      <mo stretchy="false">)</mo>
    </mrow>
    <annotation encoding="StarMath 5.0">(a nitalic; f(a))</annotation>
  </semantics>
</math>
</file>

<file path=Object 66/content.xml><?xml version="1.0" encoding="utf-8"?>
<math xmlns="http://www.w3.org/1998/Math/MathML">
  <semantics>
    <mrow>
      <mo stretchy="false">(</mo>
      <mrow>
        <mrow>
          <mo stretchy="false">−</mo>
          <mi>a</mi>
        </mrow>
        <mstyle mathvariant="normal">
          <mrow>
            <mi mathvariant="normal">;</mi>
          </mrow>
        </mstyle>
        <mi>f</mi>
        <mrow>
          <mo stretchy="false">(</mo>
          <mrow>
            <mo stretchy="false">−</mo>
            <mi>a</mi>
          </mrow>
          <mo stretchy="false">)</mo>
        </mrow>
      </mrow>
      <mo stretchy="false">)</mo>
    </mrow>
    <annotation encoding="StarMath 5.0">(-a nitalic; f(-a))</annotation>
  </semantics>
</math>
</file>

<file path=Object 67/content.xml><?xml version="1.0" encoding="utf-8"?>
<math xmlns="http://www.w3.org/1998/Math/MathML">
  <semantics>
    <mrow>
      <mrow>
        <mo stretchy="false">(</mo>
        <mrow>
          <mi>u</mi>
          <mo stretchy="false">+</mo>
          <mi>k</mi>
        </mrow>
        <mo stretchy="false">)</mo>
      </mrow>
      <mrow>
        <mrow>
          <mo stretchy="false">(</mo>
          <mi>x</mi>
          <mo stretchy="false">)</mo>
        </mrow>
        <mo stretchy="false">=</mo>
        <mi>u</mi>
      </mrow>
      <mrow>
        <mrow>
          <mo stretchy="false">(</mo>
          <mi>x</mi>
          <mo stretchy="false">)</mo>
        </mrow>
        <mo stretchy="false">+</mo>
        <mi>k</mi>
      </mrow>
    </mrow>
    <annotation encoding="StarMath 5.0">(u+k)(x)=u(x)+k</annotation>
  </semantics>
</math>
</file>

<file path=Object 68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1</mn>
        </mrow>
      </mrow>
    </mrow>
    <annotation encoding="StarMath 5.0">u(x)=x^2+{1}</annotation>
  </semantics>
</math>
</file>

<file path=Object 69/content.xml><?xml version="1.0" encoding="utf-8"?>
<math xmlns="http://www.w3.org/1998/Math/MathML">
  <semantics>
    <mrow>
      <mrow>
        <mo stretchy="false">(</mo>
        <mrow>
          <mi>u</mi>
          <mo stretchy="false">+</mo>
          <mn>3</mn>
        </mrow>
        <mo stretchy="false">)</mo>
      </mrow>
      <mrow>
        <mrow>
          <mo stretchy="false">(</mo>
          <mi>x</mi>
          <mo stretchy="false">)</mo>
        </mrow>
        <mo stretchy="false">=</mo>
        <mi>u</mi>
      </mrow>
      <mrow>
        <mrow>
          <mrow>
            <mrow>
              <mo stretchy="false">(</mo>
              <mi>x</mi>
              <mo stretchy="false">)</mo>
            </mrow>
            <mo stretchy="false">+</mo>
            <mn>3</mn>
          </mrow>
          <mo stretchy="false">=</mo>
          <mrow>
            <mrow>
              <msup>
                <mi>x</mi>
                <mn>2</mn>
              </msup>
              <mo stretchy="false">+</mo>
              <mn>1</mn>
            </mrow>
            <mo stretchy="false">+</mo>
            <mn>3</mn>
          </mrow>
        </mrow>
        <mo stretchy="false">=</mo>
        <mrow>
          <msup>
            <mi>x</mi>
            <mn>2</mn>
          </msup>
          <mo stretchy="false">+</mo>
          <mn>4</mn>
        </mrow>
      </mrow>
    </mrow>
    <annotation encoding="StarMath 5.0">(u+{3})(x)=u(x)+{3}=x^2+{1}+{3}=x^2+{4}</annotation>
  </semantics>
</math>
</file>

<file path=Object 7/content.xml><?xml version="1.0" encoding="utf-8"?>
<math xmlns="http://www.w3.org/1998/Math/MathML">
  <semantics>
    <mrow>
      <mi>x</mi>
      <mo stretchy="false">=</mo>
      <mi>y</mi>
    </mrow>
    <annotation encoding="StarMath 5.0">x=y</annotation>
  </semantics>
</math>
</file>

<file path=Object 70/content.xml><?xml version="1.0" encoding="utf-8"?>
<math xmlns="http://www.w3.org/1998/Math/MathML">
  <semantics>
    <mrow>
      <mi>d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d(x nitalic; y)</annotation>
  </semantics>
</math>
</file>

<file path=Object 71/content.xml><?xml version="1.0" encoding="utf-8"?>
<math xmlns="http://www.w3.org/1998/Math/MathML">
  <semantics>
    <mrow>
      <mo stretchy="false">ℝ</mo>
      <mo stretchy="false">×</mo>
      <mo stretchy="false">ℝ</mo>
    </mrow>
    <annotation encoding="StarMath 5.0"> setR  times  setR </annotation>
  </semantics>
</math>
</file>

<file path=Object 72/content.xml><?xml version="1.0" encoding="utf-8"?>
<math xmlns="http://www.w3.org/1998/Math/MathML">
  <semantics>
    <mrow>
      <mo stretchy="false">(</mo>
      <mrow>
        <mi>x</mi>
        <mi>,</mi>
        <mi>y</mi>
      </mrow>
      <mo stretchy="false">)</mo>
    </mrow>
    <annotation encoding="StarMath 5.0">(x,y)</annotation>
  </semantics>
</math>
</file>

<file path=Object 73/content.xml><?xml version="1.0" encoding="utf-8"?>
<math xmlns="http://www.w3.org/1998/Math/MathML">
  <semantics>
    <mrow>
      <mi>M</mi>
      <mrow>
        <mo stretchy="false">(</mo>
        <mrow>
          <mi>x</mi>
          <mi>,</mi>
          <mi>y</mi>
          <mi>,</mi>
          <mi>d</mi>
          <mrow>
            <mo stretchy="false">(</mo>
            <mrow>
              <mi>x</mi>
              <mi>,</mi>
              <mi>y</mi>
            </mrow>
            <mo stretchy="false">)</mo>
          </mrow>
        </mrow>
        <mo stretchy="false">)</mo>
      </mrow>
    </mrow>
    <annotation encoding="StarMath 5.0">M(x,y,d(x,y))</annotation>
  </semantics>
</math>
</file>

<file path=Object 74/content.xml><?xml version="1.0" encoding="utf-8"?>
<math xmlns="http://www.w3.org/1998/Math/MathML">
  <semantics>
    <mrow>
      <mo stretchy="false">]</mo>
      <mn>0</mn>
      <mstyle mathvariant="normal">
        <mrow>
          <mi mathvariant="normal">;</mi>
        </mrow>
      </mstyle>
      <mn>1</mn>
      <mo stretchy="false">[</mo>
    </mrow>
    <annotation encoding="StarMath 5.0">\]{0} nitalic; {1}\[ </annotation>
  </semantics>
</math>
</file>

<file path=Object 75/content.xml><?xml version="1.0" encoding="utf-8"?>
<math xmlns="http://www.w3.org/1998/Math/MathML">
  <semantics>
    <mrow>
      <mi>k</mi>
      <mo stretchy="false">&lt;</mo>
      <mn>0</mn>
    </mrow>
    <annotation encoding="StarMath 5.0">k&lt;{0}</annotation>
  </semantics>
</math>
</file>

<file path=Object 76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77/content.xml><?xml version="1.0" encoding="utf-8"?>
<math xmlns="http://www.w3.org/1998/Math/MathML">
  <semantics>
    <mrow>
      <mrow>
        <mi>z</mi>
        <mo stretchy="false">=</mo>
        <mi>d</mi>
      </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z=d(x nitalic; y)</annotation>
  </semantics>
</math>
</file>

<file path=Object 78/content.xml><?xml version="1.0" encoding="utf-8"?>
<math xmlns="http://www.w3.org/1998/Math/MathML">
  <semantics>
    <mrow>
      <mrow>
        <mi>k</mi>
        <mo stretchy="false">&gt;</mo>
        <mrow>
          <mn>0</mn>
        </mrow>
      </mrow>
    </mrow>
    <annotation encoding="StarMath 5.0">k&gt;{0}</annotation>
  </semantics>
</math>
</file>

<file path=Object 79/content.xml><?xml version="1.0" encoding="utf-8"?>
<math xmlns="http://www.w3.org/1998/Math/MathML">
  <semantics>
    <mfrac>
      <mn>1</mn>
      <mi>u</mi>
    </mfrac>
    <annotation encoding="StarMath 5.0">{1} over u</annotation>
  </semantics>
</math>
</file>

<file path=Object 8/content.xml><?xml version="1.0" encoding="utf-8"?>
<math xmlns="http://www.w3.org/1998/Math/MathML">
  <semantics>
    <mrow>
      <mi>x</mi>
      <mo stretchy="false">=</mo>
      <mrow>
        <mo stretchy="false">−</mo>
        <mi>y</mi>
      </mrow>
    </mrow>
    <annotation encoding="StarMath 5.0">x=-y</annotation>
  </semantics>
</math>
</file>

<file path=Object 80/content.xml><?xml version="1.0" encoding="utf-8"?>
<math xmlns="http://www.w3.org/1998/Math/MathML">
  <semantics>
    <mfrac>
      <mn>1</mn>
      <mi>u</mi>
    </mfrac>
    <annotation encoding="StarMath 5.0">{1} over u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i>u</mi>
            <mo stretchy="false">×</mo>
            <mi>v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row>
          <mo fence="true" stretchy="false">(</mo>
          <mrow>
            <mi>x</mi>
          </mrow>
          <mo fence="true" stretchy="false">)</mo>
        </mrow>
        <mo stretchy="false">×</mo>
        <mi>v</mi>
      </mrow>
      <mrow>
        <mo fence="true" stretchy="false">(</mo>
        <mrow>
          <mi>x</mi>
        </mrow>
        <mo fence="true" stretchy="false">)</mo>
      </mrow>
    </mrow>
    <annotation encoding="StarMath 5.0">(u times v)(x)=u(x) times v(x)</annotation>
  </semantics>
</math>
</file>

<file path=Object 82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83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84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85/content.xml><?xml version="1.0" encoding="utf-8"?>
<math xmlns="http://www.w3.org/1998/Math/MathML">
  <semantics>
    <mrow>
      <mi>h</mi>
      <mstyle mathvariant="normal">
        <mrow>
          <mi mathvariant="normal">:</mi>
        </mrow>
      </mstyle>
      <mi>x</mi>
    </mrow>
    <annotation encoding="StarMath 5.0">h nitalic: x</annotation>
  </semantics>
</math>
</file>

<file path=Object 86/content.xml><?xml version="1.0" encoding="utf-8"?>
<math xmlns="http://www.w3.org/1998/Math/MathML">
  <semantics>
    <msqrt>
      <mi>x</mi>
    </msqrt>
    <annotation encoding="StarMath 5.0">sqrt{x}</annotation>
  </semantics>
</math>
</file>

<file path=Object 87/content.xml><?xml version="1.0" encoding="utf-8"?>
<math xmlns="http://www.w3.org/1998/Math/MathML" display="block">
  <semantics>
    <mrow>
      <mi>u</mi>
      <mo stretchy="false">+</mo>
      <mi>v</mi>
    </mrow>
    <annotation encoding="StarMath 5.0">u+v</annotation>
  </semantics>
</math>
</file>

<file path=Object 88/content.xml><?xml version="1.0" encoding="utf-8"?>
<math xmlns="http://www.w3.org/1998/Math/MathML" display="block">
  <semantics>
    <mrow>
      <mrow>
        <mo fence="true" stretchy="false">(</mo>
        <mrow>
          <mrow>
            <mi>u</mi>
            <mo stretchy="false">+</mo>
            <mi>v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row>
          <mo fence="true" stretchy="false">(</mo>
          <mrow>
            <mi>x</mi>
          </mrow>
          <mo fence="true" stretchy="false">)</mo>
        </mrow>
        <mo stretchy="false">+</mo>
        <mi>v</mi>
      </mrow>
      <mrow>
        <mo fence="true" stretchy="false">(</mo>
        <mrow>
          <mi>x</mi>
        </mrow>
        <mo fence="true" stretchy="false">)</mo>
      </mrow>
    </mrow>
    <annotation encoding="StarMath 5.0">(u+v)(x)=u(x)+v(x)</annotation>
  </semantics>
</math>
</file>

<file path=Object 89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9/content.xml><?xml version="1.0" encoding="utf-8"?>
<math xmlns="http://www.w3.org/1998/Math/MathML">
  <semantics>
    <mrow>
      <mfenced open="∣" close="∣">
        <mi mathvariant="italic">xy</mi>
      </mfenced>
      <mo stretchy="false">=</mo>
      <mrow>
        <mfenced open="∣" close="∣">
          <mi>x</mi>
        </mfenced>
        <mo stretchy="false">×</mo>
        <mfenced open="∣" close="∣">
          <mi>y</mi>
        </mfenced>
      </mrow>
    </mrow>
    <annotation encoding="StarMath 5.0"> left lline xy right lline = left lline x  right lline  times  left lline y  right lline </annotation>
  </semantics>
</math>
</file>

<file path=Object 90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91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92/content.xml><?xml version="1.0" encoding="utf-8"?>
<math xmlns="http://www.w3.org/1998/Math/MathML">
  <semantics>
    <mfenced open="∣" close="∣">
      <mi>x</mi>
    </mfenced>
    <annotation encoding="StarMath 5.0"> left lline x right lline  </annotation>
  </semantics>
</math>
</file>

<file path=Object 93/content.xml><?xml version="1.0" encoding="utf-8"?>
<math xmlns="http://www.w3.org/1998/Math/MathML">
  <semantics>
    <mrow>
      <mrow>
        <mo stretchy="false">]</mo>
        <mo stretchy="false">−</mo>
        <mo stretchy="false">∞</mo>
      </mrow>
      <mstyle mathvariant="normal">
        <mrow>
          <mi mathvariant="normal">;</mi>
        </mrow>
      </mstyle>
      <mn>0</mn>
      <mo stretchy="false">]</mo>
    </mrow>
    <annotation encoding="StarMath 5.0">\]-infinity  nitalic; {0}\]</annotation>
  </semantics>
</math>
</file>

<file path=Object 94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95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96/content.xml><?xml version="1.0" encoding="utf-8"?>
<math xmlns="http://www.w3.org/1998/Math/MathML">
  <semantics>
    <mfenced open="∣" close="∣">
      <mi>x</mi>
    </mfenced>
    <annotation encoding="StarMath 5.0"> left lline x right lline  </annotation>
  </semantics>
</math>
</file>

<file path=Object 97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98/content.xml><?xml version="1.0" encoding="utf-8"?>
<math xmlns="http://www.w3.org/1998/Math/MathML">
  <semantics>
    <mrow>
      <mo stretchy="false">[</mo>
      <mn>0</mn>
      <mstyle mathvariant="normal">
        <mrow>
          <mi mathvariant="normal">;</mi>
        </mrow>
      </mstyle>
      <mn>1</mn>
      <mo stretchy="false">]</mo>
    </mrow>
    <annotation encoding="StarMath 5.0">\[{0} nitalic; {1}\]</annotation>
  </semantics>
</math>
</file>

<file path=Object 99/content.xml><?xml version="1.0" encoding="utf-8"?>
<math xmlns="http://www.w3.org/1998/Math/MathML" display="block">
  <semantics>
    <mrow>
      <mi>u</mi>
      <mo stretchy="false">×</mo>
      <mi>v</mi>
    </mrow>
    <annotation encoding="StarMath 5.0">u times v</annotation>
  </semantics>
</math>
</file>